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" style:family="table">
      <style:table-properties style:width="16.51cm" fo:margin-left="0.185cm" fo:margin-top="0cm" fo:margin-bottom="0cm" table:align="left" style:writing-mode="lr-tb"/>
    </style:style>
    <style:style style:name="Tabelle4.A" style:family="table-column">
      <style:table-column-properties style:column-width="3.09cm"/>
    </style:style>
    <style:style style:name="Tabelle4.B" style:family="table-column">
      <style:table-column-properties style:column-width="6.71cm"/>
    </style:style>
    <style:style style:name="Tabelle4.1" style:family="table-row">
      <style:table-row-properties style:min-row-height="0.799cm" fo:keep-together="auto"/>
    </style:style>
    <style:style style:name="Tabelle4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4.B2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3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4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5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6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7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8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9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10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1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12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B13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4.A14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le4.B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le4.C14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le4.B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le5" style:family="table">
      <style:table-properties style:width="16.51cm" fo:margin-left="0.185cm" fo:margin-top="0cm" fo:margin-bottom="0cm" table:align="left" style:writing-mode="lr-tb"/>
    </style:style>
    <style:style style:name="Tabelle5.A" style:family="table-column">
      <style:table-column-properties style:column-width="3.597cm"/>
    </style:style>
    <style:style style:name="Tabelle5.B" style:family="table-column">
      <style:table-column-properties style:column-width="6.71cm"/>
    </style:style>
    <style:style style:name="Tabelle5.C" style:family="table-column">
      <style:table-column-properties style:column-width="6.204cm"/>
    </style:style>
    <style:style style:name="Tabelle5.1" style:family="table-row">
      <style:table-row-properties style:min-row-height="0.799cm" fo:keep-together="auto"/>
    </style:style>
    <style:style style:name="Tabelle5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5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6" style:family="table">
      <style:table-properties style:width="16cm" fo:margin-left="0.497cm" fo:margin-top="0cm" fo:margin-bottom="0cm" table:align="left" style:writing-mode="lr-tb"/>
    </style:style>
    <style:style style:name="Tabelle6.A" style:family="table-column">
      <style:table-column-properties style:column-width="3.433cm"/>
    </style:style>
    <style:style style:name="Tabelle6.B" style:family="table-column">
      <style:table-column-properties style:column-width="6.414cm"/>
    </style:style>
    <style:style style:name="Tabelle6.C" style:family="table-column">
      <style:table-column-properties style:column-width="6.154cm"/>
    </style:style>
    <style:style style:name="Tabelle6.1" style:family="table-row">
      <style:table-row-properties style:min-row-height="0.799cm" fo:keep-together="auto"/>
    </style:style>
    <style:style style:name="Tabelle6.A1" style:family="table-cell">
      <style:table-cell-properties style:vertical-align="bottom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6.B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6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7" style:family="table">
      <style:table-properties style:width="15.101cm" fo:margin-left="0.799cm" fo:margin-top="0cm" fo:margin-bottom="0cm" table:align="left" style:writing-mode="lr-tb"/>
    </style:style>
    <style:style style:name="Tabelle7.A" style:family="table-column">
      <style:table-column-properties style:column-width="3.2cm"/>
    </style:style>
    <style:style style:name="Tabelle7.B" style:family="table-column">
      <style:table-column-properties style:column-width="7.003cm"/>
    </style:style>
    <style:style style:name="Tabelle7.C" style:family="table-column">
      <style:table-column-properties style:column-width="4.898cm"/>
    </style:style>
    <style:style style:name="Tabelle7.1" style:family="table-row">
      <style:table-row-properties style:min-row-height="0.799cm" fo:keep-together="auto"/>
    </style:style>
    <style:style style:name="Tabelle7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7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8" style:family="table">
      <style:table-properties style:width="16.51cm" fo:margin-left="0.198cm" fo:margin-top="0cm" fo:margin-bottom="0cm" table:align="left" style:writing-mode="lr-tb"/>
    </style:style>
    <style:style style:name="Tabelle8.A" style:family="table-column">
      <style:table-column-properties style:column-width="3.702cm"/>
    </style:style>
    <style:style style:name="Tabelle8.B" style:family="table-column">
      <style:table-column-properties style:column-width="6.371cm"/>
    </style:style>
    <style:style style:name="Tabelle8.C" style:family="table-column">
      <style:table-column-properties style:column-width="6.436cm"/>
    </style:style>
    <style:style style:name="Tabelle8.1" style:family="table-row">
      <style:table-row-properties style:min-row-height="0.91cm" fo:keep-together="auto"/>
    </style:style>
    <style:style style:name="Tabelle8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8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9" style:family="table">
      <style:table-properties style:width="15.79cm" fo:margin-left="0.497cm" fo:margin-top="0cm" fo:margin-bottom="0cm" table:align="left" style:writing-mode="lr-tb"/>
    </style:style>
    <style:style style:name="Tabelle9.A" style:family="table-column">
      <style:table-column-properties style:column-width="3.586cm"/>
    </style:style>
    <style:style style:name="Tabelle9.B" style:family="table-column">
      <style:table-column-properties style:column-width="6.024cm"/>
    </style:style>
    <style:style style:name="Tabelle9.C" style:family="table-column">
      <style:table-column-properties style:column-width="6.181cm"/>
    </style:style>
    <style:style style:name="Tabelle9.1" style:family="table-row">
      <style:table-row-properties style:min-row-height="0.91cm" fo:keep-together="auto"/>
    </style:style>
    <style:style style:name="Tabelle9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9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9.2" style:family="table-row">
      <style:table-row-properties style:min-row-height="0.455cm" fo:keep-together="auto"/>
    </style:style>
    <style:style style:name="Tabelle10" style:family="table">
      <style:table-properties style:width="16.701cm" fo:margin-left="-0.002cm" fo:margin-top="0cm" fo:margin-bottom="0cm" table:align="left" style:writing-mode="lr-tb"/>
    </style:style>
    <style:style style:name="Tabelle10.A" style:family="table-column">
      <style:table-column-properties style:column-width="3.794cm"/>
    </style:style>
    <style:style style:name="Tabelle10.B" style:family="table-column">
      <style:table-column-properties style:column-width="8.313cm"/>
    </style:style>
    <style:style style:name="Tabelle10.C" style:family="table-column">
      <style:table-column-properties style:column-width="4.593cm"/>
    </style:style>
    <style:style style:name="Tabelle10.1" style:family="table-row">
      <style:table-row-properties style:min-row-height="0.593cm" fo:keep-together="auto"/>
    </style:style>
    <style:style style:name="Tabelle10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10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11" style:family="table">
      <style:table-properties style:width="15.7cm" fo:margin-left="0.399cm" fo:margin-top="0cm" fo:margin-bottom="0cm" table:align="left" style:writing-mode="lr-tb"/>
    </style:style>
    <style:style style:name="Tabelle11.A" style:family="table-column">
      <style:table-column-properties style:column-width="3.567cm"/>
    </style:style>
    <style:style style:name="Tabelle11.B" style:family="table-column">
      <style:table-column-properties style:column-width="5.987cm"/>
    </style:style>
    <style:style style:name="Tabelle11.C" style:family="table-column">
      <style:table-column-properties style:column-width="6.147cm"/>
    </style:style>
    <style:style style:name="Tabelle11.1" style:family="table-row">
      <style:table-row-properties style:min-row-height="0.593cm" fo:keep-together="auto"/>
    </style:style>
    <style:style style:name="Tabelle11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11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1" style:family="table">
      <style:table-properties style:width="15.101cm" fo:margin-left="0.799cm" fo:margin-top="0cm" fo:margin-bottom="0cm" table:align="left" style:writing-mode="lr-tb"/>
    </style:style>
    <style:style style:name="Tabelle1.A" style:family="table-column">
      <style:table-column-properties style:column-width="3.427cm"/>
    </style:style>
    <style:style style:name="Tabelle1.B" style:family="table-column">
      <style:table-column-properties style:column-width="5.759cm"/>
    </style:style>
    <style:style style:name="Tabelle1.C" style:family="table-column">
      <style:table-column-properties style:column-width="5.914cm"/>
    </style:style>
    <style:style style:name="Tabelle1.1" style:family="table-row">
      <style:table-row-properties style:min-row-height="0.593cm" fo:keep-together="auto"/>
    </style:style>
    <style:style style:name="Tabelle1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1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2" style:family="table">
      <style:table-properties style:width="16.701cm" fo:margin-left="-0.002cm" fo:margin-top="0cm" fo:margin-bottom="0cm" table:align="left" style:writing-mode="lr-tb"/>
    </style:style>
    <style:style style:name="Tabelle2.A" style:family="table-column">
      <style:table-column-properties style:column-width="3.794cm"/>
    </style:style>
    <style:style style:name="Tabelle2.B" style:family="table-column">
      <style:table-column-properties style:column-width="6.369cm"/>
    </style:style>
    <style:style style:name="Tabelle2.C" style:family="table-column">
      <style:table-column-properties style:column-width="6.537cm"/>
    </style:style>
    <style:style style:name="Tabelle2.1" style:family="table-row">
      <style:table-row-properties style:min-row-height="0.593cm" fo:keep-together="auto"/>
    </style:style>
    <style:style style:name="Tabelle2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2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14" style:family="table">
      <style:table-properties style:width="15.7cm" fo:margin-left="0.399cm" fo:margin-top="0cm" fo:margin-bottom="0cm" table:align="left" style:writing-mode="lr-tb"/>
    </style:style>
    <style:style style:name="Tabelle14.A" style:family="table-column">
      <style:table-column-properties style:column-width="3.567cm"/>
    </style:style>
    <style:style style:name="Tabelle14.B" style:family="table-column">
      <style:table-column-properties style:column-width="5.987cm"/>
    </style:style>
    <style:style style:name="Tabelle14.C" style:family="table-column">
      <style:table-column-properties style:column-width="6.147cm"/>
    </style:style>
    <style:style style:name="Tabelle14.1" style:family="table-row">
      <style:table-row-properties style:min-row-height="0.593cm" fo:keep-together="auto"/>
    </style:style>
    <style:style style:name="Tabelle14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14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15" style:family="table">
      <style:table-properties style:width="16.51cm" fo:margin-left="0.185cm" fo:margin-top="0cm" fo:margin-bottom="0cm" table:align="left" style:writing-mode="lr-tb"/>
    </style:style>
    <style:style style:name="Tabelle15.A" style:family="table-column">
      <style:table-column-properties style:column-width="3.09cm"/>
    </style:style>
    <style:style style:name="Tabelle15.B" style:family="table-column">
      <style:table-column-properties style:column-width="6.604cm"/>
    </style:style>
    <style:style style:name="Tabelle15.C" style:family="table-column">
      <style:table-column-properties style:column-width="6.816cm"/>
    </style:style>
    <style:style style:name="Tabelle15.1" style:family="table-row">
      <style:table-row-properties style:min-row-height="0.799cm" fo:keep-together="auto"/>
    </style:style>
    <style:style style:name="Tabelle15.A1" style:family="table-cell">
      <style:table-cell-properties style:vertical-align="middle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15.C1" style:family="table-cell">
      <style:table-cell-properties style:vertical-align="middle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ext_20_body">
      <style:paragraph-properties fo:margin-top="0.111cm" fo:margin-bottom="0.005cm" loext:contextual-spacing="false"/>
      <style:text-properties fo:language="en" fo:country="US" officeooo:paragraph-rsid="0003a3fb"/>
    </style:style>
    <style:style style:name="P2" style:family="paragraph" style:parent-style-name="Text_20_body">
      <style:paragraph-properties fo:margin-top="0.111cm" fo:margin-bottom="0.005cm" loext:contextual-spacing="false"/>
      <style:text-properties fo:language="en" fo:country="US" officeooo:paragraph-rsid="0008f32a"/>
    </style:style>
    <style:style style:name="P3" style:family="paragraph" style:parent-style-name="Standard">
      <style:paragraph-properties fo:margin-top="0.111cm" fo:margin-bottom="0.005cm" loext:contextual-spacing="false"/>
      <style:text-properties fo:language="en" fo:country="US" officeooo:rsid="0003a3fb" officeooo:paragraph-rsid="000a0201"/>
    </style:style>
    <style:style style:name="P4" style:family="paragraph" style:parent-style-name="Standard">
      <style:text-properties officeooo:rsid="0013a4ac" officeooo:paragraph-rsid="0003a3fb"/>
    </style:style>
    <style:style style:name="P5" style:family="paragraph" style:parent-style-name="Standard">
      <style:text-properties officeooo:rsid="00158927" officeooo:paragraph-rsid="0003a3fb"/>
    </style:style>
    <style:style style:name="P6" style:family="paragraph" style:parent-style-name="Standard">
      <style:text-properties officeooo:rsid="00162133" officeooo:paragraph-rsid="0003a3fb"/>
    </style:style>
    <style:style style:name="P7" style:family="paragraph" style:parent-style-name="Standard">
      <style:text-properties officeooo:rsid="00162133" officeooo:paragraph-rsid="00050845"/>
    </style:style>
    <style:style style:name="P8" style:family="paragraph" style:parent-style-name="Standard">
      <style:text-properties officeooo:paragraph-rsid="0003a3fb"/>
    </style:style>
    <style:style style:name="P9" style:family="paragraph" style:parent-style-name="Standard">
      <style:text-properties officeooo:rsid="0003a3fb" officeooo:paragraph-rsid="0003a3fb"/>
    </style:style>
    <style:style style:name="P10" style:family="paragraph" style:parent-style-name="Standard">
      <style:text-properties officeooo:rsid="0003a3fb" officeooo:paragraph-rsid="00050845"/>
    </style:style>
    <style:style style:name="P11" style:family="paragraph" style:parent-style-name="Standard">
      <style:text-properties officeooo:rsid="0003a3fb" officeooo:paragraph-rsid="00052dd2"/>
    </style:style>
    <style:style style:name="P12" style:family="paragraph" style:parent-style-name="Standard">
      <style:text-properties officeooo:rsid="0003a3fb" officeooo:paragraph-rsid="00063308"/>
    </style:style>
    <style:style style:name="P13" style:family="paragraph" style:parent-style-name="Standard">
      <style:text-properties officeooo:rsid="0003a3fb" officeooo:paragraph-rsid="0007f111"/>
    </style:style>
    <style:style style:name="P14" style:family="paragraph" style:parent-style-name="Standard">
      <style:text-properties officeooo:rsid="0003a3fb" officeooo:paragraph-rsid="000b5b12"/>
    </style:style>
    <style:style style:name="P15" style:family="paragraph" style:parent-style-name="Standard">
      <style:text-properties officeooo:rsid="00050845" officeooo:paragraph-rsid="00050845"/>
    </style:style>
    <style:style style:name="P16" style:family="paragraph" style:parent-style-name="Standard">
      <style:text-properties officeooo:rsid="00063308" officeooo:paragraph-rsid="00063308"/>
    </style:style>
    <style:style style:name="P17" style:family="paragraph" style:parent-style-name="Standard">
      <style:text-properties officeooo:rsid="001739c0" officeooo:paragraph-rsid="00063308"/>
    </style:style>
    <style:style style:name="P18" style:family="paragraph" style:parent-style-name="Standard">
      <style:text-properties officeooo:rsid="001739c0" officeooo:paragraph-rsid="0008f32a"/>
    </style:style>
    <style:style style:name="P19" style:family="paragraph" style:parent-style-name="Standard">
      <style:text-properties officeooo:paragraph-rsid="00063308"/>
    </style:style>
    <style:style style:name="P20" style:family="paragraph" style:parent-style-name="Standard">
      <style:text-properties officeooo:rsid="0007f111" officeooo:paragraph-rsid="0007f111"/>
    </style:style>
    <style:style style:name="P21" style:family="paragraph" style:parent-style-name="Standard">
      <style:text-properties officeooo:rsid="0008cc8b" officeooo:paragraph-rsid="0008cc8b"/>
    </style:style>
    <style:style style:name="P22" style:family="paragraph" style:parent-style-name="Standard">
      <style:text-properties officeooo:rsid="0008cc8b" officeooo:paragraph-rsid="000a0201"/>
    </style:style>
    <style:style style:name="P23" style:family="paragraph" style:parent-style-name="Standard">
      <style:text-properties officeooo:paragraph-rsid="0008f32a"/>
    </style:style>
    <style:style style:name="P24" style:family="paragraph" style:parent-style-name="Standard">
      <style:text-properties fo:language="en" fo:country="US" officeooo:rsid="0008cc8b" officeooo:paragraph-rsid="000a1c45"/>
    </style:style>
    <style:style style:name="P25" style:family="paragraph" style:parent-style-name="Standard">
      <style:text-properties officeooo:rsid="00195c66" officeooo:paragraph-rsid="0008f32a"/>
    </style:style>
    <style:style style:name="P26" style:family="paragraph" style:parent-style-name="Standard">
      <style:text-properties officeooo:rsid="0019a526" officeooo:paragraph-rsid="0008f32a"/>
    </style:style>
    <style:style style:name="P27" style:family="paragraph" style:parent-style-name="Standard">
      <style:text-properties officeooo:rsid="0009069e" officeooo:paragraph-rsid="0009069e"/>
    </style:style>
    <style:style style:name="P28" style:family="paragraph" style:parent-style-name="Standard">
      <style:text-properties officeooo:rsid="000a1c45" officeooo:paragraph-rsid="000a1c45"/>
    </style:style>
    <style:style style:name="P29" style:family="paragraph" style:parent-style-name="Standard">
      <style:paragraph-properties fo:margin-top="0cm" fo:margin-bottom="0cm" loext:contextual-spacing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9a526" officeooo:paragraph-rsid="0003a3fb"/>
    </style:style>
    <style:style style:name="P30" style:family="paragraph" style:parent-style-name="Standard">
      <style:paragraph-properties fo:margin-top="0cm" fo:margin-bottom="0cm" loext:contextual-spacing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9a526" officeooo:paragraph-rsid="0008f32a"/>
    </style:style>
    <style:style style:name="P31" style:family="paragraph" style:parent-style-name="Standard">
      <style:paragraph-properties fo:margin-top="0cm" fo:margin-bottom="0cm" loext:contextual-spacing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a3fb"/>
    </style:style>
    <style:style style:name="P32" style:family="paragraph" style:parent-style-name="Standard">
      <style:paragraph-properties fo:margin-top="0cm" fo:margin-bottom="0cm" loext:contextual-spacing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8f32a"/>
    </style:style>
    <style:style style:name="P33" style:family="paragraph" style:parent-style-name="Standard">
      <style:paragraph-properties fo:margin-top="0cm" fo:margin-bottom="0cm" loext:contextual-spacing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77bce" officeooo:paragraph-rsid="0008f32a"/>
    </style:style>
    <style:style style:name="P34" style:family="paragraph" style:parent-style-name="Standard">
      <style:paragraph-properties fo:margin-top="0.201cm" fo:margin-bottom="0.201cm" loext:contextual-spacing="false"/>
      <style:text-properties officeooo:paragraph-rsid="0008f32a"/>
    </style:style>
    <style:style style:name="P35" style:family="paragraph" style:parent-style-name="Standard">
      <style:paragraph-properties fo:margin-top="0.201cm" fo:margin-bottom="0.201cm" loext:contextual-spacing="false"/>
      <style:text-properties officeooo:rsid="000a0201" officeooo:paragraph-rsid="000a0201"/>
    </style:style>
    <style:style style:name="P36" style:family="paragraph" style:parent-style-name="Table_20_Contents">
      <style:text-properties style:font-name="Lucida Sans" fo:font-size="9.5pt" fo:language="en" fo:country="US" fo:font-weight="bold" officeooo:paragraph-rsid="0003a3fb" style:font-size-asian="9.5pt" style:font-weight-asian="bold" style:font-size-complex="9.5pt" style:font-weight-complex="bold"/>
    </style:style>
    <style:style style:name="P37" style:family="paragraph" style:parent-style-name="Table_20_Contents">
      <style:text-properties style:font-name="Lucida Sans" fo:font-size="9.5pt" fo:language="en" fo:country="US" fo:font-weight="bold" officeooo:rsid="0003a3fb" officeooo:paragraph-rsid="0003a3fb" style:font-size-asian="9.5pt" style:font-weight-asian="bold" style:font-size-complex="9.5pt" style:font-weight-complex="bold"/>
    </style:style>
    <style:style style:name="P38" style:family="paragraph" style:parent-style-name="Table_20_Contents">
      <style:text-properties style:font-name="Lucida Sans" fo:font-size="9.5pt" fo:language="en" fo:country="US" fo:font-weight="bold" officeooo:paragraph-rsid="00063308" style:font-size-asian="9.5pt" style:font-weight-asian="bold" style:font-size-complex="9.5pt" style:font-weight-complex="bold"/>
    </style:style>
    <style:style style:name="P39" style:family="paragraph" style:parent-style-name="Standard">
      <style:text-properties officeooo:rsid="0003a3fb" officeooo:paragraph-rsid="000b5b12"/>
    </style:style>
    <style:style style:name="P40" style:family="paragraph" style:parent-style-name="Standard">
      <style:text-properties officeooo:rsid="0003a3fb" officeooo:paragraph-rsid="000d369c"/>
    </style:style>
    <style:style style:name="P41" style:family="paragraph" style:parent-style-name="Standard">
      <style:text-properties officeooo:rsid="0003a3fb" officeooo:paragraph-rsid="000f1da5"/>
    </style:style>
    <style:style style:name="P42" style:family="paragraph" style:parent-style-name="Standard">
      <style:text-properties officeooo:rsid="0009069e" officeooo:paragraph-rsid="0009069e"/>
    </style:style>
    <style:style style:name="P43" style:family="paragraph" style:parent-style-name="Standard">
      <style:text-properties officeooo:rsid="0009069e" officeooo:paragraph-rsid="000f1da5"/>
    </style:style>
    <style:style style:name="P44" style:family="paragraph" style:parent-style-name="Standard">
      <style:text-properties officeooo:paragraph-rsid="000f1da5"/>
    </style:style>
    <style:style style:name="P45" style:family="paragraph" style:parent-style-name="Standard">
      <style:text-properties officeooo:rsid="000f1da5" officeooo:paragraph-rsid="000f1da5"/>
    </style:style>
    <style:style style:name="P46" style:family="paragraph" style:parent-style-name="Standard">
      <style:text-properties officeooo:paragraph-rsid="0010203d"/>
    </style:style>
    <style:style style:name="P47" style:family="paragraph" style:parent-style-name="Standard">
      <style:text-properties officeooo:rsid="0010203d" officeooo:paragraph-rsid="0010203d"/>
    </style:style>
    <style:style style:name="P48" style:family="paragraph" style:parent-style-name="Standard">
      <style:paragraph-properties fo:margin-top="0.111cm" fo:margin-bottom="0.005cm" loext:contextual-spacing="false"/>
      <style:text-properties fo:language="en" fo:country="US" officeooo:rsid="0003a3fb" officeooo:paragraph-rsid="000d369c"/>
    </style:style>
    <style:style style:name="P49" style:family="paragraph" style:parent-style-name="Standard">
      <style:paragraph-properties fo:margin-top="0.111cm" fo:margin-bottom="0.005cm" loext:contextual-spacing="false"/>
      <style:text-properties fo:language="en" fo:country="US" officeooo:rsid="0003a3fb" officeooo:paragraph-rsid="000f1da5"/>
    </style:style>
    <style:style style:name="P50" style:family="paragraph" style:parent-style-name="Standard">
      <style:paragraph-properties fo:margin-top="0.111cm" fo:margin-bottom="0.005cm" loext:contextual-spacing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size="11pt" fo:language="en" fo:country="US" fo:font-weight="normal" officeooo:rsid="0003a3fb" officeooo:paragraph-rsid="000d369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.201cm" fo:margin-bottom="0.201cm" loext:contextual-spacing="false"/>
      <style:text-properties officeooo:rsid="000f1da5" officeooo:paragraph-rsid="000f1da5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a3fb"/>
    </style:style>
    <style:style style:name="T2" style:family="text">
      <style:text-properties officeooo:rsid="00050845"/>
    </style:style>
    <style:style style:name="T3" style:family="text">
      <style:text-properties officeooo:rsid="0007f111"/>
    </style:style>
    <style:style style:name="T4" style:family="text">
      <style:text-properties officeooo:rsid="000a0201"/>
    </style:style>
    <style:style style:name="T5" style:family="text">
      <style:text-properties officeooo:rsid="000b5b12"/>
    </style:style>
    <style:style style:name="T6" style:family="text">
      <style:text-properties officeooo:rsid="000d369c"/>
    </style:style>
    <style:style style:name="T7" style:family="text">
      <style:text-properties officeooo:rsid="000f1da5"/>
    </style:style>
    <style:style style:name="T8" style:family="text">
      <style:text-properties officeooo:rsid="0010203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8"/>
      <table:table table:name="Tabelle4" table:style-name="Tabelle4">
        <table:table-column table:style-name="Tabelle4.A"/>
        <table:table-column table:style-name="Tabelle4.B" table:number-columns-repeated="2"/>
        <table:table-row table:style-name="Tabelle4.1">
          <table:table-cell table:style-name="Tabelle4.A1" office:value-type="string">
            <text:p text:style-name="P36">Parameter</text:p>
          </table:table-cell>
          <table:table-cell table:style-name="Tabelle4.A1" office:value-type="string">
            <text:p text:style-name="P37">Collection</text:p>
          </table:table-cell>
          <table:table-cell table:style-name="Tabelle4.C1" office:value-type="string">
            <text:p text:style-name="P37">Key</text:p>
          </table:table-cell>
        </table:table-row>
        <table:table-row table:style-name="Tabelle4.1">
          <table:table-cell table:style-name="Tabelle4.A1" office:value-type="string">
            <text:p text:style-name="P4"><draw:g text:anchor-type="as-char" svg:y="-0.3cm" draw:z-index="0" draw:style-name="gr1"><svg:title>TexMaths</svg:title><svg:desc>12§display§U§svg§600§FALSE§</svg:desc><draw:polygon draw:style-name="gr2" draw:text-style-name="P52" svg:width="0.335cm" svg:height="0.29cm" svg:x="0cm" svg:y="0cm" svg:viewBox="0 0 336 291" draw:points="168,291 0,291 0,0 336,0 336,291"><text:p/></draw:polygon><draw:path draw:style-name="gr3" draw:text-style-name="P53" svg:width="0.294cm" svg:height="0.299cm" svg:x="0.029cm" svg:y="0cm" svg:viewBox="0 0 295 300" svg:d="M241 45c4-17 12-31 46-32 2 0 8 0 8-8 0 0 0-5-6-5-15 0-29 1-44 1-14 0-30-1-44-1-3 0-7 0-7 8 0 5 3 5 7 5 24 0 29 10 29 18 0 3 0 9-2 10l-38 152c-14 57-63 94-105 94-28 0-51-19-51-56 0-1 0-14 3-33l42-165c4-16 5-20 35-20 11 0 15 0 15-8 0-5-5-5-6-5-12 0-42 1-54 1s-43-1-55-1c-3 0-8 0-8 8 0 5 4 5 12 5 1 0 8 0 16 1 8 0 12 2 12 6 0 3-5 21-8 31l-9 37c-4 17-24 98-27 106-2 11-2 18-2 24 0 52 38 82 83 82 54 0 106-48 120-105z"><text:p/></draw:path></draw:g></text:p>
          </table:table-cell>
          <table:table-cell table:style-name="Tabelle4.B2" office:value-type="string">
            <text:p text:style-name="P9">bulletinBoardStates</text:p>
          </table:table-cell>
          <table:table-cell table:style-name="Tabelle4.C1" office:value-type="string">
            <text:p text:style-name="P9">electionID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1" draw:style-name="gr1"><svg:title>TexMaths</svg:title><svg:desc>12§display§\mathbf{n} = (n_j)§svg§600§FALSE§</svg:desc><draw:polygon draw:style-name="gr2" draw:text-style-name="P52" svg:width="1.591cm" svg:height="0.436cm" svg:x="0cm" svg:y="0.001cm" svg:viewBox="0 0 1592 437" draw:points="795,437 0,437 0,0 1592,0 1592,437"><text:p/></draw:polygon><draw:path draw:style-name="gr3" draw:text-style-name="P53" svg:width="0.24cm" svg:height="0.189cm" svg:x="0.019cm" svg:y="0.114cm" svg:viewBox="0 0 241 190" svg:d="M29 40v131h-29v19c12 0 37-1 54-1 16 0 41 1 53 1v-19h-29v-88c0-47 36-67 62-67 15 0 24 8 24 40v115h-30v19c12 0 38-1 54-1 17 0 41 1 53 1v-19h-29v-110c0-44-22-61-64-61-41 0-64 24-75 45v-45l-73 4v19c26 0 29 0 29 17z"><text:p/></draw:path><draw:path draw:style-name="gr3" draw:text-style-name="P53" svg:width="0.281cm" svg:height="0.098cm" svg:x="0.41cm" svg:y="0.16cm" svg:viewBox="0 0 282 99" svg:d="M267 17c6 0 15 0 15-9 0-8-9-8-15-8h-253c-6 0-14 0-14 8 0 9 8 9 14 9zM267 99c6 0 15 0 15-8s-9-8-15-8h-253c-6 0-14 0-14 8s8 8 14 8z"><text:p/></draw:path><draw:path draw:style-name="gr3" draw:text-style-name="P53" svg:width="0.099cm" svg:height="0.42cm" svg:x="0.873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228cm" svg:height="0.191cm" svg:x="1.008cm" svg:y="0.128cm" svg:viewBox="0 0 229 192" svg:d="M25 162c-1 7-3 16-3 19 0 7 6 11 12 11 4 0 12-4 15-12 0 0 5-21 7-32l10-38c2-8 5-18 7-27 3-8 5-21 6-22 6-13 29-51 69-51 19 0 22 15 22 30 0 25-20 80-27 98-4 9-4 14-4 19 0 20 15 35 34 35 39 0 56-62 56-65 0-5-5-5-6-5-3 0-3 1-6 8-8 29-23 52-43 52-7 0-10-4-10-13 0-11 4-22 8-30 8-23 26-70 26-94 0-28-19-45-49-45-39 0-59 28-66 37-3-24-19-37-39-37-19 0-27 17-31 24-7 14-13 39-13 41 0 4 5 4 5 4 5 0 5 0 7-9 7-30 16-50 31-50 9 0 13 4 13 19 0 8-1 13-7 36z"><text:p/></draw:path><draw:path draw:style-name="gr3" draw:text-style-name="P53" svg:width="0.13cm" svg:height="0.255cm" svg:x="1.249cm" svg:y="0.174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53" svg:width="0.099cm" svg:height="0.42cm" svg:x="1.45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4.B3" office:value-type="string">
            <text:p text:style-name="P9">bulletinBoardStates</text:p>
          </table:table-cell>
          <table:table-cell table:style-name="Tabelle4.C1" office:value-type="string">
            <text:p text:style-name="P5"><text:span text:style-name="T1">n</text:span>umber<text:span text:style-name="T1">O</text:span>f<text:span text:style-name="T1">C</text:span>andidates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2" draw:style-name="gr1"><svg:title>TexMaths</svg:title><svg:desc>12§display§\mathbf{c}=(C_i)§svg§600§FALSE§</svg:desc><draw:polygon draw:style-name="gr2" draw:text-style-name="P52" svg:width="1.547cm" svg:height="0.421cm" svg:x="0cm" svg:y="0.001cm" svg:viewBox="0 0 1548 422" draw:points="774,422 0,422 0,0 1548,0 1548,422"><text:p/></draw:polygon><draw:path draw:style-name="gr3" draw:text-style-name="P53" svg:width="0.186cm" svg:height="0.193cm" svg:x="0.016cm" svg:y="0.114cm" svg:viewBox="0 0 187 194" svg:d="M137 19c-7 7-9 16-9 21 0 18 15 26 27 26 13 0 26-10 26-26 0-38-49-40-74-40-76 0-107 49-107 98 0 57 40 96 106 96 68 0 81-49 81-51 0-6-6-6-11-6-7 0-8 1-9 6-12 26-33 35-54 35-59 0-59-63-59-82 0-24 0-79 55-79 15 0 22 1 28 2z"><text:p/></draw:path><draw:path draw:style-name="gr3" draw:text-style-name="P53" svg:width="0.281cm" svg:height="0.099cm" svg:x="0.356cm" svg:y="0.16cm" svg:viewBox="0 0 282 100" svg:d="M267 17c6 0 15 0 15-9 0-8-9-8-15-8h-253c-6 0-14 0-14 8 0 9 8 9 14 9zM267 100c6 0 15 0 15-9 0-8-9-8-15-8h-253c-6 0-14 0-14 8 0 9 8 9 14 9z"><text:p/></draw:path><draw:path draw:style-name="gr3" draw:text-style-name="P53" svg:width="0.099cm" svg:height="0.421cm" svg:x="0.819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53" svg:width="0.3cm" svg:height="0.307cm" svg:x="0.962cm" svg:y="0.018cm" svg:viewBox="0 0 301 308" svg:d="M301 5c0-3-1-5-5-5-1 0-2 0-7 5l-29 32c-5-6-24-37-70-37-95 0-190 94-190 192 0 70 50 116 115 116 36 0 69-18 91-37 40-35 47-73 47-74 0-4-5-4-6-4-2 0-4 0-5 4-3 12-13 42-43 67-29 24-55 31-78 31-37 0-83-23-83-89 0-24 10-92 52-141 25-30 66-52 103-52 43 0 68 33 68 82 0 17-1 18-1 21 0 5 5 5 6 5 6 0 6-1 7-8z"><text:p/></draw:path><draw:path draw:style-name="gr3" draw:text-style-name="P53" svg:width="0.09cm" svg:height="0.199cm" svg:x="1.257cm" svg:y="0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53" svg:width="0.099cm" svg:height="0.421cm" svg:x="1.407cm" svg:y="0.001cm" svg:viewBox="0 0 100 422" svg:d="M100 211c0-32-5-84-29-132-25-51-63-79-66-79-4 0-5 1-5 5 0 1 0 1 8 9 42 42 66 110 66 197 0 73-15 148-68 201-6 4-6 6-6 7 0 2 1 3 5 3 3 0 42-28 67-81 22-47 28-94 28-130z"><text:p/></draw:path></draw:g></text:p>
          </table:table-cell>
          <table:table-cell table:style-name="Tabelle4.B4" office:value-type="string">
            <text:p text:style-name="P9">bulletinBoardStates</text:p>
          </table:table-cell>
          <table:table-cell table:style-name="Tabelle4.C1" office:value-type="string">
            <text:p text:style-name="P9">candidates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3" draw:style-name="gr1"><svg:title>TexMaths</svg:title><svg:desc>12§display§\mathbf{k}=(k_j)§svg§600§FALSE§</svg:desc><draw:polygon draw:style-name="gr2" draw:text-style-name="P52" svg:width="1.543cm" svg:height="0.436cm" svg:x="0cm" svg:y="0.001cm" svg:viewBox="0 0 1544 437" draw:points="773,437 0,437 0,0 1544,0 1544,437"><text:p/></draw:polygon><draw:path draw:style-name="gr3" draw:text-style-name="P53" svg:width="0.232cm" svg:height="0.292cm" svg:x="0.016cm" svg:y="0.018cm" svg:viewBox="0 0 233 293" svg:d="M76 193v-193l-76 4v19c26 0 29 0 29 17v233h-29v20c16 0 36-1 50-1 16 0 36 1 52 1v-20h-29v-53c12-11 16-13 24-19l43 54c4 5 10 13 10 14 0 4-7 4-13 4v20c13-1 50-1 53-1 14 0 28 0 43 1v-20h-7c-18 0-20-1-26-8l-70-89 55-43c6-5 9-7 37-7v-21c-11 2-22 2-32 2-12 0-40 0-50-2v21c10 0 11 1 15 4z"><text:p/></draw:path><draw:path draw:style-name="gr3" draw:text-style-name="P53" svg:width="0.281cm" svg:height="0.098cm" svg:x="0.397cm" svg:y="0.16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cm" svg:x="0.86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191cm" svg:height="0.297cm" svg:x="1.006cm" svg:y="0.018cm" svg:viewBox="0 0 192 298" svg:d="M98 5c0 0 0-5-6-5-9 0-40 4-51 5-4 0-7 0-7 8 0 5 3 5 9 5 21 0 22 2 22 7l-1 9-63 243c-1 6-1 7-1 9 0 10 8 12 12 12 6 0 12-4 14-9 3-4 22-82 24-93 15 2 50 9 50 36 0 4 0 5-2 9-1 6-1 10-1 15 0 25 17 42 39 42 13 0 24-7 33-23 11-18 16-42 16-43 0-3-4-3-5-3-5 0-5 1-6 7-8 31-19 53-37 53-9 0-13-5-13-21 0-7 1-17 2-23 2-7 2-9 2-13 0-27-26-39-63-44 13-8 27-22 37-31 20-23 40-41 60-41 4 0 4 0 5 0 5 1 5 1 8 4 1 0 1 1 1 1-20 1-24 18-24 23 0 7 5 15 17 15 11 0 23-9 23-26 0-12-10-26-29-26-12 0-31 3-61 37-16 15-31 32-48 39z"><text:p/></draw:path><draw:path draw:style-name="gr3" draw:text-style-name="P53" svg:width="0.13cm" svg:height="0.255cm" svg:x="1.202cm" svg:y="0.174cm" svg:viewBox="0 0 131 256" svg:d="M131 11c0-5-4-11-12-11-9 0-17 8-17 17 0 5 4 11 12 11s17-8 17-17zM67 211c-5 20-20 37-38 37-4 0-7 0-11-1 8-4 11-11 11-16 0-7-6-11-12-11-10 0-17 9-17 18 0 11 12 18 30 18s53-11 61-47l28-105c0-3 1-6 1-11 0-15-14-27-32-27-33 0-52 41-52 45s4 4 5 4c3 0 3-1 6-6 7-17 23-35 41-35 7 0 9 5 9 15 0 3-1 7-1 8z"><text:p/></draw:path><draw:path draw:style-name="gr3" draw:text-style-name="P53" svg:width="0.099cm" svg:height="0.42cm" svg:x="1.404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4.B5" office:value-type="string">
            <text:p text:style-name="P10">bulletinBoardStates</text:p>
          </table:table-cell>
          <table:table-cell table:style-name="Tabelle4.C1" office:value-type="string">
            <text:p text:style-name="P8"><text:span text:style-name="T1">n</text:span>umber<text:span text:style-name="T1">O</text:span>f<text:span text:style-name="T1">S</text:span>election<text:span text:style-name="T1">s</text:span>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4" draw:style-name="gr1"><svg:title>TexMaths</svg:title><svg:desc>12§display§\mathbf{v}=(V_i)§svg§600§FALSE§</svg:desc><draw:polygon draw:style-name="gr2" draw:text-style-name="P52" svg:width="1.541cm" svg:height="0.421cm" svg:x="0cm" svg:y="0.001cm" svg:viewBox="0 0 1542 422" draw:points="771,422 0,422 0,0 1542,0 1542,422"><text:p/></draw:polygon><draw:path draw:style-name="gr3" draw:text-style-name="P53" svg:width="0.234cm" svg:height="0.189cm" svg:x="0.011cm" svg:y="0.128cm" svg:viewBox="0 0 235 190" svg:d="M204 29c2-6 4-9 31-9v-20c-10 1-23 1-33 1-11 0-30-1-39-1v20c7 0 21 2 21 5 0 0-2 1-3 5l-49 106-54-116h23v-20c-15 1-52 1-53 1-12 0-31-1-48-1v20h28l73 160c6 10 11 10 17 10 7 0 10-2 15-10z"><text:p/></draw:path><draw:path draw:style-name="gr3" draw:text-style-name="P53" svg:width="0.281cm" svg:height="0.099cm" svg:x="0.403cm" svg:y="0.161cm" svg:viewBox="0 0 282 100" svg:d="M268 17c6 0 14 0 14-9 0-8-8-8-14-8h-254c-6 0-14 0-14 8 0 9 8 9 14 9zM268 100c6 0 14 0 14-9 0-8-8-8-14-8h-254c-6 0-14 0-14 8 0 9 8 9 14 9z"><text:p/></draw:path><draw:path draw:style-name="gr3" draw:text-style-name="P53" svg:width="0.099cm" svg:height="0.421cm" svg:x="0.867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53" svg:width="0.302cm" svg:height="0.298cm" svg:x="1.013cm" svg:y="0.017cm" svg:viewBox="0 0 303 299" svg:d="M243 48c20-32 38-34 54-35 4 0 6-7 6-8 0-4-3-5-6-5-11 0-23 1-35 1-15 0-29-1-42-1-3 0-9 0-9 8 0 5 5 5 7 5 13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53" svg:width="0.09cm" svg:height="0.199cm" svg:x="1.25cm" svg:y="0.17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53" svg:width="0.099cm" svg:height="0.421cm" svg:x="1.4cm" svg:y="0.001cm" svg:viewBox="0 0 100 422" svg:d="M100 211c0-32-5-84-29-132-25-51-63-79-66-79-4 0-5 1-5 5 0 1 0 1 8 9 42 42 66 110 66 197 0 73-15 148-68 201-6 4-6 6-6 7 0 2 1 3 5 3 3 0 42-28 67-81 22-47 28-94 28-130z"><text:p/></draw:path></draw:g></text:p>
          </table:table-cell>
          <table:table-cell table:style-name="Tabelle4.B6" office:value-type="string">
            <text:p text:style-name="P10">bulletinBoardStates</text:p>
          </table:table-cell>
          <table:table-cell table:style-name="Tabelle4.C1" office:value-type="string">
            <text:p text:style-name="P15">voters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5" draw:style-name="gr1"><svg:title>TexMaths</svg:title><svg:desc>12§display§\mathbf{w}=(\omega_i)§svg§600§FALSE§</svg:desc><draw:polygon draw:style-name="gr2" draw:text-style-name="P52" svg:width="1.65cm" svg:height="0.421cm" svg:x="0cm" svg:y="0.001cm" svg:viewBox="0 0 1651 422" draw:points="826,422 0,422 0,0 1651,0 1651,422"><text:p/></draw:polygon><draw:path draw:style-name="gr3" draw:text-style-name="P53" svg:width="0.329cm" svg:height="0.189cm" svg:x="0.011cm" svg:y="0.128cm" svg:viewBox="0 0 330 190" svg:d="M301 29c3-6 4-9 29-9v-20c-10 1-23 1-32 1-12 0-32-1-41-1v20c3 0 25 0 25 5 0 1-1 4-2 5l-45 109-48-119h24v-20c-14 0-36 1-49 1-17 0-35-1-42-1v20h25c9 21 9 22 9 22 0 2-2 5-2 6l-33 82-45-110h24v-20c-18 1-34 1-52 1-12 0-32-1-46-1v20h25l65 159c2 7 5 11 14 11 11 0 14-4 16-11l46-111 44 111c2 7 5 11 16 11 9 0 12-4 14-11z"><text:p/></draw:path><draw:path draw:style-name="gr3" draw:text-style-name="P53" svg:width="0.281cm" svg:height="0.099cm" svg:x="0.498cm" svg:y="0.161cm" svg:viewBox="0 0 282 100" svg:d="M268 17c6 0 14 0 14-9 0-8-8-8-14-8h-254c-6 0-14 0-14 8 0 9 8 9 14 9zM268 100c6 0 14 0 14-9 0-8-8-8-14-8h-254c-6 0-14 0-14 8 0 9 8 9 14 9z"><text:p/></draw:path><draw:path draw:style-name="gr3" draw:text-style-name="P53" svg:width="0.099cm" svg:height="0.421cm" svg:x="0.961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53" svg:width="0.25cm" svg:height="0.191cm" svg:x="1.088cm" svg:y="0.128cm" svg:viewBox="0 0 251 192" svg:d="M251 30c0-19-7-30-17-30-11 0-22 10-22 20 0 4 2 9 6 12 8 8 15 18 15 36 0 17-7 41-21 62-13 18-28 32-49 32-24 0-37-16-41-38 5-11 15-39 15-51 0-5-3-9-7-9s-9 1-12 7c-5 8-10 36-10 51-14 21-31 40-58 40s-37-25-37-49c0-53 43-97 43-103 0-5-2-9-7-9-6 0-8 6-12 10-21 31-37 81-37 121 0 29 10 60 44 60 30 0 51-20 65-44 5 25 21 44 47 44 34 0 54-25 70-58 9-20 25-78 25-104z"><text:p/></draw:path><draw:path draw:style-name="gr3" draw:text-style-name="P53" svg:width="0.09cm" svg:height="0.199cm" svg:x="1.36cm" svg:y="0.17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53" svg:width="0.099cm" svg:height="0.421cm" svg:x="1.511cm" svg:y="0.001cm" svg:viewBox="0 0 100 422" svg:d="M100 211c0-32-5-84-29-132-25-51-63-79-66-79-4 0-5 1-5 5 0 1 0 1 8 9 42 42 66 110 66 197 0 73-15 148-68 201-6 4-6 6-6 7 0 2 1 3 5 3 3 0 42-28 67-81 22-47 28-94 28-130z"><text:p/></draw:path></draw:g></text:p>
          </table:table-cell>
          <table:table-cell table:style-name="Tabelle4.B7" office:value-type="string">
            <text:p text:style-name="P10">bulletinBoardStates</text:p>
          </table:table-cell>
          <table:table-cell table:style-name="Tabelle4.C1" office:value-type="string">
            <text:p text:style-name="P15">countingCircles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6" draw:style-name="gr1"><svg:title>TexMaths</svg:title><svg:desc>12§display§\mathbf{E}=(\e_{ij})§svg§600§FALSE§</svg:desc><draw:polygon draw:style-name="gr2" draw:text-style-name="P52" svg:width="1.505cm" svg:height="0.436cm" svg:x="0cm" svg:y="0.001cm" svg:viewBox="0 0 1506 437" draw:points="753,437 0,437 0,0 1506,0 1506,437"><text:p/></draw:polygon><draw:path draw:style-name="gr3" draw:text-style-name="P53" svg:width="0.288cm" svg:height="0.286cm" svg:x="0.017cm" svg:y="0.017cm" svg:viewBox="0 0 289 287" svg:d="M289 171h-19c-10 59-22 96-100 96h-64v-119h24c40 0 44 18 44 50h20v-119h-20c0 31-4 49-44 49h-24v-108h64c69 0 79 30 87 82h19l-13-102h-263v20h46v247h-46v20h270z"><text:p/></draw:path><draw:path draw:style-name="gr3" draw:text-style-name="P53" svg:width="0.281cm" svg:height="0.098cm" svg:x="0.459cm" svg:y="0.161cm" svg:viewBox="0 0 282 99" svg:d="M267 17c6 0 15 0 15-9 0-8-9-8-15-8h-253c-6 0-14 0-14 8 0 9 8 9 14 9zM267 99c6 0 15 0 15-8s-9-8-15-8h-253c-6 0-14 0-14 8s8 8 14 8z"><text:p/></draw:path><draw:path draw:style-name="gr3" draw:text-style-name="P53" svg:width="0.099cm" svg:height="0.42cm" svg:x="0.922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09cm" svg:height="0.199cm" svg:x="1.058cm" svg:y="0.175cm" svg:viewBox="0 0 91 200" svg:d="M83 11c0-5-4-11-12-11-9 0-17 7-17 17 0 5 4 11 12 11s17-9 17-17zM22 162c-2 3-3 7-3 13 0 13 12 25 29 25 30 0 43-42 43-46s-5-4-5-4c-4 0-4 2-6 6-7 22-20 36-32 36-6 0-7-5-7-11 0-7 2-12 5-19 3-9 6-16 9-24s13-34 15-37c1-4 2-8 2-10 0-14-12-25-29-25-30 0-43 41-43 45s5 4 5 4c5 0 5-1 6-5 7-25 20-36 31-36 5 0 8 3 8 11 0 6-2 11-9 29z"><text:p/></draw:path><draw:path draw:style-name="gr3" draw:text-style-name="P53" svg:width="0.13cm" svg:height="0.255cm" svg:x="1.163cm" svg:y="0.175cm" svg:viewBox="0 0 131 256" svg:d="M131 11c0-5-4-11-12-11-9 0-17 8-17 17 0 5 4 11 12 11s17-8 17-17zM67 211c-5 20-20 37-38 37-4 0-7 0-11-1 8-4 11-11 11-16 0-7-6-11-12-11-10 0-17 9-17 18 0 11 12 18 30 18s53-11 61-47l28-105c0-3 1-6 1-11 0-15-14-27-32-27-33 0-52 41-52 45s4 4 5 4c3 0 3-1 6-6 7-17 23-35 39-35 9 0 11 5 11 15 0 3-1 7-1 8z"><text:p/></draw:path><draw:path draw:style-name="gr3" draw:text-style-name="P53" svg:width="0.099cm" svg:height="0.42cm" svg:x="1.365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4.B8" office:value-type="string">
            <text:p text:style-name="P10">bulletinBoardStates</text:p>
          </table:table-cell>
          <table:table-cell table:style-name="Tabelle4.C1" office:value-type="string">
            <text:p text:style-name="P7"><text:span text:style-name="T2">e</text:span>ligibility<text:span text:style-name="T2">M</text:span>atrix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4cm" draw:z-index="7" draw:style-name="gr1"><svg:title>TexMaths</svg:title><svg:desc>12§display§\boldsymbol{\hat{D}}=(\boldsymbol{\hat{d}_j})§svg§600§FALSE§</svg:desc><draw:polygon draw:style-name="gr2" draw:text-style-name="P52" svg:width="1.751cm" svg:height="0.52cm" svg:x="0cm" svg:y="0cm" svg:viewBox="0 0 1752 521" draw:points="877,521 0,521 0,0 1752,0 1752,521"><text:p/></draw:polygon><draw:polygon draw:style-name="gr3" draw:text-style-name="P53" svg:width="0.132cm" svg:height="0.07cm" svg:x="0.166cm" svg:y="0.005cm" svg:viewBox="0 0 133 71" draw:points="67,0 0,54 12,71 67,35 121,71 133,54"><text:p/></draw:polygon><draw:path draw:style-name="gr3" draw:text-style-name="P53" svg:width="0.368cm" svg:height="0.29cm" svg:x="0.018cm" svg:y="0.109cm" svg:viewBox="0 0 369 291" svg:d="M50 262c-1 7-1 7-9 9-7 1-16 1-22 1-12 0-12 0-14 0-5 3-5 9-5 12 0 7 7 7 14 7h166c121 0 189-100 189-186 0-74-53-105-117-105h-169c-9 0-16 0-16 12 0 8 6 8 18 8 10 0 17 0 27 0zM167 28c1-6 1-8 4-8 4 0 7 0 12 0h48c12 0 40 2 61 17 21 18 21 44 21 53 0 30-15 88-27 112-24 49-69 70-118 70h-52c-7 0-7 0-10-1z"><text:p/></draw:path><draw:path draw:style-name="gr3" draw:text-style-name="P53" svg:width="0.281cm" svg:height="0.099cm" svg:x="0.55cm" svg:y="0.244cm" svg:viewBox="0 0 282 100" svg:d="M268 17c6 0 14 0 14-9 0-8-8-8-14-8h-254c-6 0-14 0-14 8 0 9 8 9 14 9zM268 100c6 0 14 0 14-9 0-8-8-8-14-8h-254c-6 0-14 0-14 8 0 9 8 9 14 9z"><text:p/></draw:path><draw:path draw:style-name="gr3" draw:text-style-name="P53" svg:width="0.099cm" svg:height="0.422cm" svg:x="1.013cm" svg:y="0.081cm" svg:viewBox="0 0 100 423" svg:d="M100 420c0-2 0-3-9-10-53-53-66-133-66-198 0-74 16-147 69-200 6-6 6-6 6-7 0-4-3-5-5-5-5 0-43 29-69 83-21 47-26 94-26 129 0 33 5 84 28 132 26 53 62 79 67 79 2 0 5-1 5-3z"><text:p/></draw:path><draw:polygon draw:style-name="gr3" draw:text-style-name="P53" svg:width="0.132cm" svg:height="0.07cm" svg:x="1.279cm" svg:y="0cm" svg:viewBox="0 0 133 71" draw:points="67,0 0,54 12,71 67,35 121,71 133,54"><text:p/></draw:polygon><draw:path draw:style-name="gr3" draw:text-style-name="P53" svg:width="0.236cm" svg:height="0.297cm" svg:x="1.155cm" svg:y="0.109cm" svg:viewBox="0 0 237 298" svg:d="M235 14c2-6 2-6 2-7 0-5-4-7-9-7-2 0-2 0-3 0l-54 2c-7 2-15 2-15 14 0 7 8 7 12 7s12 0 17 1l-23 94c-6-6-20-16-42-16-74 0-120 68-120 125 0 53 38 71 74 71 30 0 52-17 59-23 16 23 45 23 50 23 15 0 27-9 36-24 10-18 16-41 16-42 0-6-7-6-10-6-5 0-6 0-9 1-1 1-1 3-3 13-9 34-18 43-29 43-5 0-10-2-10-16 0-6 1-12 3-18zM128 255c-12 14-31 28-51 28-27 0-29-23-29-33 0-22 14-74 22-90 13-31 33-42 50-42 25 0 36 20 36 25l-1 6z"><text:p/></draw:path><draw:path draw:style-name="gr3" draw:text-style-name="P53" svg:width="0.147cm" svg:height="0.266cm" svg:x="1.392cm" svg:y="0.259cm" svg:viewBox="0 0 148 267" svg:d="M136 111c0-4 1-5 1-9 0-20-22-30-43-30-40 0-62 40-62 47 0 5 5 5 9 5 7 0 8 0 9-5 12-25 32-34 42-34 4 0 9 3 9 12 0 4-1 8-1 11l-28 110c-5 18-18 35-40 35 0 0 8-8 8-17 0-14-11-16-16-16-13 0-24 10-24 23 0 14 13 24 35 24 19 0 63-10 73-47zM148 16c0-11-10-16-17-16-12 0-24 11-24 23 0 7 6 15 17 15 10 0 24-9 24-22z"><text:p/></draw:path><draw:path draw:style-name="gr3" draw:text-style-name="P53" svg:width="0.099cm" svg:height="0.422cm" svg:x="1.611cm" svg:y="0.081cm" svg:viewBox="0 0 100 423" svg:d="M100 212c0-33-5-85-29-133-25-51-63-79-66-79-4 0-5 1-5 5 0 1 0 1 8 9 42 43 66 110 66 198 0 73-15 148-68 200-6 5-6 6-6 8s1 3 5 3c3 0 42-29 67-82 22-46 28-93 28-129z"><text:p/></draw:path></draw:g></text:p>
          </table:table-cell>
          <table:table-cell table:style-name="Tabelle4.B9" office:value-type="string">
            <text:p text:style-name="P11">bulletinBoardStates</text:p>
          </table:table-cell>
          <table:table-cell table:style-name="Tabelle4.C1" office:value-type="string">
            <text:p text:style-name="P8">partialPublicVotingCredentials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18cm" draw:z-index="8" draw:style-name="gr1"><svg:title>TexMaths</svg:title><svg:desc>12§display§\mathbf{pk}=(pk_j)§svg§600§FALSE§</svg:desc><draw:polygon draw:style-name="gr2" draw:text-style-name="P52" svg:width="2.027cm" svg:height="0.436cm" svg:x="0cm" svg:y="0.001cm" svg:viewBox="0 0 2028 437" draw:points="1013,437 0,437 0,0 2028,0 2028,437"><text:p/></draw:polygon><draw:path draw:style-name="gr3" draw:text-style-name="P53" svg:width="0.238cm" svg:height="0.271cm" svg:x="0.016cm" svg:y="0.114cm" svg:viewBox="0 0 239 272" svg:d="M78 51c0-8 0-8 6-14 17-18 38-20 48-20 29 0 53 26 53 79 0 60-30 81-58 81-6 0-26 0-44-23-5-4-5-6-5-13zM78 174c18 14 36 19 54 19 64 0 107-39 107-97 0-56-39-96-100-96-32 0-54 13-63 20v-20l-76 4v19c26 0 29 0 29 17v213h-29v19c12 0 37-1 54-1 16 0 41 1 53 1v-19h-29z"><text:p/></draw:path><draw:path draw:style-name="gr3" draw:text-style-name="P53" svg:width="0.232cm" svg:height="0.292cm" svg:x="0.286cm" svg:y="0.019cm" svg:viewBox="0 0 233 293" svg:d="M76 193v-193l-76 4v19c26 0 29 0 29 17v233h-29v20c16 0 36-1 50-1 16 0 36 1 52 1v-20h-29v-53c12-11 16-13 24-19l43 54c4 5 10 13 10 14 0 4-7 4-13 4v20c13-1 50-1 53-1 14 0 28 0 43 1v-20h-7c-18 0-20-1-26-8l-70-89 55-43c6-5 9-7 37-7v-21c-11 2-22 2-32 2-12 0-40 0-50-2v21c10 0 11 1 15 4z"><text:p/></draw:path><draw:path draw:style-name="gr3" draw:text-style-name="P53" svg:width="0.281cm" svg:height="0.098cm" svg:x="0.666cm" svg:y="0.161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cm" svg:x="1.13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22cm" svg:height="0.268cm" svg:x="1.239cm" svg:y="0.128cm" svg:viewBox="0 0 221 269" svg:d="M32 238c-3 15-3 18-22 18-5 0-10 0-10 7 0 4 2 6 6 6 11 0 23-2 35-2 14 0 29 2 42 2 2 0 8 0 8-9 0-4-5-4-11-4-21 0-21-3-21-7 0-5 18-74 21-85 5 13 17 28 39 28 49 0 102-63 102-125 0-39-24-67-57-67-20 0-40 16-55 31-3-23-23-31-38-31-19 0-28 17-31 24-8 14-14 39-14 41 0 4 5 4 5 4 5 0 5 0 9-9 7-30 15-50 30-50 7 0 13 3 13 19 0 9-1 14-3 21zM107 55c3-12 14-24 23-30 14-13 26-15 33-15 18 0 28 14 28 39s-15 73-22 90c-14 30-35 43-50 43-28 0-34-35-34-37 0-1 0-3 1-7z"><text:p/></draw:path><draw:path draw:style-name="gr3" draw:text-style-name="P53" svg:width="0.191cm" svg:height="0.297cm" svg:x="1.487cm" svg:y="0.019cm" svg:viewBox="0 0 192 298" svg:d="M98 5c0 0 0-5-6-5-9 0-39 4-51 5-4 0-7 0-7 8 0 5 3 5 9 5 21 0 22 2 22 7l-1 9-63 243c-1 6-1 7-1 9 0 10 8 12 12 12 6 0 12-4 14-9 3-4 22-82 24-93 15 2 50 9 50 36 0 4 0 5-2 9-1 6-1 10-1 15 0 25 17 42 39 42 13 0 24-7 33-23 11-18 16-42 16-43 0-3-4-3-5-3-5 0-5 1-6 7-8 31-19 53-37 53-9 0-13-5-13-21 0-7 1-17 2-23 2-7 2-9 2-13 0-27-26-39-63-44 13-8 27-22 37-31 20-23 40-41 60-41 4 0 4 0 5 0 5 1 5 1 8 4 1 0 1 1 3 1-22 1-26 18-26 23 0 7 5 15 17 15 11 0 23-9 23-26 0-12-10-26-29-26-12 0-31 3-61 37-14 15-31 32-48 39z"><text:p/></draw:path><draw:path draw:style-name="gr3" draw:text-style-name="P53" svg:width="0.13cm" svg:height="0.255cm" svg:x="1.684cm" svg:y="0.175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53" svg:width="0.099cm" svg:height="0.42cm" svg:x="1.886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4.B10" office:value-type="string">
            <text:p text:style-name="P12">bulletinBoardStates</text:p>
          </table:table-cell>
          <table:table-cell table:style-name="Tabelle4.C1" office:value-type="string">
            <text:p text:style-name="P6">publicKeyShares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33cm" draw:z-index="9" draw:style-name="gr1"><svg:title>TexMaths</svg:title><svg:desc>12§display§\sigma^{param}_1§svg§600§FALSE§</svg:desc><draw:polygon draw:style-name="gr2" draw:text-style-name="P52" svg:width="1.261cm" svg:height="0.443cm" svg:x="0cm" svg:y="0.012cm" svg:viewBox="0 0 1262 444" draw:points="631,444 0,444 0,0 1262,0 1262,444"><text:p/></draw:polygon><draw:path draw:style-name="gr3" draw:text-style-name="P53" svg:width="0.223cm" svg:height="0.186cm" svg:x="0.016cm" svg:y="0.155cm" svg:viewBox="0 0 224 187" svg:d="M204 25c5 0 20 0 20-15 0-10-8-10-16-10h-96c-65 0-112 70-112 120 0 38 25 67 64 67 50 0 106-50 106-116 0-7 0-28-13-46zM64 179c-21 0-38-16-38-47 0-12 5-47 21-72 17-30 43-35 57-35 35 0 39 28 39 41 0 19-9 54-23 75-17 26-40 38-56 38z"><text:p/></draw:path><draw:path draw:style-name="gr3" draw:text-style-name="P53" svg:width="0.165cm" svg:height="0.187cm" svg:x="0.256cm" svg:y="0.005cm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53" svg:width="0.15cm" svg:height="0.133cm" svg:x="0.447cm" svg:y="0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53" svg:width="0.137cm" svg:height="0.133cm" svg:x="0.626cm" svg:y="0cm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53" svg:width="0.15cm" svg:height="0.133cm" svg:x="0.797cm" svg:y="0cm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53" svg:width="0.271cm" svg:height="0.133cm" svg:x="0.975cm" svg:y="0cm" svg:viewBox="0 0 272 134" svg:d="M115 107c-2 6-5 17-5 18 0 6 6 9 11 9s10-3 11-7c1-2 4-12 6-18 1-6 5-19 6-26 2-7 4-13 5-21 3-13 3-13 9-22 10-15 24-32 48-32 16 0 17 14 17 21 0 18-13 51-17 63-3 9-4 11-4 17 0 16 13 25 27 25 30 0 43-40 43-45 0-4-3-4-4-4-5 0-5 1-6 5-6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53" svg:width="0.108cm" svg:height="0.196cm" svg:x="0.274cm" svg:y="0.25cm" svg:viewBox="0 0 109 197" svg:d="M67 8c0-8 0-8-8-8-19 19-47 19-59 19v11c7 0 26 0 43-8v151c0 9 0 13-30 13h-11v11c5 0 42-2 53-2 10 0 47 2 54 2v-11h-12c-30 0-30-4-30-13z"><text:p/></draw:path></draw:g></text:p>
          </table:table-cell>
          <table:table-cell table:style-name="Tabelle4.B11" office:value-type="string">
            <text:p text:style-name="P16"/>
          </table:table-cell>
          <table:table-cell table:style-name="Tabelle4.C1" office:value-type="string">
            <text:p text:style-name="P16">sigParam1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33cm" draw:z-index="10" draw:style-name="gr1"><svg:title>TexMaths</svg:title><svg:desc>12§display§\sigma^{param}_2§svg§600§FALSE§</svg:desc><draw:polygon draw:style-name="gr2" draw:text-style-name="P52" svg:width="1.261cm" svg:height="0.443cm" svg:x="0cm" svg:y="0.012cm" svg:viewBox="0 0 1262 444" draw:points="631,444 0,444 0,0 1262,0 1262,444"><text:p/></draw:polygon><draw:path draw:style-name="gr3" draw:text-style-name="P53" svg:width="0.223cm" svg:height="0.186cm" svg:x="0.016cm" svg:y="0.155cm" svg:viewBox="0 0 224 187" svg:d="M204 25c5 0 20 0 20-15 0-10-8-10-16-10h-96c-65 0-112 70-112 120 0 38 25 67 64 67 50 0 106-50 106-116 0-7 0-28-13-46zM64 179c-21 0-38-16-38-47 0-12 5-47 21-72 17-30 43-35 57-35 35 0 39 28 39 41 0 19-9 54-23 75-17 26-40 38-56 38z"><text:p/></draw:path><draw:path draw:style-name="gr3" draw:text-style-name="P53" svg:width="0.165cm" svg:height="0.187cm" svg:x="0.256cm" svg:y="0.005cm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53" svg:width="0.15cm" svg:height="0.133cm" svg:x="0.447cm" svg:y="0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53" svg:width="0.137cm" svg:height="0.133cm" svg:x="0.626cm" svg:y="0cm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53" svg:width="0.15cm" svg:height="0.133cm" svg:x="0.797cm" svg:y="0cm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53" svg:width="0.271cm" svg:height="0.133cm" svg:x="0.975cm" svg:y="0cm" svg:viewBox="0 0 272 134" svg:d="M115 107c-2 6-5 17-5 18 0 6 6 9 11 9s10-3 11-7c1-2 4-12 6-18 1-6 5-19 6-26 2-7 4-13 5-21 3-13 3-13 9-22 10-15 24-32 48-32 16 0 17 14 17 21 0 18-13 51-17 63-3 9-4 11-4 17 0 16 13 25 27 25 30 0 43-40 43-45 0-4-3-4-4-4-5 0-5 1-6 5-6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53" svg:width="0.131cm" svg:height="0.196cm" svg:x="0.259cm" svg:y="0.2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elle4.B12" office:value-type="string">
            <text:p text:style-name="P8"/>
          </table:table-cell>
          <table:table-cell table:style-name="Tabelle4.C1" office:value-type="string">
            <text:p text:style-name="P16">sigParam2</text:p>
          </table:table-cell>
        </table:table-row>
        <table:table-row table:style-name="Tabelle4.1">
          <table:table-cell table:style-name="Tabelle4.A1" office:value-type="string">
            <text:p text:style-name="P5"><draw:g text:anchor-type="as-char" svg:y="-0.335cm" draw:z-index="11" draw:style-name="gr1"><svg:title>TexMaths</svg:title><svg:desc>12§display§\sigma^{param}_3§svg§600§FALSE§</svg:desc><draw:polygon draw:style-name="gr2" draw:text-style-name="P52" svg:width="1.261cm" svg:height="0.444cm" svg:x="0cm" svg:y="0.008cm" svg:viewBox="0 0 1262 445" draw:points="631,445 0,445 0,0 1262,0 1262,445"><text:p/></draw:polygon><draw:path draw:style-name="gr3" draw:text-style-name="P53" svg:width="0.223cm" svg:height="0.186cm" svg:x="0.016cm" svg:y="0.156cm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draw:path draw:style-name="gr3" draw:text-style-name="P53" svg:width="0.165cm" svg:height="0.188cm" svg:x="0.256cm" svg:y="0.005cm" svg:viewBox="0 0 166 189" svg:d="M23 167c-3 8-3 11-15 11-4 0-8 0-8 7 0 2 2 4 4 4 8 0 18-2 26-2 10 0 22 2 31 2 3 0 6-2 6-6 0-5-5-5-8-5-6 0-15 0-15-4 0-1 3-8 4-13 4-16 7-32 11-44 3 6 13 18 31 18 36 0 76-41 76-86 0-35-24-49-45-49-18 0-33 12-42 20-5-16-21-20-31-20-11 0-18 7-23 16-6 10-11 27-11 30s4 3 5 3c5 0 5-1 7-8 4-18 10-33 22-33 7 0 10 6 10 15 0 3-2 7-2 8zM79 36c17-23 31-28 41-28 12 0 22 9 22 29 0 12-6 42-15 60-8 15-23 29-37 29-22 0-26-23-26-26 0-1 0-4 0-5z"><text:p/></draw:path><draw:path draw:style-name="gr3" draw:text-style-name="P53" svg:width="0.15cm" svg:height="0.134cm" svg:x="0.447cm" svg:y="0cm" svg:viewBox="0 0 151 135" svg:d="M108 18c-7-11-17-18-31-18-39 0-77 42-77 85 0 29 19 50 44 50 17 0 32-10 44-21 4 17 22 21 30 21 10 0 18-8 24-16 6-12 9-29 9-30 0-4-3-4-3-4-5 0-5 2-8 9-3 14-9 32-21 32-7 0-10-6-10-14 0-5 3-16 4-24 2-7 6-21 7-27l6-23c1-7 5-21 5-22 0-8-5-10-10-10s-12 4-13 12zM89 94c-3 8-10 14-16 20-2 3-14 12-27 12-11 0-22-7-22-29 0-15 8-49 16-60 13-24 28-29 37-29 20 0 26 23 26 27 0 1 0 2-1 3z"><text:p/></draw:path><draw:path draw:style-name="gr3" draw:text-style-name="P53" svg:width="0.137cm" svg:height="0.134cm" svg:x="0.626cm" svg:y="0cm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1-6 27l-9 38c-1 4-4 11-4 12 0 6 6 10 11 10 4 0 10-3 12-9 1-2 4-15 6-23z"><text:p/></draw:path><draw:path draw:style-name="gr3" draw:text-style-name="P53" svg:width="0.15cm" svg:height="0.134cm" svg:x="0.797cm" svg:y="0cm" svg:viewBox="0 0 151 135" svg:d="M108 18c-7-11-17-18-31-18-39 0-77 42-77 85 0 29 19 50 44 50 17 0 32-10 44-21 4 17 22 21 30 21 10 0 18-8 24-16 6-12 9-29 9-30 0-4-3-4-3-4-5 0-5 2-8 9-3 14-9 32-21 32-9 0-10-6-10-14 0-5 3-16 4-24 2-7 6-21 7-27l6-23c1-7 5-21 5-22 0-8-5-10-10-10s-12 4-13 12zM89 94c-3 8-10 14-16 20-2 3-14 12-27 12-11 0-22-7-22-29 0-15 8-49 16-60 13-24 28-29 37-29 20 0 26 23 26 27 0 1 0 2-1 3z"><text:p/></draw:path><draw:path draw:style-name="gr3" draw:text-style-name="P53" svg:width="0.271cm" svg:height="0.134cm" svg:x="0.975cm" svg:y="0cm" svg:viewBox="0 0 272 135" svg:d="M115 107c-2 6-5 17-5 18 0 6 6 10 11 10s10-4 11-8c1-2 4-12 6-18 1-6 5-19 6-26 2-7 4-13 5-21 3-13 3-13 9-22 10-15 24-32 48-32 16 0 17 14 17 21 0 18-13 52-17 64-3 8-4 10-4 16 0 16 13 26 27 26 30 0 43-41 43-46 0-4-3-4-4-4-5 0-5 2-6 5-6 24-20 36-32 36-6 0-7-3-7-11 0-6 1-10 6-24 4-8 17-41 17-57 0-5 0-17-12-26-5-4-13-8-28-8-26 0-42 18-51 30-3-25-24-30-39-30-25 0-42 16-50 28-2-22-19-28-32-28-12 0-20 10-23 16-7 12-11 28-11 30 0 3 4 3 5 3 5 0 5-1 7-8 4-18 10-33 22-33 7 0 9 6 9 15 0 6-2 17-5 25-2 7-4 21-7 27l-8 38c-1 4-4 11-4 12 0 6 6 10 10 10 6 0 11-4 12-8 1-2 3-12 6-18 1-6 3-19 6-26 1-7 3-13 5-21 3-12 3-14 13-26 7-12 21-28 44-28 17 0 17 16 17 21 0 8-1 12-5 29z"><text:p/></draw:path><draw:path draw:style-name="gr3" draw:text-style-name="P53" svg:width="0.136cm" svg:height="0.202cm" svg:x="0.257cm" svg:y="0.25cm" svg:viewBox="0 0 137 203" svg:d="M65 99c24 0 41 15 41 48 0 36-22 47-40 47-12 0-37-3-50-21 14 0 18-11 18-17 0-9-8-15-17-15s-17 4-17 16c0 28 31 46 67 46 41 0 70-28 70-56 0-24-19-47-52-54 31-11 42-34 42-52 0-23-26-41-60-41-32 0-57 16-57 40 0 10 6 15 15 15s15-6 15-14c0-10-6-16-15-16 10-13 30-17 42-17 13 0 31 8 31 33 0 13-3 26-12 36-9 11-18 12-32 12-7 1-8 1-10 1-1 0-2 0-2 4 0 5 2 5 7 5z"><text:p/></draw:path></draw:g></text:p>
          </table:table-cell>
          <table:table-cell table:style-name="Tabelle4.B13" office:value-type="string">
            <text:p text:style-name="P8"/>
          </table:table-cell>
          <table:table-cell table:style-name="Tabelle4.C1" office:value-type="string">
            <text:p text:style-name="P16">sigParam3</text:p>
          </table:table-cell>
        </table:table-row>
        <table:table-row table:style-name="Tabelle4.1">
          <table:table-cell table:style-name="Tabelle4.A14" office:value-type="string">
            <text:p text:style-name="P29"><draw:g text:anchor-type="as-char" svg:y="-0.335cm" draw:z-index="12" draw:style-name="gr1"><svg:title>TexMaths</svg:title><svg:desc>12§display§\mathbf{s}_{prep}=(\sigma^{prep}_j)§svg§600§FALSE§</svg:desc><draw:polygon draw:style-name="gr2" draw:text-style-name="P52" svg:width="2.727cm" svg:height="0.505cm" svg:x="0cm" svg:y="0.007cm" svg:viewBox="0 0 2728 506" draw:points="1365,506 0,506 0,0 2728,0 2728,506"><text:p/></draw:polygon><draw:path draw:style-name="gr3" draw:text-style-name="P53" svg:width="0.16cm" svg:height="0.193cm" svg:x="0.016cm" svg:y="0.143cm" svg:viewBox="0 0 161 194" svg:d="M73 67c-15-2-43-7-43-27 0-27 40-27 48-27 31 0 48 13 50 36 0 6 0 9 10 9s10-3 10-12v-34c0-8 0-12-8-12-2 0-2 0-19 8-11-6-26-8-43-8-12 0-78 0-78 55 0 17 8 29 17 36 17 14 33 18 66 23 15 3 47 8 47 33 0 33-39 33-48 33-46 0-57-31-62-49-2-6-4-6-10-6-10 0-10 2-10 12v45c0 9 0 12 7 12 4 0 5 0 13-6 0 0 10-6 11-7 19 13 42 13 51 13 13 0 79 0 79-61 0-19-10-34-24-46-17-12-30-14-64-20z"><text:p/></draw:path><draw:path draw:style-name="gr3" draw:text-style-name="P53" svg:width="0.165cm" svg:height="0.187cm" svg:x="0.191cm" svg:y="0.268cm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53" svg:width="0.137cm" svg:height="0.133cm" svg:x="0.379cm" svg:y="0.268cm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3" draw:text-style-name="P53" svg:width="0.126cm" svg:height="0.133cm" svg:x="0.551cm" svg:y="0.268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53" svg:width="0.165cm" svg:height="0.187cm" svg:x="0.69cm" svg:y="0.268cm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53" svg:width="0.281cm" svg:height="0.098cm" svg:x="1.026cm" svg:y="0.179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1cm" svg:x="1.491cm" svg:y="0.021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53" svg:width="0.223cm" svg:height="0.186cm" svg:x="1.629cm" svg:y="0.152cm" svg:viewBox="0 0 224 187" svg:d="M204 25c5 0 20 0 20-15 0-10-8-10-16-10h-96c-65 0-112 70-112 120 0 38 25 67 64 67 50 0 106-50 106-116 0-7 0-28-13-46zM64 179c-21 0-38-16-38-47 0-12 5-47 21-72 17-30 43-35 57-35 35 0 39 28 39 41 0 19-9 54-23 75-17 26-40 38-56 38z"><text:p/></draw:path><draw:path draw:style-name="gr3" draw:text-style-name="P53" svg:width="0.165cm" svg:height="0.187cm" svg:x="1.869cm" svg:y="0.001cm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53" svg:width="0.137cm" svg:height="0.133cm" svg:x="2.056cm" svg:y="0.001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3" draw:text-style-name="P53" svg:width="0.126cm" svg:height="0.133cm" svg:x="2.227cm" svg:y="0.001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53" svg:width="0.165cm" svg:height="0.187cm" svg:x="2.368cm" svg:y="0.001cm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53" svg:width="0.13cm" svg:height="0.255cm" svg:x="1.853cm" svg:y="0.256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39-35 9 0 11 5 11 15 0 3-1 7-1 8z"><text:p/></draw:path><draw:path draw:style-name="gr3" draw:text-style-name="P53" svg:width="0.099cm" svg:height="0.421cm" svg:x="2.588cm" svg:y="0.021cm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elle4.B15" office:value-type="string">
            <text:p text:style-name="P1"/>
          </table:table-cell>
          <table:table-cell table:style-name="Tabelle4.C14" office:value-type="string">
            <text:p text:style-name="P16">sigPrep</text:p>
          </table:table-cell>
        </table:table-row>
        <table:table-row table:style-name="Tabelle4.1">
          <table:table-cell table:style-name="Tabelle4.A14" office:value-type="string">
            <text:p text:style-name="P31"><draw:g text:anchor-type="as-char" svg:y="-0.411cm" draw:z-index="13" draw:style-name="gr1"><svg:title>TexMaths</svg:title><svg:desc>12§display§\mathbf{s}_{kgen}=(\sigma^{kgen}_j)§svg§600§FALSE§</svg:desc><draw:polygon draw:style-name="gr2" draw:text-style-name="P52" svg:width="2.84cm" svg:height="0.584cm" svg:x="0cm" svg:y="0cm" svg:viewBox="0 0 2841 585" draw:points="1420,585 0,585 0,0 2841,0 2841,585"><text:p/></draw:polygon><draw:path draw:style-name="gr3" draw:text-style-name="P53" svg:width="0.16cm" svg:height="0.194cm" svg:x="0.016cm" svg:y="0.218cm" svg:viewBox="0 0 161 195" svg:d="M73 67c-15-2-43-7-43-27 0-27 40-27 48-27 31 0 48 13 50 36 0 6 0 9 10 9s10-3 10-12v-34c0-8 0-12-8-12-2 0-2 0-19 8-11-6-26-8-43-8-12 0-78 0-78 55 0 17 8 29 17 36 17 15 33 18 66 23 15 4 47 9 47 34 0 32-39 32-48 32-46 0-57-31-62-49-2-6-4-6-10-6-10 0-10 2-10 12v46c0 8 0 12 7 12 4 0 5 0 13-6 0 0 10-6 11-7 19 13 42 13 51 13 13 0 79 0 79-62 0-19-10-33-24-45-17-12-30-15-64-21z"><text:p/></draw:path><draw:path draw:style-name="gr3" draw:text-style-name="P53" svg:width="0.145cm" svg:height="0.208cm" svg:x="0.214cm" svg:y="0.267cm" svg:viewBox="0 0 146 209" svg:d="M71 8c0 0 1-3 1-4 0-2-1-4-5-4-6 0-30 2-38 2-3 2-6 2-6 8 0 4 3 4 7 4 14 0 14 2 14 4s0 5-1 7l-42 169c-1 4-1 6-1 6 0 4 4 9 10 9 8 0 12-6 14-12 0-1 13-54 14-58 22 3 39 9 39 24 0 2 0 4-1 7-2 4-2 6-2 9 0 21 18 30 33 30 29 0 37-44 37-46 0-3-4-3-5-3-3 0-5 1-6 7-3 13-12 34-26 34-7 0-10-7-10-16 0-5 0-5 1-13 0 0 2-6 2-9 0-26-35-31-48-32 8-5 20-14 25-19 14-15 30-28 47-28 3 0 7 0 9 4-13 1-15 12-15 17 0 6 4 10 12 10s16-7 16-19c0-9-7-20-22-20-17 0-33 12-48 25-12 12-22 22-35 26z"><text:p/></draw:path><draw:path draw:style-name="gr3" draw:text-style-name="P53" svg:width="0.145cm" svg:height="0.191cm" svg:x="0.39cm" svg:y="0.341cm" svg:viewBox="0 0 146 192" svg:d="M145 22c1-5 1-6 1-6 0-8-4-10-9-10-7 0-13 5-15 11-4-9-14-17-30-17-37 0-76 40-76 83 0 30 21 48 45 48 15 0 27-7 37-16l-6 27c-3 12-6 20-16 31-14 11-27 11-34 11-13 0-18-1-23-2 7-4 10-11 10-15 0-7-6-12-12-12-9 0-17 7-17 19 0 17 25 18 42 18 47 0 67-24 71-41zM104 91c-1 5-1 5-6 11-10 13-25 21-36 21-15 0-22-12-22-28 0-13 8-47 15-60 13-21 27-27 37-27 21 0 27 23 27 26 0 0 0 1-1 4z"><text:p/></draw:path><draw:path draw:style-name="gr3" draw:text-style-name="P53" svg:width="0.126cm" svg:height="0.134cm" svg:x="0.572cm" svg:y="0.341cm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53" svg:width="0.18cm" svg:height="0.134cm" svg:x="0.727cm" svg:y="0.341cm" svg:viewBox="0 0 181 135" svg:d="M23 113c-1 4-4 11-4 12 0 6 6 10 11 10s10-4 11-8c1-2 3-12 6-18 1-6 5-19 6-26 2-7 3-13 5-20 3-13 4-15 13-27 8-12 21-28 44-28 17 0 17 16 17 21 0 18-12 52-17 64-3 8-5 10-5 16 0 16 14 26 29 26 29 0 42-41 42-46 0-4-3-4-5-4-3 0-3 2-4 5-8 24-21 36-33 36-6 0-7-3-7-11 0-6 1-10 7-24 4-8 16-41 16-57 0-29-23-34-39-34-25 0-42 16-50 28-2-22-19-28-32-28-12 0-20 10-23 16-7 12-11 28-11 30 0 3 4 3 5 3 5 0 5-1 7-8 4-18 10-33 22-33 7 0 9 6 9 15 0 6-2 17-5 25-2 7-4 21-7 27z"><text:p/></draw:path><draw:path draw:style-name="gr3" draw:text-style-name="P53" svg:width="0.281cm" svg:height="0.099cm" svg:x="1.083cm" svg:y="0.254cm" svg:viewBox="0 0 282 100" svg:d="M268 17c6 0 14 0 14-9 0-8-8-8-14-8h-254c-6 0-14 0-14 8 0 9 8 9 14 9zM268 100c6 0 14 0 14-9 0-8-8-8-14-8h-254c-6 0-14 0-14 8 0 9 8 9 14 9z"><text:p/></draw:path><draw:path draw:style-name="gr3" draw:text-style-name="P53" svg:width="0.099cm" svg:height="0.422cm" svg:x="1.546cm" svg:y="0.091cm" svg:viewBox="0 0 100 423" svg:d="M100 420c0-2 0-3-9-10-53-53-66-134-66-198 0-74 16-147 69-200 6-6 6-6 6-7 0-4-3-5-5-5-5 0-43 29-69 83-21 47-26 94-26 129 0 33 5 84 28 132 26 53 62 79 67 79 2 0 5-1 5-3z"><text:p/></draw:path><draw:path draw:style-name="gr3" draw:text-style-name="P53" svg:width="0.223cm" svg:height="0.187cm" svg:x="1.684cm" svg:y="0.226cm" svg:viewBox="0 0 224 188" svg:d="M204 25c5 0 20 0 20-15 0-10-8-10-16-10h-96c-65 0-112 70-112 120 0 39 25 68 64 68 50 0 106-51 106-117 0-7 0-28-13-46zM64 179c-21 0-38-16-38-47 0-12 5-47 21-72 17-30 43-35 57-35 35 0 39 28 39 41 0 19-9 54-23 76-17 25-40 37-56 37z"><text:p/></draw:path><draw:path draw:style-name="gr3" draw:text-style-name="P53" svg:width="0.145cm" svg:height="0.208cm" svg:x="1.947cm" svg:y="0cm" svg:viewBox="0 0 146 209" svg:d="M71 8c0 0 1-3 1-4 0-2-1-4-5-4-6 0-30 2-38 2-3 2-6 2-6 8 0 4 3 4 7 4 14 0 14 2 14 4s0 5-1 7l-42 169c-1 4-1 6-1 6 0 4 4 9 10 9 8 0 12-6 14-12 0-1 13-54 14-58 22 3 39 9 39 24 0 2 0 4-1 7-2 4-2 6-2 9 0 21 18 30 33 30 29 0 37-44 37-46 0-3-4-3-5-3-3 0-5 1-6 7-3 13-12 34-26 34-7 0-10-7-10-16 0-5 0-5 1-13 0 0 2-6 2-9 0-26-35-31-48-32 8-5 20-14 25-19 14-15 30-28 47-28 3 0 7 0 9 4-13 1-15 12-15 17 0 6 4 10 12 10s16-7 16-19c0-9-7-20-22-20-17 0-33 12-48 25-12 12-22 22-35 26z"><text:p/></draw:path><draw:path draw:style-name="gr3" draw:text-style-name="P53" svg:width="0.145cm" svg:height="0.191cm" svg:x="2.123cm" svg:y="0.075cm" svg:viewBox="0 0 146 192" svg:d="M145 22c1-5 1-6 1-6 0-8-4-10-9-10-7 0-13 5-15 11-4-9-14-17-30-17-37 0-76 40-76 83 0 30 21 48 45 48 13 0 27-7 37-16l-6 27c-3 12-6 20-16 31-14 11-27 11-34 11-13 0-18-1-23-2 7-4 10-11 10-15 0-7-6-12-12-12-9 0-17 7-17 19 0 17 25 18 42 18 47 0 67-24 71-41zM104 91c-1 5-1 5-6 11-10 13-25 21-36 21-15 0-22-12-22-28 0-13 8-47 15-60 13-21 27-27 37-27 21 0 27 22 27 26 0 0 0 1-1 4z"><text:p/></draw:path><draw:path draw:style-name="gr3" draw:text-style-name="P53" svg:width="0.126cm" svg:height="0.134cm" svg:x="2.306cm" svg:y="0.075cm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53" svg:width="0.18cm" svg:height="0.134cm" svg:x="2.459cm" svg:y="0.075cm" svg:viewBox="0 0 181 135" svg:d="M23 113c-1 4-4 11-4 12 0 6 6 10 11 10s10-4 11-8c1-2 3-12 6-18 1-6 5-19 6-26 2-7 3-13 5-20 3-13 4-15 13-27 8-12 21-28 44-28 17 0 17 16 17 21 0 18-12 52-17 64-3 8-5 10-5 16 0 16 14 26 29 26 29 0 42-41 42-46 0-4-3-4-5-4-3 0-3 2-4 5-8 24-21 36-33 36-6 0-7-3-7-11 0-6 1-10 7-24 4-8 16-41 16-57 0-29-23-34-39-34-25 0-42 16-50 28-2-22-19-28-32-28-12 0-20 10-23 16-7 12-11 28-11 30 0 3 4 3 5 3 5 0 5-1 7-8 4-18 10-33 22-33 7 0 9 6 9 15 0 6-2 17-5 25-2 7-4 21-6 27z"><text:p/></draw:path><draw:path draw:style-name="gr3" draw:text-style-name="P53" svg:width="0.13cm" svg:height="0.256cm" svg:x="1.91cm" svg:y="0.331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53" svg:width="0.099cm" svg:height="0.422cm" svg:x="2.699cm" svg:y="0.091cm" svg:viewBox="0 0 100 423" svg:d="M100 212c0-33-5-85-29-133-25-51-63-79-66-79-4 0-5 1-5 5 0 1 0 1 8 9 42 43 66 110 66 198 0 73-15 147-68 200-6 5-6 6-6 8s1 3 5 3c3 0 42-29 67-82 22-46 28-93 28-129z"><text:p/></draw:path></draw:g></text:p>
          </table:table-cell>
          <table:table-cell table:style-name="Tabelle4.B15" office:value-type="string">
            <text:p text:style-name="P1"/>
          </table:table-cell>
          <table:table-cell table:style-name="Tabelle4.C14" office:value-type="string">
            <text:p text:style-name="P16">sigKgen</text:p>
          </table:table-cell>
        </table:table-row>
      </table:table>
      <text:p text:style-name="P8"/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38">Parameter</text:p>
          </table:table-cell>
          <table:table-cell table:style-name="Tabelle5.A1" office:value-type="string">
            <text:p text:style-name="P37">Collection</text:p>
          </table:table-cell>
          <table:table-cell table:style-name="Tabelle5.C1" office:value-type="string">
            <text:p text:style-name="P37">Key</text:p>
          </table:table-cell>
        </table:table-row>
        <table:table-row table:style-name="Tabelle5.1">
          <table:table-cell table:style-name="Tabelle5.A1" office:value-type="string">
            <text:p text:style-name="P19"><draw:g text:anchor-type="as-char" svg:y="-0.318cm" draw:z-index="14" draw:style-name="gr1"><svg:title>TexMaths</svg:title><svg:desc>12§display§\mathbf{A} = \langle ( v, \alpha) \rangle§svg§600§FALSE§</svg:desc><draw:polygon draw:style-name="gr2" draw:text-style-name="P52" svg:width="2.263cm" svg:height="0.421cm" svg:x="0cm" svg:y="0cm" svg:viewBox="0 0 2264 422" draw:points="1133,422 0,422 0,0 2264,0 2264,422"><text:p/></draw:polygon><draw:path draw:style-name="gr3" draw:text-style-name="P53" svg:width="0.331cm" svg:height="0.294cm" svg:x="0.017cm" svg:y="0.005cm" svg:viewBox="0 0 332 295" svg:d="M184 11c-5-11-10-11-17-11-12 0-15 4-17 11l-106 255c-2 6-3 10-36 10h-8v19c16 0 36-1 49-1 17 0 41 0 57 1v-19c-2 0-39 0-39-6 0 0 1-5 3-5l20-51h114l25 62h-39v19c15-1 56-1 74-1 17 0 54 0 68 1v-19h-40zM148 77l48 117h-96z"><text:p/></draw:path><draw:path draw:style-name="gr3" draw:text-style-name="P53" svg:width="0.281cm" svg:height="0.099cm" svg:x="0.508cm" svg:y="0.145cm" svg:viewBox="0 0 282 100" svg:d="M268 17c6 0 14 0 14-9 0-8-8-8-14-8h-254c-6 0-14 0-14 8 0 9 8 9 14 9zM268 100c6 0 14 0 14-9 0-8-8-8-14-8h-254c-6 0-14 0-14 8 0 9 8 9 14 9z"><text:p/></draw:path><draw:path draw:style-name="gr3" draw:text-style-name="P53" svg:width="0.094cm" svg:height="0.421cm" svg:x="0.976cm" svg:y="0cm" svg:viewBox="0 0 95 422" svg:d="M94 16c1-4 1-5 1-8 0-4-4-8-9-8-3 0-6 2-9 10l-75 194c-1 2-2 5-2 7 0 1 0 3 2 7l75 195c2 5 3 9 9 9 5 0 9-3 9-8 0-1 0-1-1-6l-76-197z"><text:p/></draw:path><draw:path draw:style-name="gr3" draw:text-style-name="P53" svg:width="0.099cm" svg:height="0.421cm" svg:x="1.135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53" svg:width="0.185cm" svg:height="0.191cm" svg:x="1.27cm" svg:y="0.12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53" svg:width="0.049cm" svg:height="0.126cm" svg:x="1.513cm" svg:y="0.258cm" svg:viewBox="0 0 50 127" svg:d="M50 44c0-27-10-44-27-44-15 0-23 11-23 23 0 11 8 23 23 23 5 0 11-3 15-6 2-2 2-2 2-2 1 0 1 0 1 6 0 33-15 58-29 72-5 4-5 5-5 6 0 4 3 5 4 5 5 0 39-32 39-83z"><text:p/></draw:path><draw:path draw:style-name="gr3" draw:text-style-name="P53" svg:width="0.237cm" svg:height="0.191cm" svg:x="1.681cm" svg:y="0.127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53" svg:width="0.099cm" svg:height="0.421cm" svg:x="1.96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53" svg:width="0.094cm" svg:height="0.421cm" svg:x="2.123cm" svg:y="0cm" svg:viewBox="0 0 95 422" svg:d="M94 218c1-4 1-6 1-7s0-2-1-7l-76-194c-2-8-5-10-10-10-4 0-8 4-8 8 0 2 0 3 2 8l76 195-76 196c-2 5-2 6-2 7 0 5 4 8 8 8 6 0 8-3 10-8z"><text:p/></draw:path></draw:g></text:p>
          </table:table-cell>
          <table:table-cell table:style-name="Tabelle5.A1" office:value-type="string">
            <text:p text:style-name="P12">bulletinBoardStates</text:p>
          </table:table-cell>
          <table:table-cell table:style-name="Tabelle5.C1" office:value-type="string">
            <text:p text:style-name="P16">ballots</text:p>
          </table:table-cell>
        </table:table-row>
      </table:table>
      <text:p text:style-name="P19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7"><draw:g text:anchor-type="as-char" draw:z-index="15" draw:style-name="gr4"><svg:title>TexMaths</svg:title><svg:desc>12§display§v§svg§600§FALSE§</svg:desc><draw:polygon draw:style-name="gr2" draw:text-style-name="P52" svg:width="0.22cm" svg:height="0.181cm" svg:x="0cm" svg:y="0.005cm" svg:viewBox="0 0 221 182" draw:points="111,182 0,182 0,0 221,0 221,182"><text:p/></draw:polygon><draw:path draw:style-name="gr3" draw:text-style-name="P53" svg:width="0.185cm" svg:height="0.191cm" svg:x="0.012cm" svg:y="0cm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
          </table:table-cell>
          <table:table-cell table:style-name="Tabelle6.B1" office:value-type="string">
            <text:p text:style-name="P13">bulletinBoardStates<text:span text:style-name="T5">[ballots][index]</text:span></text:p>
          </table:table-cell>
          <table:table-cell table:style-name="Tabelle6.C1" office:value-type="string">
            <text:p text:style-name="P20">voterId (getattr)</text:p>
          </table:table-cell>
        </table:table-row>
        <table:table-row table:style-name="Tabelle6.1">
          <table:table-cell table:style-name="Tabelle6.B1" office:value-type="string">
            <text:p text:style-name="P19"><draw:g text:anchor-type="as-char" svg:y="-0.318cm" draw:z-index="16" draw:style-name="gr1"><svg:title>TexMaths</svg:title><svg:desc>12§display§\alpha = (\hat{x}_{v},\mathbf{a},\pi_{\alpha})§svg§600§FALSE§</svg:desc><draw:polygon draw:style-name="gr2" draw:text-style-name="P52" svg:width="2.693cm" svg:height="0.421cm" svg:x="0cm" svg:y="0cm" svg:viewBox="0 0 2694 422" draw:points="1347,422 0,422 0,0 2694,0 2694,422"><text:p/></draw:polygon><draw:path draw:style-name="gr3" draw:text-style-name="P53" svg:width="0.237cm" svg:height="0.191cm" svg:x="0.017cm" svg:y="0.127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53" svg:width="0.281cm" svg:height="0.099cm" svg:x="0.411cm" svg:y="0.138cm" svg:viewBox="0 0 282 100" svg:d="M267 17c6 0 15 0 15-9 0-8-9-8-15-8h-253c-6 0-14 0-14 8 0 9 8 9 14 9zM267 100c6 0 15 0 15-9 0-8-9-8-15-8h-253c-6 0-14 0-14 8 0 9 8 9 14 9z"><text:p/></draw:path><draw:path draw:style-name="gr3" draw:text-style-name="P53" svg:width="0.099cm" svg:height="0.421cm" svg:x="0.876cm" svg:y="0cm" svg:viewBox="0 0 100 422" svg:d="M100 419c0-1 0-3-9-10-53-53-66-133-66-198 0-73 16-146 69-199 6-6 6-6 6-7 0-4-3-5-5-5-5 0-43 29-69 83-21 47-26 93-26 128 0 34 5 84 28 132 26 53 62 79 67 79 2 0 5-1 5-3z"><text:p/></draw:path><draw:polygon draw:style-name="gr3" draw:text-style-name="P53" svg:width="0.113cm" svg:height="0.065cm" svg:x="1.074cm" svg:y="0.004cm" svg:viewBox="0 0 114 66" draw:points="58,0 0,59 7,66 58,23 106,66 114,59"><text:p/></draw:polygon><draw:path draw:style-name="gr3" draw:text-style-name="P53" svg:width="0.21cm" svg:height="0.191cm" svg:x="1.01cm" svg:y="0.127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53" svg:width="0.144cm" svg:height="0.133cm" svg:x="1.252cm" svg:y="0.233cm" svg:viewBox="0 0 145 134" svg:d="M145 24c0-24-14-24-15-24-8 0-16 8-16 16 0 4 4 7 5 9 5 4 11 12 11 24 0 13-20 77-56 77-24 0-24-22-24-26 0-14 6-30 17-58 3-6 5-11 5-16 0-15-13-26-29-26-30 0-43 41-43 46 0 3 4 3 5 3 5 0 5-1 6-5 7-24 19-36 31-36 5 0 7 4 7 11s-2 13-5 21c-13 32-15 45-15 56 0 29 23 38 45 38 50 0 71-86 71-110z"><text:p/></draw:path><draw:path draw:style-name="gr3" draw:text-style-name="P53" svg:width="0.049cm" svg:height="0.126cm" svg:x="1.474cm" svg:y="0.254cm" svg:viewBox="0 0 50 127" svg:d="M50 44c0-27-10-44-27-44-15 0-23 11-23 23 0 11 8 23 23 23 5 0 11-3 15-6 2-2 2-2 3-2v6c0 33-15 58-29 72-5 4-5 5-5 6 0 4 3 5 4 5 5 0 39-32 39-83z"><text:p/></draw:path><draw:path draw:style-name="gr3" draw:text-style-name="P53" svg:width="0.222cm" svg:height="0.193cm" svg:x="1.64cm" svg:y="0.107cm" svg:viewBox="0 0 223 194" svg:d="M145 160c0 13 0 32 45 32h20c8 0 13 0 13-10 0-9-6-9-11-9-26-1-26-6-26-17v-91c0-37-30-65-94-65-24 0-75 1-75 40 0 18 14 26 26 26 13 0 27-10 27-26 0-14-8-21-9-22 11-2 25-2 30-2 31 0 47 18 47 49v14c-30 3-138 6-138 67 0 41 53 48 82 48 33 0 54-16 63-34zM138 92v41c0 41-40 47-50 47-22 0-39-16-39-34 0-46 67-51 89-54z"><text:p/></draw:path><draw:path draw:style-name="gr3" draw:text-style-name="P53" svg:width="0.049cm" svg:height="0.126cm" svg:x="1.898cm" svg:y="0.254cm" svg:viewBox="0 0 50 127" svg:d="M50 44c0-27-10-44-27-44-15 0-23 11-23 23 0 11 8 23 23 23 5 0 11-3 15-6 2-2 2-2 3-2v6c0 33-15 58-29 72-5 4-5 5-5 6 0 4 3 5 4 5 5 0 39-32 39-83z"><text:p/></draw:path><draw:path draw:style-name="gr3" draw:text-style-name="P53" svg:width="0.228cm" svg:height="0.186cm" svg:x="2.061cm" svg:y="0.127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53" svg:width="0.181cm" svg:height="0.133cm" svg:x="2.308cm" svg:y="0.233cm" svg:viewBox="0 0 182 134" svg:d="M144 89c28-28 38-67 38-71s-3-4-4-4c-5 0-5 2-6 8-6 20-16 38-28 54-1-5-1-24-2-28-4-29-27-48-57-48-43 0-85 41-85 83 0 27 20 51 54 51 28 0 53-12 70-25 6 22 21 25 30 25 18 0 28-14 28-20 0-4-3-4-6-4s-3 2-4 3c-4 12-14 13-17 13-4 0-10 0-11-37zM121 100c-29 24-55 26-66 26-19 0-30-13-30-34 0-8 4-40 19-61 14-18 30-23 41-23 24 0 31 23 34 41 1 13 1 35 2 51z"><text:p/></draw:path><draw:path draw:style-name="gr3" draw:text-style-name="P53" svg:width="0.099cm" svg:height="0.421cm" svg:x="2.554cm" svg:y="0cm" svg:viewBox="0 0 100 422" svg:d="M100 211c0-32-5-84-29-132-25-51-63-79-66-79-4 0-5 1-5 5 0 1 0 1 8 9 42 42 66 110 66 197 0 73-15 148-68 201-6 4-6 6-6 7 0 2 1 3 5 3 3 0 42-28 67-81 22-47 28-94 28-130z"><text:p/></draw:path></draw:g></text:p>
          </table:table-cell>
          <table:table-cell table:style-name="Tabelle6.B1" office:value-type="string">
            <text:p text:style-name="P14">bulletinBoardStates<text:span text:style-name="T5">[ballots][index]</text:span></text:p>
          </table:table-cell>
          <table:table-cell table:style-name="Tabelle6.C1" office:value-type="string">
            <text:p text:style-name="P20">ballot (getattr)</text:p>
          </table:table-cell>
        </table:table-row>
      </table:table>
      <text:p text:style-name="P19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17"><draw:g text:anchor-type="as-char" svg:y="-0.296cm" draw:z-index="17" draw:style-name="gr1"><svg:title>TexMaths</svg:title><svg:desc>12§display§\hat{x}_v§svg§600§FALSE§</svg:desc><draw:polygon draw:style-name="gr2" draw:text-style-name="P52" svg:width="0.421cm" svg:height="0.357cm" svg:x="0cm" svg:y="0cm" svg:viewBox="0 0 422 358" draw:points="211,358 0,358 0,0 422,0 422,358"><text:p/></draw:polygon><draw:polygon draw:style-name="gr3" draw:text-style-name="P53" svg:width="0.113cm" svg:height="0.065cm" svg:x="0.076cm" svg:y="0cm" svg:viewBox="0 0 114 66" draw:points="58,0 0,59 7,66 58,23 106,66 114,59"><text:p/></draw:polygon><draw:path draw:style-name="gr3" draw:text-style-name="P53" svg:width="0.21cm" svg:height="0.191cm" svg:x="0.012cm" svg:y="0.109cm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3" draw:text-style-name="P53" svg:width="0.144cm" svg:height="0.133cm" svg:x="0.255cm" svg:y="0.229cm" svg:viewBox="0 0 145 134" svg:d="M145 24c0-24-14-24-15-24-7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/draw:g></text:p>
          </table:table-cell>
          <table:table-cell table:style-name="Tabelle7.A1" office:value-type="string">
            <text:p text:style-name="P14">bulletinBoardStates<text:span text:style-name="T5">[ballots][index].ballot</text:span></text:p>
          </table:table-cell>
          <table:table-cell table:style-name="Tabelle7.C1" office:value-type="string">
            <text:p text:style-name="P21">x_hat <text:span text:style-name="T3">(getattr)</text:span></text:p>
          </table:table-cell>
        </table:table-row>
        <table:table-row table:style-name="Tabelle7.1">
          <table:table-cell table:style-name="Tabelle7.A1" office:value-type="string">
            <text:p text:style-name="P17"><draw:g text:anchor-type="as-char" svg:y="-0.318cm" draw:z-index="18" draw:style-name="gr1"><svg:title>TexMaths</svg:title><svg:desc>12§display§\mathbf{a}=(a_j)§svg§600§FALSE§</svg:desc><draw:polygon draw:style-name="gr2" draw:text-style-name="P52" svg:width="1.528cm" svg:height="0.436cm" svg:x="0cm" svg:y="0cm" svg:viewBox="0 0 1529 437" draw:points="765,437 0,437 0,0 1529,0 1529,437"><text:p/></draw:polygon><draw:path draw:style-name="gr3" draw:text-style-name="P53" svg:width="0.222cm" svg:height="0.193cm" svg:x="0.013cm" svg:y="0.108cm" svg:viewBox="0 0 223 194" svg:d="M145 159c0 13 0 33 45 33h20c9 0 13 0 13-10s-6-10-10-10c-27-1-27-6-27-16v-91c0-37-30-65-94-65-24 0-75 1-75 40 0 17 15 26 26 26 13 0 27-10 27-26 0-14-8-21-9-22 11-2 25-2 30-2 31 0 47 18 47 49v14c-30 2-138 6-138 67 0 41 53 48 82 48 33 0 54-17 63-35zM138 92v41c0 41-40 47-49 47-23 0-40-16-40-34 0-47 67-51 89-54z"><text:p/></draw:path><draw:path draw:style-name="gr3" draw:text-style-name="P53" svg:width="0.281cm" svg:height="0.098cm" svg:x="0.377cm" svg:y="0.145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cm" svg:x="0.841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194cm" svg:height="0.191cm" svg:x="0.98cm" svg:y="0.127cm" svg:viewBox="0 0 195 192" svg:d="M142 28c-9-16-21-28-40-28-49 0-102 62-102 124 0 40 23 68 56 68 9 0 30-2 56-32 3 18 18 32 38 32 16 0 25-10 31-23 8-16 14-42 14-42 0-5-4-5-5-5-5 0-5 3-6 8-7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53" svg:width="0.13cm" svg:height="0.255cm" svg:x="1.186cm" svg:y="0.168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53" svg:width="0.099cm" svg:height="0.42cm" svg:x="1.388cm" svg:y="0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7.A1" office:value-type="string">
            <text:p text:style-name="P14">bulletinBoardStates<text:span text:style-name="T5">[ballots][index].ballot</text:span></text:p>
          </table:table-cell>
          <table:table-cell table:style-name="Tabelle7.C1" office:value-type="string">
            <text:p text:style-name="P21">a_bold <text:span text:style-name="T3">(getattr)</text:span></text:p>
          </table:table-cell>
        </table:table-row>
        <table:table-row table:style-name="Tabelle7.1">
          <table:table-cell table:style-name="Tabelle7.A1" office:value-type="string">
            <text:p text:style-name="P19"><draw:g text:anchor-type="as-char" svg:y="-0.185cm" draw:z-index="19" draw:style-name="gr1"><svg:title>TexMaths</svg:title><svg:desc>12§display§\pi_{\alpha}§svg§600§FALSE§</svg:desc><draw:polygon draw:style-name="gr2" draw:text-style-name="P52" svg:width="0.461cm" svg:height="0.246cm" svg:x="0cm" svg:y="0cm" svg:viewBox="0 0 462 247" draw:points="231,247 0,247 0,0 462,0 462,247"><text:p/></draw:polygon><draw:path draw:style-name="gr3" draw:text-style-name="P53" svg:width="0.229cm" svg:height="0.187cm" svg:x="0.011cm" svg:y="0cm" svg:viewBox="0 0 230 188" svg:d="M101 25h48c-14 63-18 81-18 110 0 6 0 18 4 32 4 18 8 21 15 21 9 0 17-7 17-16 0-2 0-4-2-10-12-30-12-57-12-69 0-23 2-46 7-68h48c6 0 22 0 22-15 0-10-10-10-17-10h-143c-9 0-26 0-44 20-15 16-26 37-26 38s0 5 5 5c3 0 5-2 7-5 20-33 46-33 54-33h24c-13 51-36 103-54 141-4 7-4 7-4 11 0 8 8 11 12 11 14 0 17-12 22-28 6-19 6-20 11-41z"><text:p/></draw:path><draw:path draw:style-name="gr3" draw:text-style-name="P53" svg:width="0.182cm" svg:height="0.134cm" svg:x="0.26cm" svg:y="0.116cm" svg:viewBox="0 0 183 135" svg:d="M144 89c28-28 39-67 39-71s-4-4-5-4c-5 0-5 2-6 8-6 20-16 38-28 54-1-5-1-24-2-28-4-29-27-48-57-48-43 0-85 41-85 83 0 28 20 52 54 52 28 0 53-12 70-25 6 21 21 25 30 25 18 0 29-15 29-21 0-3-4-3-6-3-4 0-4 1-5 2-4 12-13 13-17 13s-10 0-11-37zM121 100c-28 24-55 26-66 26-19 0-30-13-30-33 0-9 4-41 19-62 14-18 31-23 41-23 24 0 32 23 34 41 1 14 1 35 2 51z"><text:p/></draw:path></draw:g></text:p>
          </table:table-cell>
          <table:table-cell table:style-name="Tabelle7.A1" office:value-type="string">
            <text:p text:style-name="P14">bulletinBoardStates<text:span text:style-name="T5">[ballots][index].ballot</text:span></text:p>
          </table:table-cell>
          <table:table-cell table:style-name="Tabelle7.C1" office:value-type="string">
            <text:p text:style-name="P21">pi</text:p>
          </table:table-cell>
        </table:table-row>
      </table:table>
      <text:p text:style-name="P23"/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23"><draw:g text:anchor-type="as-char" svg:y="-0.36cm" draw:z-index="20" draw:style-name="gr1"><svg:title>TexMaths</svg:title><svg:desc>12§display§\mathbf{B} = \langle ( v, \beta_j, \sigma^{cast}_{vj}) \rangle§svg§600§FALSE§</svg:desc><draw:polygon draw:style-name="gr2" draw:text-style-name="P52" svg:width="3.473cm" svg:height="0.518cm" svg:x="0cm" svg:y="0.003cm" svg:viewBox="0 0 3474 519" draw:points="1737,519 0,519 0,0 3474,0 3474,519"><text:p/></draw:polygon><draw:path draw:style-name="gr3" draw:text-style-name="P53" svg:width="0.302cm" svg:height="0.29cm" svg:x="0.017cm" svg:y="0.069cm" svg:viewBox="0 0 303 291" svg:d="M101 132v-112h78c42 0 50 33 50 53 0 33-20 59-62 59zM216 139c46-8 73-33 73-66 0-39-37-73-105-73h-184v20h46v252h-46v19h197c70 0 106-37 106-79 0-40-36-69-87-73zM179 272h-78v-125h83c8 0 27 0 42 19 14 17 14 41 14 46 0 4 0 60-61 60z"><text:p/></draw:path><draw:path draw:style-name="gr3" draw:text-style-name="P53" svg:width="0.281cm" svg:height="0.099cm" svg:x="0.486cm" svg:y="0.203cm" svg:viewBox="0 0 282 100" svg:d="M268 17c6 0 14 0 14-9 0-8-8-8-14-8h-254c-6 0-14 0-14 8 0 9 8 9 14 9zM268 100c6 0 14 0 14-9 0-8-8-8-14-8h-254c-6 0-14 0-14 8 0 9 8 9 14 9z"><text:p/></draw:path><draw:path draw:style-name="gr3" draw:text-style-name="P53" svg:width="0.094cm" svg:height="0.422cm" svg:x="0.954cm" svg:y="0.042cm" svg:viewBox="0 0 95 423" svg:d="M94 16c1-4 1-5 1-8 0-4-4-8-9-8-3 0-6 2-9 10l-75 194c-1 3-2 5-2 8 0 1 0 2 2 7l75 195c2 4 3 9 9 9 5 0 9-3 9-8 0-1 0-1-1-6l-76-197z"><text:p/></draw:path><draw:path draw:style-name="gr3" draw:text-style-name="P53" svg:width="0.099cm" svg:height="0.422cm" svg:x="1.114cm" svg:y="0.04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53" svg:width="0.185cm" svg:height="0.191cm" svg:x="1.249cm" svg:y="0.172cm" svg:viewBox="0 0 186 192" svg:d="M186 30c0-23-11-30-18-30-11 0-22 11-22 20 0 6 3 9 8 14 8 8 14 19 14 35s-25 114-76 114c-21 0-31-15-31-36 0-24 12-56 24-90 4-8 6-14 6-22 0-19-14-35-35-35-40 0-56 61-56 65 0 5 5 5 5 5 5 0 5-1 7-7 12-44 30-53 43-53 3 0 11 0 11 13 0 11-5 21-8 30-18 49-24 68-24 86 0 47 37 53 57 53 71 0 95-140 95-162z"><text:p/></draw:path><draw:path draw:style-name="gr3" draw:text-style-name="P53" svg:width="0.049cm" svg:height="0.126cm" svg:x="1.492cm" svg:y="0.314cm" svg:viewBox="0 0 50 127" svg:d="M50 44c0-27-10-44-27-44-15 0-23 11-23 23 0 11 8 23 23 23 5 0 11-3 15-6 2-2 2-2 2-2 1 0 1 0 1 6 0 33-15 58-29 73-5 3-5 4-5 6 0 3 3 4 4 4 5 0 39-32 39-83z"><text:p/></draw:path><draw:path draw:style-name="gr3" draw:text-style-name="P53" svg:width="0.231cm" svg:height="0.38cm" svg:x="1.655cm" svg:y="0.06cm" svg:viewBox="0 0 232 381" svg:d="M232 58c0-32-24-58-58-58-25 0-37 7-52 18-24 17-46 58-55 90l-67 270c0 1 1 3 5 3 3 0 5 0 6-1l29-118c8 25 27 41 57 41 31 0 64-14 82-32 20-21 35-47 35-79 0-31-16-53-32-63 24-14 50-40 50-71zM155 129c-6 2-10 2-21 2-6 0-14 1-19-1 1-5 17-4 22-4 8 0 12 0 18 3zM208 48c0 30-17 60-39 73-12-3-20-4-32-4-10 0-33 0-33 13-1 12 22 11 29 11 16 0 22 0 35-6 16 15 18 29 18 48 1 25-8 56-20 73-17 23-46 39-70 39-32 0-48-26-48-56 0-3 0-11 2-18l27-108c9-36 41-103 91-103 24 0 40 13 40 38z"><text:p/></draw:path><draw:path draw:style-name="gr3" draw:text-style-name="P53" svg:width="0.13cm" svg:height="0.256cm" svg:x="1.881cm" svg:y="0.226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53" svg:width="0.049cm" svg:height="0.126cm" svg:x="2.096cm" svg:y="0.314cm" svg:viewBox="0 0 50 127" svg:d="M50 44c0-27-10-44-27-44-15 0-23 11-23 23 0 11 8 23 23 23 5 0 11-3 15-6 2-2 2-2 2-2 1 0 1 0 1 6 0 33-15 58-29 73-5 3-5 4-5 6 0 3 3 4 4 4 5 0 39-32 39-83z"><text:p/></draw:path><draw:path draw:style-name="gr3" draw:text-style-name="P53" svg:width="0.223cm" svg:height="0.187cm" svg:x="2.263cm" svg:y="0.175cm" svg:viewBox="0 0 224 188" svg:d="M204 25c5 0 20 0 20-15 0-10-8-10-16-10h-96c-65 0-112 70-112 120 0 39 25 68 64 68 50 0 106-51 106-117 0-7 0-28-13-46zM64 179c-21 0-38-15-38-47 0-12 5-47 21-72 17-30 43-35 57-35 35 0 39 28 39 41 0 19-9 54-23 76-17 25-40 37-56 37z"><text:p/></draw:path><draw:path draw:style-name="gr3" draw:text-style-name="P53" svg:width="0.129cm" svg:height="0.134cm" svg:x="2.521cm" svg:y="0.054cm" svg:viewBox="0 0 130 135" svg:d="M112 17c-11 2-15 11-15 17 0 8 6 10 11 10 7 0 18-3 18-18 0-20-24-26-40-26-44 0-86 41-86 83 0 25 18 52 55 52 51 0 75-30 75-34 0-2-4-5-6-5s-3 0-5 3c-23 27-58 27-64 27-20 0-30-14-30-33 0-9 4-41 19-62 11-14 27-23 42-23 4 0 18 0 26 9z"><text:p/></draw:path><draw:path draw:style-name="gr3" draw:text-style-name="P53" svg:width="0.15cm" svg:height="0.134cm" svg:x="2.672cm" svg:y="0.054cm" svg:viewBox="0 0 151 135" svg:d="M108 18c-7-11-17-18-31-18-39 0-77 42-77 85 0 29 19 50 44 50 17 0 32-10 44-21 4 17 22 21 30 21 10 0 18-8 24-16 6-12 9-29 9-30 0-4-3-4-3-4-5 0-5 2-8 9-3 14-9 32-21 32-9 0-10-6-10-14 0-5 3-16 4-24 2-7 6-21 7-27l6-23c1-7 5-21 5-22 0-8-5-10-10-10s-12 4-13 12zM89 94c-3 8-10 14-16 20-2 3-14 12-27 12-11 0-22-7-22-29 0-15 8-49 16-60 13-24 28-29 37-29 20 0 26 23 26 27 0 1 0 2-1 3z"><text:p/></draw:path><draw:path draw:style-name="gr3" draw:text-style-name="P53" svg:width="0.118cm" svg:height="0.134cm" svg:x="2.858cm" svg:y="0.054cm" svg:viewBox="0 0 119 135" svg:d="M107 19c-7 3-12 9-12 15 0 7 6 9 9 9 4 0 15-2 15-17 0-20-22-26-40-26-47 0-55 35-55 43 0 11 7 18 11 22 8 6 13 7 33 11 6 1 26 5 26 20 0 5-3 16-16 24-12 6-26 6-30 6-12 0-29-2-36-12 11-1 17-9 17-18 0-7-5-11-12-11-9 0-17 8-17 21 0 18 19 29 48 29 55 0 65-38 65-50 0-27-30-32-41-34-2-2-11-3-12-3-11-2-17-8-17-14 0-8 6-16 12-20 9-6 19-6 24-6 6 0 22 2 28 11z"><text:p/></draw:path><draw:path draw:style-name="gr3" draw:text-style-name="P53" svg:width="0.1cm" svg:height="0.188cm" svg:x="3.008cm" svg:y="0cm" svg:viewBox="0 0 101 189" svg:d="M61 69h30c6 0 10 0 10-8 0-3-4-3-9-3h-28l10-45c0-1 2-2 2-3 0-6-4-10-10-10-8 0-12 5-14 13-3 7 1-7-12 45h-30c-6 0-10 0-10 6 0 5 4 5 8 5h29l-18 69c-1 9-3 18-3 23 0 17 14 28 31 28 33 0 53-41 53-46 0-4-5-4-5-4-4 0-5 2-7 6-9 19-23 35-40 35-6 0-11-3-11-14 0-2 1-10 3-12z"><text:p/></draw:path><draw:path draw:style-name="gr3" draw:text-style-name="P53" svg:width="0.144cm" svg:height="0.134cm" svg:x="2.502cm" svg:y="0.332cm" svg:viewBox="0 0 145 135" svg:d="M145 24c0-24-14-24-15-24-8 0-16 8-16 16 0 4 4 7 5 9 5 4 11 12 11 24 0 14-20 77-54 77-26 0-26-21-26-26 0-13 6-30 17-58 3-6 5-11 5-16 0-15-13-26-29-26-30 0-43 41-43 46 0 3 4 3 5 3 5 0 5-1 6-5 7-24 19-36 31-36 5 0 7 4 7 11s-2 13-5 21c-13 32-15 45-15 56 0 29 23 39 45 39 50 0 71-87 71-111z"><text:p/></draw:path><draw:path draw:style-name="gr3" draw:text-style-name="P53" svg:width="0.13cm" svg:height="0.256cm" svg:x="2.667cm" svg:y="0.265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53" svg:width="0.099cm" svg:height="0.422cm" svg:x="3.169cm" svg:y="0.042cm" svg:viewBox="0 0 100 423" svg:d="M100 212c0-33-5-85-29-133-25-51-63-79-66-79-4 0-5 1-5 5 0 1 0 1 8 9 42 43 66 110 66 198 0 73-15 148-68 200-6 5-6 6-6 8s1 3 5 3c3 0 42-29 67-82 22-46 28-93 28-129z"><text:p/></draw:path><draw:path draw:style-name="gr3" draw:text-style-name="P53" svg:width="0.094cm" svg:height="0.422cm" svg:x="3.333cm" svg:y="0.042cm" svg:viewBox="0 0 95 423" svg:d="M94 219c1-5 1-6 1-7 0-2 0-3-1-8l-76-194c-2-8-5-10-10-10-4 0-8 4-8 8 0 2 0 3 2 8l76 196-76 196c-2 4-2 6-2 7 0 5 4 8 8 8 6 0 8-3 10-8z"><text:p/></draw:path></draw:g></text:p>
          </table:table-cell>
          <table:table-cell table:style-name="Tabelle8.A1" office:value-type="string">
            <text:p text:style-name="P14">bulletinBoardStates<text:span text:style-name="T5">[ballots][index]</text:span></text:p>
          </table:table-cell>
          <table:table-cell table:style-name="Tabelle8.C1" office:value-type="string">
            <text:p text:style-name="P27">resbonses </text:p>
          </table:table-cell>
        </table:table-row>
      </table:table>
      <text:p text:style-name="P23"/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 <table:table-cell table:style-name="Tabelle9.A1" office:value-type="string">
            <text:p text:style-name="P18"><draw:g text:anchor-type="as-char" svg:y="-0.3cm" draw:z-index="21" draw:style-name="gr1"><svg:title>TexMaths</svg:title><svg:desc>12§display§\beta_j§svg§600§FALSE§</svg:desc><draw:polygon draw:style-name="gr2" draw:text-style-name="P52" svg:width="0.396cm" svg:height="0.414cm" svg:x="0cm" svg:y="0.005cm" svg:viewBox="0 0 397 415" draw:points="199,415 0,415 0,0 397,0 397,415"><text:p/></draw:polygon><draw:path draw:style-name="gr3" draw:text-style-name="P53" svg:width="0.231cm" svg:height="0.379cm" svg:x="0.013cm" svg:y="0cm" svg:viewBox="0 0 232 380" svg:d="M232 58c0-32-24-58-58-58-25 0-37 7-51 18-24 17-47 58-56 90l-67 269c0 1 1 3 5 3 3 0 5 0 6-1l29-117c8 25 27 40 57 40 32 0 64-14 82-32 21-20 35-47 35-78s-15-53-31-64c24-13 49-39 49-70zM155 128c-6 3-9 3-20 3-6 0-15 1-19-1 1-5 16-4 21-4 9 0 12 0 18 2zM208 48c0 30-17 60-38 73-12-3-21-5-33-5-9 0-32 0-32 14-2 12 21 10 29 10 15 0 21 0 34-6 16 16 18 29 18 48 2 26-8 57-20 74-17 22-46 38-70 38-32 0-48-25-48-55 0-4 0-11 3-18l26-108c10-36 41-103 91-103 25 0 40 13 40 38z"><text:p/></draw:path><draw:path draw:style-name="gr3" draw:text-style-name="P53" svg:width="0.13cm" svg:height="0.256cm" svg:x="0.239cm" svg:y="0.166cm" svg:viewBox="0 0 131 257" svg:d="M131 11c0-5-3-11-12-11-8 0-17 8-17 17 0 5 4 11 12 11 9 0 17-8 17-17zM67 211c-4 21-20 37-38 37-4 0-7 0-11-1 8-3 11-11 11-15 0-8-6-11-12-11-10 0-17 8-17 18 0 11 12 18 30 18 17 0 53-11 61-47l28-106c0-3 1-6 1-10 0-16-14-28-32-28-33 0-52 41-52 46 0 3 4 3 5 3 4 0 4-1 6-6 7-17 23-35 41-35 7 0 9 5 9 15 0 3-1 7-1 8z"><text:p/></draw:path></draw:g></text:p>
          </table:table-cell>
          <table:table-cell table:style-name="Tabelle9.A1" office:value-type="string">
            <text:p text:style-name="P40">bulletinBoardStates<text:span text:style-name="T5">[ballots][index].responses[j]</text:span></text:p>
          </table:table-cell>
          <table:table-cell table:style-name="Tabelle9.C1" office:value-type="string">
            <text:p text:style-name="P22"><text:span text:style-name="T4">b</text:span> <text:span text:style-name="T3">(getattr)</text:span></text:p>
          </table:table-cell>
        </table:table-row>
        <table:table-row table:style-name="Tabelle9.2">
          <table:table-cell table:style-name="Tabelle9.A1" office:value-type="string">
            <text:p text:style-name="P33"><draw:g text:anchor-type="as-char" svg:y="-0.36cm" draw:z-index="22" draw:style-name="gr1"><svg:title>TexMaths</svg:title><svg:desc>12§display§\sigma^{cast}_{vj}§svg§600§FALSE§</svg:desc><draw:polygon draw:style-name="gr2" draw:text-style-name="P52" svg:width="0.877cm" svg:height="0.518cm" svg:x="0cm" svg:y="0.003cm" svg:viewBox="0 0 878 519" draw:points="439,519 0,519 0,0 878,0 878,519"><text:p/></draw:polygon><draw:path draw:style-name="gr3" draw:text-style-name="P53" svg:width="0.223cm" svg:height="0.187cm" svg:x="0.016cm" svg:y="0.175cm" svg:viewBox="0 0 224 188" svg:d="M204 25c5 0 20 0 20-15 0-10-8-10-16-10h-96c-65 0-112 70-112 120 0 39 25 68 64 68 50 0 106-51 106-117 0-7 0-28-13-46zM64 179c-21 0-38-15-38-47 0-12 5-47 21-72 17-30 43-35 57-35 35 0 39 28 39 41 0 19-9 54-23 76-17 25-40 37-56 37z"><text:p/></draw:path><draw:path draw:style-name="gr3" draw:text-style-name="P53" svg:width="0.129cm" svg:height="0.134cm" svg:x="0.275cm" svg:y="0.054cm" svg:viewBox="0 0 130 135" svg:d="M112 17c-11 2-15 11-15 17 0 8 6 10 11 10 7 0 18-3 18-18 0-20-24-26-40-26-44 0-86 41-86 83 0 25 18 52 55 52 51 0 75-30 75-34 0-2-4-5-6-5s-3 0-5 3c-23 27-58 27-64 27-20 0-30-14-30-33 0-9 4-41 19-62 11-14 27-23 42-23 4 0 18 0 26 9z"><text:p/></draw:path><draw:path draw:style-name="gr3" draw:text-style-name="P53" svg:width="0.15cm" svg:height="0.134cm" svg:x="0.425cm" svg:y="0.054cm" svg:viewBox="0 0 151 135" svg:d="M108 18c-7-11-17-18-31-18-39 0-77 42-77 85 0 29 19 50 44 50 17 0 32-10 44-21 4 17 22 21 30 21 10 0 18-8 24-16 6-12 9-29 9-30 0-4-3-4-3-4-5 0-5 2-8 9-3 14-9 32-21 32-9 0-10-6-10-14 0-5 3-16 4-24 2-7 6-21 7-27l6-23c1-7 5-21 5-22 0-8-5-10-10-10s-12 4-13 12zM89 94c-3 8-10 14-16 20-2 3-14 12-27 12-11 0-22-7-22-29 0-15 8-49 16-60 13-24 28-29 37-29 20 0 26 23 26 27 0 1 0 2-1 3z"><text:p/></draw:path><draw:path draw:style-name="gr3" draw:text-style-name="P53" svg:width="0.118cm" svg:height="0.134cm" svg:x="0.611cm" svg:y="0.054cm" svg:viewBox="0 0 119 135" svg:d="M107 19c-7 3-12 9-12 15 0 7 6 9 9 9 4 0 15-2 15-17 0-20-22-26-40-26-47 0-55 35-55 43 0 11 7 18 11 22 8 6 13 7 33 11 6 1 26 5 26 20 0 5-3 16-16 24-12 6-26 6-30 6-12 0-29-2-36-12 11-1 17-9 17-18 0-7-5-11-12-11-9 0-17 8-17 21 0 18 19 29 48 29 55 0 65-38 65-50 0-27-30-32-41-34-2-2-11-3-12-3-11-2-17-8-17-14 0-8 6-16 12-20 9-6 19-6 24-6 6 0 22 2 28 11z"><text:p/></draw:path><draw:path draw:style-name="gr3" draw:text-style-name="P53" svg:width="0.1cm" svg:height="0.188cm" svg:x="0.761cm" svg:y="0cm" svg:viewBox="0 0 101 189" svg:d="M61 69h30c6 0 10 0 10-8 0-3-4-3-9-3h-28l10-45c0-1 2-2 2-3 0-6-4-10-10-10-8 0-12 5-14 13-3 7 1-7-12 45h-30c-6 0-10 0-10 6 0 5 4 5 8 5h29l-18 69c-1 9-3 18-3 23 0 17 14 28 31 28 33 0 53-41 53-46 0-4-5-4-5-4-4 0-5 2-7 6-9 19-23 35-40 35-6 0-11-3-11-14 0-2 1-10 3-12z"><text:p/></draw:path><draw:path draw:style-name="gr3" draw:text-style-name="P53" svg:width="0.144cm" svg:height="0.134cm" svg:x="0.255cm" svg:y="0.332cm" svg:viewBox="0 0 145 135" svg:d="M145 24c0-24-14-24-15-24-8 0-16 8-16 16 0 4 2 7 5 9 5 4 11 12 11 24 0 14-20 77-54 77-26 0-26-21-26-26 0-13 6-30 17-58 3-6 5-11 5-16 0-15-13-26-29-26-30 0-43 41-43 46 0 3 4 3 5 3 5 0 5-1 6-5 7-24 19-36 31-36 5 0 7 4 7 11s-2 13-5 21c-13 32-15 45-15 56 0 29 23 39 45 39 50 0 71-87 71-111z"><text:p/></draw:path><draw:path draw:style-name="gr3" draw:text-style-name="P53" svg:width="0.13cm" svg:height="0.256cm" svg:x="0.42cm" svg:y="0.265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</text:p>
          </table:table-cell>
          <table:table-cell table:style-name="Tabelle9.A1" office:value-type="string">
            <text:p text:style-name="P3"/>
          </table:table-cell>
          <table:table-cell table:style-name="Tabelle9.C1" office:value-type="string">
            <text:p text:style-name="P35">sigCast</text:p>
          </table:table-cell>
        </table:table-row>
      </table:table>
      <text:p text:style-name="P23"><text:soft-page-break/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elle10.1">
          <table:table-cell table:style-name="Tabelle10.A1" office:value-type="string">
            <text:p text:style-name="P32"><draw:g text:anchor-type="as-char" svg:y="-0.318cm" draw:z-index="23" draw:style-name="gr1"><svg:title>TexMaths</svg:title><svg:desc>12§display§\mathbf{C}= \langle ( v, \gamma) \rangle§svg§600§FALSE§</svg:desc><draw:polygon draw:style-name="gr2" draw:text-style-name="P52" svg:width="2.219cm" svg:height="0.421cm" svg:x="0cm" svg:y="0cm" svg:viewBox="0 0 2220 422" draw:points="1109,422 0,422 0,0 2220,0 2220,422"><text:p/></draw:polygon><draw:path draw:style-name="gr3" draw:text-style-name="P53" svg:width="0.297cm" svg:height="0.299cm" svg:x="0.026cm" svg:y="0.007cm" svg:viewBox="0 0 298 300" svg:d="M298 12c0-8 0-12-9-12-3 0-5 1-7 4l-29 25c-25-22-54-29-83-29-105 0-170 64-170 150s65 150 170 150c80 0 128-53 128-101 0-8-4-9-11-9-5 0-10 0-10 7-2 57-54 83-97 83-32 0-68-10-90-36-20-24-25-56-25-94 0-24 1-70 27-97 28-29 65-33 87-33 45 0 86 32 96 86 1 8 1 9 11 9s12-1 12-12z"><text:p/></draw:path><draw:path draw:style-name="gr3" draw:text-style-name="P53" svg:width="0.281cm" svg:height="0.099cm" svg:x="0.491cm" svg:y="0.145cm" svg:viewBox="0 0 282 100" svg:d="M268 17c6 0 14 0 14-9 0-8-8-8-14-8h-254c-6 0-14 0-14 8 0 9 8 9 14 9zM268 100c6 0 14 0 14-9 0-8-8-8-14-8h-254c-6 0-14 0-14 8 0 9 8 9 14 9z"><text:p/></draw:path><draw:path draw:style-name="gr3" draw:text-style-name="P53" svg:width="0.094cm" svg:height="0.421cm" svg:x="0.959cm" svg:y="0cm" svg:viewBox="0 0 95 422" svg:d="M94 16c1-4 1-5 1-8 0-4-4-8-9-8-3 0-6 2-9 10l-75 194c-1 2-2 5-2 7 0 1 0 3 2 7l75 195c1 5 3 9 9 9 5 0 9-3 9-8 0-1 0-1-1-6l-76-197z"><text:p/></draw:path><draw:path draw:style-name="gr3" draw:text-style-name="P53" svg:width="0.099cm" svg:height="0.421cm" svg:x="1.119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53" svg:width="0.185cm" svg:height="0.191cm" svg:x="1.253cm" svg:y="0.127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53" svg:width="0.049cm" svg:height="0.126cm" svg:x="1.497cm" svg:y="0.258cm" svg:viewBox="0 0 50 127" svg:d="M50 44c0-27-10-44-27-44-15 0-23 11-23 23 0 11 8 23 23 23 5 0 11-3 15-6 2-2 2-2 3-2v6c0 33-15 58-29 72-5 4-5 5-5 6 0 4 3 5 4 5 5 0 39-32 39-83z"><text:p/></draw:path><draw:path draw:style-name="gr3" draw:text-style-name="P53" svg:width="0.222cm" svg:height="0.277cm" svg:x="1.655cm" svg:y="0.127cm" svg:viewBox="0 0 223 278" svg:d="M10 79c16-48 62-49 67-49 65 0 69 74 69 108 0 26-2 34-6 42-8 30-21 79-21 91 0 4 2 7 6 7 5 0 8-9 13-25 10-36 13-60 16-73 1-6 1-11 3-17 13-42 41-104 58-138 2-5 8-14 8-17s-5-3-6-3-3 0-5 2c-21 41-39 83-56 126 0-13 0-45-17-86-11-27-27-47-56-47-53 0-83 65-83 78 0 4 4 4 8 4z"><text:p/></draw:path><draw:path draw:style-name="gr3" draw:text-style-name="P53" svg:width="0.099cm" svg:height="0.421cm" svg:x="1.915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53" svg:width="0.094cm" svg:height="0.421cm" svg:x="2.078cm" svg:y="0cm" svg:viewBox="0 0 95 422" svg:d="M94 218c1-4 1-6 1-7s0-2-1-7l-76-194c-2-8-5-10-10-10-4 0-8 4-8 8 0 2 0 3 2 8l76 195-76 196c-2 5-2 6-2 7 0 5 4 8 8 8 6 0 8-3 10-8z"><text:p/></draw:path></draw:g></text:p>
          </table:table-cell>
          <table:table-cell table:style-name="Tabelle10.A1" office:value-type="string">
            <text:p text:style-name="P3">bulletinBoardStates<text:span text:style-name="T5">[ballots].responses[index]</text:span></text:p>
          </table:table-cell>
          <table:table-cell table:style-name="Tabelle10.C1" office:value-type="string">
            <text:p text:style-name="P24"><text:span text:style-name="T4">C_bold</text:span> </text:p>
          </table:table-cell>
        </table:table-row>
      </table:table>
      <text:p text:style-name="P23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elle11.1">
          <table:table-cell table:style-name="Tabelle11.A1" office:value-type="string">
            <text:p text:style-name="P23"><draw:g text:anchor-type="as-char" svg:y="-0.318cm" draw:z-index="24" draw:style-name="gr1"><svg:title>TexMaths</svg:title><svg:desc>12§display§\gamma = (\hat{y}_v, \pi_{\beta})§svg§600§FALSE§</svg:desc><draw:polygon draw:style-name="gr2" draw:text-style-name="P52" svg:width="2.194cm" svg:height="0.436cm" svg:x="0cm" svg:y="0.001cm" svg:viewBox="0 0 2195 437" draw:points="1098,437 0,437 0,0 2195,0 2195,437"><text:p/></draw:polygon><draw:path draw:style-name="gr3" draw:text-style-name="P53" svg:width="0.222cm" svg:height="0.277cm" svg:x="0.007cm" svg:y="0.128cm" svg:viewBox="0 0 223 278" svg:d="M10 79c16-48 62-49 67-49 65 0 69 74 69 108 0 26-2 33-6 42-8 30-21 79-21 91 0 3 2 7 6 7 5 0 8-10 13-25 10-36 14-60 16-73 1-6 1-11 3-17 13-42 41-104 58-138 2-5 8-14 8-17s-5-3-6-3-3 0-5 2c-21 41-38 83-56 126 0-13 0-46-17-86-11-27-27-47-56-47-53 0-83 65-83 78 0 3 4 3 8 3z"><text:p/></draw:path><draw:path draw:style-name="gr3" draw:text-style-name="P53" svg:width="0.281cm" svg:height="0.098cm" svg:x="0.383cm" svg:y="0.139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1cm" svg:x="0.846cm" svg:y="0.001cm" svg:viewBox="0 0 100 422" svg:d="M100 418c0-1 0-2-9-9-53-53-66-133-66-198 0-73 16-146 69-199 6-6 6-6 6-7 0-4-3-5-5-5-5 0-43 29-69 83-21 46-26 93-26 128 0 33 5 84 28 132 26 52 62 79 67 79 2 0 5-1 5-4z"><text:p/></draw:path><draw:polygon draw:style-name="gr3" draw:text-style-name="P53" svg:width="0.113cm" svg:height="0.065cm" svg:x="1.046cm" svg:y="0.004cm" svg:viewBox="0 0 114 66" draw:points="58,0 0,59 7,66 58,23 106,66 114,59"><text:p/></draw:polygon><draw:path draw:style-name="gr3" draw:text-style-name="P53" svg:width="0.195cm" svg:height="0.272cm" svg:x="0.98cm" svg:y="0.128cm" svg:viewBox="0 0 196 273" svg:d="M194 26c2-6 2-7 2-10 0-8-6-11-12-11-5 0-11 2-16 8 0 3-4 16-6 23-2 12-6 23-8 35l-20 75c-1 6-19 36-48 36-21 0-25-18-25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draw:path draw:style-name="gr3" draw:text-style-name="P53" svg:width="0.144cm" svg:height="0.133cm" svg:x="1.189cm" svg:y="0.234cm" svg:viewBox="0 0 145 134" svg:d="M145 24c0-24-14-24-15-24-8 0-16 8-16 16 0 4 4 7 5 9 5 4 11 12 11 24 0 13-20 77-56 77-24 0-24-22-24-27 0-13 6-30 17-57 3-6 5-11 5-16 0-15-13-26-29-26-30 0-43 41-43 46 0 3 4 3 5 3 5 0 5-1 6-5 7-24 19-36 31-36 5 0 7 4 7 11s-2 13-5 21c-13 32-15 45-15 56 0 29 23 38 45 38 50 0 71-86 71-110z"><text:p/></draw:path><draw:path draw:style-name="gr3" draw:text-style-name="P53" svg:width="0.049cm" svg:height="0.126cm" svg:x="1.411cm" svg:y="0.258cm" svg:viewBox="0 0 50 127" svg:d="M50 44c0-27-10-44-27-44-15 0-23 11-23 23 0 11 8 23 23 23 5 0 11-3 15-6 2-2 2-2 3-2v6c0 33-15 58-29 72-5 4-5 5-5 6 0 4 3 5 4 5 5 0 39-32 39-83z"><text:p/></draw:path><draw:path draw:style-name="gr3" draw:text-style-name="P53" svg:width="0.228cm" svg:height="0.186cm" svg:x="1.574cm" svg:y="0.128cm" svg:viewBox="0 0 229 187" svg:d="M101 25h48c-15 62-18 80-18 109 0 6 0 18 3 33 5 18 9 20 16 20 8 0 17-7 17-16 0-2 0-3-3-9-12-30-12-58-12-70 0-23 3-45 8-67h48c6 0 21 0 21-15 0-10-9-10-17-10h-142c-9 0-26 0-44 20-15 16-26 36-26 38 0 1 0 4 5 4 3 0 5-1 7-4 20-33 46-33 54-33h24c-13 50-36 102-54 140-4 8-4 8-4 11 0 9 8 11 12 11 14 0 17-12 22-28 6-19 6-20 11-40z"><text:p/></draw:path><draw:path draw:style-name="gr3" draw:text-style-name="P53" svg:width="0.173cm" svg:height="0.265cm" svg:x="1.817cm" svg:y="0.161cm" svg:viewBox="0 0 174 266" svg:d="M174 41c0-25-23-41-49-41-41 0-71 47-78 77l-47 185c0 3 2 4 5 4 2 0 5 0 5-2l20-79c6 14 20 26 44 26 42 0 89-30 89-74 0-18-8-36-23-46 15-10 34-26 34-50zM115 91c-5 1-7 2-15 2-5 0-12-1-15-2 4-1 12-1 15-1 4 0 10 0 15 1zM154 36c0 16-8 38-26 49-6-2-12-4-28-4-10 0-26 0-26 11 0 7 10 9 26 9 9 0 18-2 27-4 10 6 15 18 15 31 0 43-30 76-66 76-23 0-40-15-40-39 0-2 0-6 1-8l19-79c8-28 34-70 69-70 17 0 29 10 29 28z"><text:p/></draw:path><draw:path draw:style-name="gr3" draw:text-style-name="P53" svg:width="0.099cm" svg:height="0.421cm" svg:x="2.054cm" svg:y="0.001cm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elle11.A1" office:value-type="string">
            <text:p text:style-name="P48">bulletinBoardStates</text:p>
          </table:table-cell>
          <table:table-cell table:style-name="Tabelle11.C1" office:value-type="string">
            <text:p text:style-name="P28">confirmations</text:p>
          </table:table-cell>
        </table:table-row>
      </table:table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3"><draw:g text:anchor-type="as-char" svg:y="-0.298cm" draw:z-index="25" draw:style-name="gr1"><svg:title>TexMaths</svg:title><svg:desc>12§display§\hat{y}_v§svg§600§FALSE§</svg:desc><draw:polygon draw:style-name="gr2" draw:text-style-name="P52" svg:width="0.387cm" svg:height="0.376cm" svg:x="0cm" svg:y="0cm" svg:viewBox="0 0 388 377" draw:points="194,377 0,377 0,0 388,0 388,377"><text:p/></draw:polygon><draw:polygon draw:style-name="gr3" draw:text-style-name="P53" svg:width="0.113cm" svg:height="0.065cm" svg:x="0.078cm" svg:y="0cm" svg:viewBox="0 0 114 66" draw:points="58,0 0,59 7,66 58,23 106,66 114,59"><text:p/></draw:polygon><draw:path draw:style-name="gr3" draw:text-style-name="P53" svg:width="0.195cm" svg:height="0.274cm" svg:x="0.012cm" svg:y="0.109cm" svg:viewBox="0 0 196 275" svg:d="M195 27c1-7 1-8 1-11 0-8-6-11-12-11-5 0-11 2-16 8 0 3-3 16-6 23-2 12-6 23-8 35l-19 76c-2 6-20 36-48 36-22 0-26-18-26-34 0-20 8-47 22-84 6-17 8-22 8-30 0-19-14-35-34-35-41 0-57 61-57 65 0 5 5 5 5 5 5 0 5-1 7-7 11-41 29-53 43-53 3 0 10 0 10 13 0 11-4 22-7 30-17 45-24 69-24 89 0 38 26 51 51 51 17 0 32-7 44-19-6 21-11 43-28 65-11 14-28 27-47 27-6 0-25-1-32-18 7 0 12 0 18-4 4-5 8-10 8-19 0-13-11-14-16-14-9 0-24 6-24 28 0 20 20 36 46 36 43 0 88-39 100-87z"><text:p/></draw:path><draw:path draw:style-name="gr3" draw:text-style-name="P53" svg:width="0.144cm" svg:height="0.134cm" svg:x="0.221cm" svg:y="0.229cm" svg:viewBox="0 0 145 135" svg:d="M145 24c0-24-14-24-15-24-7 0-16 8-16 16 0 4 3 7 5 9 5 4 11 12 11 24 0 14-19 78-54 78-26 0-26-22-26-27 0-13 7-30 17-58 3-6 5-11 5-15 0-16-13-27-29-27-30 0-43 41-43 46 0 3 4 3 5 3 5 0 5-1 6-4 7-25 19-37 31-37 5 0 7 4 7 11 0 8-2 14-5 21-13 32-15 46-15 56 0 29 23 39 46 39 49 0 70-87 70-111z"><text:p/></draw:path></draw:g></text:p>
            </table:table-cell>
            <table:table-cell table:style-name="Tabelle1.A1" office:value-type="string">
              <text:p text:style-name="P48">bulletinBoardStates<text:span text:style-name="T5">[confirmations][index]</text:span></text:p>
            </table:table-cell>
            <table:table-cell table:style-name="Tabelle1.C1" office:value-type="string">
              <text:p text:style-name="P28">y_hat (getattr)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P23"><draw:g text:anchor-type="as-char" svg:y="-0.182cm" draw:z-index="26" draw:style-name="gr1"><svg:title>TexMaths</svg:title><svg:desc>12§display§\pi_{\beta}§svg§600§FALSE§</svg:desc><draw:polygon draw:style-name="gr2" draw:text-style-name="P52" svg:width="0.446cm" svg:height="0.302cm" svg:x="0cm" svg:y="0cm" svg:viewBox="0 0 447 303" draw:points="224,303 0,303 0,0 447,0 447,303"><text:p/></draw:polygon><draw:path draw:style-name="gr3" draw:text-style-name="P53" svg:width="0.228cm" svg:height="0.186cm" svg:x="0.011cm" svg:y="0cm" svg:viewBox="0 0 229 187" svg:d="M101 25h48c-15 62-18 80-18 109 0 6 0 18 3 32 5 18 9 21 16 21 8 0 17-8 17-16 0-2 0-4-3-10-12-29-12-57-12-69 0-23 3-45 7-67h48c6 0 22 0 22-15 0-10-10-10-17-10h-142c-9 0-26 0-44 20-15 16-26 36-26 37 0 2 0 5 5 5 3 0 5-1 7-5 20-32 46-32 54-32h24c-13 50-36 102-54 140-4 7-4 7-4 11 0 8 8 11 12 11 14 0 17-12 22-28 6-19 6-20 11-41z"><text:p/></draw:path><draw:path draw:style-name="gr3" draw:text-style-name="P53" svg:width="0.173cm" svg:height="0.264cm" svg:x="0.254cm" svg:y="0.037cm" svg:viewBox="0 0 174 265" svg:d="M174 41c0-25-23-41-49-41-41 0-71 47-78 77l-47 185c0 2 2 3 5 3 2 0 5 0 5-2l20-79c6 15 20 26 44 26 42 0 89-29 89-74 0-18-8-36-24-45 16-10 35-26 35-50zM115 91c-5 1-7 2-15 2-5 0-12-1-15-2 4-1 12-1 15-1 4 0 10 0 15 1zM153 36c0 15-7 38-25 49-6-2-12-4-28-4-10 0-26 0-26 11 0 7 10 8 26 8 9 0 18-1 27-3 10 6 13 18 13 31 0 43-28 75-64 75-23 0-40-14-40-38 0-2 0-6 1-8l19-79c8-28 34-70 69-70 16 0 28 10 28 28z"><text:p/></draw:path></draw:g></text:p>
          </table:table-cell>
          <table:table-cell table:style-name="Tabelle1.A1" office:value-type="string">
            <text:p text:style-name="P50">bulletinBoardStates<text:span text:style-name="T5">[confirmations][index]</text:span></text:p>
          </table:table-cell>
          <table:table-cell table:style-name="Tabelle1.C1" office:value-type="string">
            <text:p text:style-name="P28">pi (getattr)</text:p>
          </table:table-cell>
        </table:table-row>
      </table:table>
      <text:p text:style-name="P2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3"><draw:g text:anchor-type="as-char" svg:y="-0.385cm" draw:z-index="27" draw:style-name="gr1"><svg:title>TexMaths</svg:title><svg:desc>12§display§\mathbf{D} = \langle ( v, \delta_j, \sigma^{\text{conf}}_{vj}) \rangle§svg§600§FALSE§</svg:desc><draw:polygon draw:style-name="gr2" draw:text-style-name="P52" svg:width="3.436cm" svg:height="0.542cm" svg:x="0cm" svg:y="0.003cm" svg:viewBox="0 0 3437 543" draw:points="1719,543 0,543 0,0 3437,0 3437,543"><text:p/></draw:polygon><draw:path draw:style-name="gr3" draw:text-style-name="P53" svg:width="0.328cm" svg:height="0.29cm" svg:x="0.017cm" svg:y="0.092cm" svg:viewBox="0 0 329 291" svg:d="M46 20v251h-46v20h182c84 0 147-52 147-143 0-93-63-148-147-148h-182v20zM103 271v-251h63c27 0 62 8 82 38 16 21 20 50 20 90 0 45-6 68-20 87-20 29-57 36-82 36z"><text:p/></draw:path><draw:path draw:style-name="gr3" draw:text-style-name="P53" svg:width="0.281cm" svg:height="0.099cm" svg:x="0.512cm" svg:y="0.227cm" svg:viewBox="0 0 282 100" svg:d="M268 17c6 0 14 0 14-9 0-8-8-8-14-8h-254c-6 0-14 0-14 8 0 9 8 9 14 9zM268 100c6 0 14 0 14-9 0-8-8-8-14-8h-254c-6 0-14 0-14 8 0 9 8 9 14 9z"><text:p/></draw:path><draw:path draw:style-name="gr3" draw:text-style-name="P53" svg:width="0.094cm" svg:height="0.422cm" svg:x="0.981cm" svg:y="0.064cm" svg:viewBox="0 0 95 423" svg:d="M94 16c1-4 1-5 1-8 0-4-4-8-9-8-3 0-6 2-9 10l-75 194c-1 3-2 5-2 7s0 3 2 8l75 194c1 5 3 10 9 10 5 0 9-4 9-9 0-1 0-1-1-6l-76-197z"><text:p/></draw:path><draw:path draw:style-name="gr3" draw:text-style-name="P53" svg:width="0.099cm" svg:height="0.422cm" svg:x="1.14cm" svg:y="0.064cm" svg:viewBox="0 0 100 423" svg:d="M100 419c0-1 0-2-9-10-53-52-66-133-66-198 0-73 16-146 69-199 6-6 6-6 6-7 0-4-3-5-5-5-5 0-43 29-69 83-21 47-26 94-26 128s5 84 28 132c26 53 62 80 67 80 2 0 5-2 5-4z"><text:p/></draw:path><draw:path draw:style-name="gr3" draw:text-style-name="P53" svg:width="0.185cm" svg:height="0.191cm" svg:x="1.275cm" svg:y="0.196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53" svg:width="0.049cm" svg:height="0.126cm" svg:x="1.518cm" svg:y="0.338cm" svg:viewBox="0 0 50 127" svg:d="M50 44c0-27-10-44-27-44-15 0-23 11-23 23 0 11 8 23 23 23 5 0 11-3 15-6 2-2 2-2 3-2v6c0 33-15 58-29 72-5 4-5 5-5 6 0 4 3 5 4 5 5 0 39-32 39-83z"><text:p/></draw:path><draw:path draw:style-name="gr3" draw:text-style-name="P53" svg:width="0.173cm" svg:height="0.305cm" svg:x="1.687cm" svg:y="0.078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7 74-122z"><text:p/></draw:path><draw:path draw:style-name="gr3" draw:text-style-name="P53" svg:width="0.13cm" svg:height="0.256cm" svg:x="1.857cm" svg:y="0.249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53" svg:width="0.049cm" svg:height="0.126cm" svg:x="2.071cm" svg:y="0.338cm" svg:viewBox="0 0 50 127" svg:d="M50 44c0-27-10-44-27-44-15 0-23 11-23 23 0 11 8 23 23 23 5 0 11-3 15-6 2-2 2-2 2-2 1 0 1 0 1 6 0 33-15 58-29 72-5 4-5 5-5 6 0 4 3 5 4 5 5 0 39-32 39-83z"><text:p/></draw:path><draw:path draw:style-name="gr3" draw:text-style-name="P53" svg:width="0.223cm" svg:height="0.186cm" svg:x="2.238cm" svg:y="0.198cm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draw:path draw:style-name="gr3" draw:text-style-name="P53" svg:width="0.125cm" svg:height="0.135cm" svg:x="2.491cm" svg:y="0.076cm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53" svg:width="0.145cm" svg:height="0.135cm" svg:x="2.64cm" svg:y="0.076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53" svg:width="0.159cm" svg:height="0.13cm" svg:x="2.812cm" svg:y="0.077cm" svg:viewBox="0 0 160 131" svg:d="M137 41c0-25-12-41-45-41-24 0-39 13-48 29h-1v-29l-43 4v10c20 0 23 2 23 17v77c0 13-4 13-23 13v10c0 0 22 0 34 0 10 0 32 0 34 0v-10c-19 0-22 0-22-13v-54c0-31 25-46 44-46 20 0 24 17 24 32v68c0 13-4 13-23 13v10c1 0 22 0 34 0s32 0 35 0v-10c-20 0-23 0-23-13z"><text:p/></draw:path><draw:path draw:style-name="gr3" draw:text-style-name="P53" svg:width="0.105cm" svg:height="0.208cm" svg:x="2.996cm" svg:y="0cm" svg:viewBox="0 0 106 209" svg:d="M48 91h37v-9h-38v-34c0-28 15-40 29-40 2 0 6 0 8 2-4 2-6 7-6 12 0 8 6 13 13 13 9 0 15-5 15-13 0-14-14-22-30-22-23 0-51 17-51 48v34h-25v9h25v95c0 12-2 12-21 12v11c1 0 21-1 33-1 13 0 27 1 39 1v-11h-6c-22 0-22-2-22-13z"><text:p/></draw:path><draw:path draw:style-name="gr3" draw:text-style-name="P53" svg:width="0.144cm" svg:height="0.133cm" svg:x="2.477cm" svg:y="0.355cm" svg:viewBox="0 0 145 134" svg:d="M145 24c0-24-14-24-15-24-8 0-16 8-16 16 0 4 4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53" svg:width="0.13cm" svg:height="0.256cm" svg:x="2.643cm" svg:y="0.288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53" svg:width="0.099cm" svg:height="0.422cm" svg:x="3.132cm" svg:y="0.064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53" svg:width="0.094cm" svg:height="0.422cm" svg:x="3.296cm" svg:y="0.064cm" svg:viewBox="0 0 95 423" svg:d="M94 219c1-5 1-6 1-8 0-1 0-2-1-7l-76-194c-2-8-5-10-10-10-4 0-8 4-8 8 0 2 0 3 2 8l76 195-76 196c-2 5-2 6-2 7 0 5 4 9 8 9 6 0 8-4 10-9z"><text:p/></draw:path></draw:g></text:p>
          </table:table-cell>
          <table:table-cell table:style-name="Tabelle2.A1" office:value-type="string">
            <text:p text:style-name="P14">bulletinBoardStates<text:span text:style-name="T5">[ballots][index]</text:span></text:p>
          </table:table-cell>
          <table:table-cell table:style-name="Tabelle2.C1" office:value-type="string">
            <text:p text:style-name="P27">resbonses </text:p>
          </table:table-cell>
        </table:table-row>
      </table:table>
      <text:p text:style-name="P23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 table:style-name="Tabelle14.1">
          <table:table-cell table:style-name="Tabelle14.A1" office:value-type="string">
            <text:p text:style-name="P25"><draw:g text:anchor-type="as-char" svg:y="-0.302cm" draw:z-index="28" draw:style-name="gr1"><svg:title>TexMaths</svg:title><svg:desc>12§display§\delta_j§svg§600§FALSE§</svg:desc><draw:polygon draw:style-name="gr2" draw:text-style-name="P52" svg:width="0.345cm" svg:height="0.416cm" svg:x="0cm" svg:y="0.008cm" svg:viewBox="0 0 346 417" draw:points="173,417 0,417 0,0 346,0 346,417"><text:p/></draw:polygon><draw:path draw:style-name="gr3" draw:text-style-name="P53" svg:width="0.173cm" svg:height="0.306cm" svg:x="0.018cm" svg:y="0cm" svg:viewBox="0 0 174 307" svg:d="M95 117c-54 12-95 67-95 119 0 41 28 71 67 71 50 0 86-66 86-125 0-39-17-60-32-80-15-18-40-50-40-68 0-10 8-21 22-21s22 6 30 12c10 5 19 11 25 11 10 0 16-11 16-17 0-9-7-11-21-14-23-5-29-5-35-5-34 0-49 18-49 43 0 23 13 47 26 74zM100 125c11 21 23 44 23 74 0 27-16 98-56 98-24 0-41-16-41-49 0-28 16-107 74-123z"><text:p/></draw:path><draw:path draw:style-name="gr3" draw:text-style-name="P53" svg:width="0.13cm" svg:height="0.257cm" svg:x="0.188cm" svg:y="0.168cm" svg:viewBox="0 0 131 258" svg:d="M131 11c0-5-4-11-12-11s-17 8-17 17c0 5 4 11 12 11 9 0 17-8 17-17zM67 212c-4 20-20 37-38 37-4 0-7 0-11-1 8-4 11-11 11-16 0-7-6-10-12-10-10 0-17 8-17 18s12 18 30 18c17 0 53-11 61-47l28-106c0-4 1-6 1-11 0-16-14-28-32-28-33 0-52 41-52 46 0 4 4 4 5 4 3 0 3-2 6-6 7-17 23-35 41-35 7 0 9 4 9 14 0 4-1 7-1 9z"><text:p/></draw:path></draw:g></text:p>
          </table:table-cell>
          <table:table-cell table:style-name="Tabelle14.A1" office:value-type="string">
            <text:p text:style-name="P49">bulletinBoardStates<text:span text:style-name="T5">[ballots][index].responses[j]</text:span></text:p>
          </table:table-cell>
          <table:table-cell table:style-name="Tabelle14.C1" office:value-type="string">
            <text:p text:style-name="P45">d (gettatr)</text:p>
          </table:table-cell>
        </table:table-row>
        <table:table-row table:style-name="Tabelle14.1">
          <table:table-cell table:style-name="Tabelle14.A1" office:value-type="string">
            <text:p text:style-name="P25"><draw:g text:anchor-type="as-char" svg:y="-0.385cm" draw:z-index="29" draw:style-name="gr1"><svg:title>TexMaths</svg:title><svg:desc>12§display§\sigma^{\text{conf}}_{vj}§svg§600§FALSE§</svg:desc><draw:polygon draw:style-name="gr2" draw:text-style-name="P52" svg:width="0.891cm" svg:height="0.542cm" svg:x="0cm" svg:y="0.003cm" svg:viewBox="0 0 892 543" draw:points="446,543 0,543 0,0 892,0 892,543"><text:p/></draw:polygon><draw:path draw:style-name="gr3" draw:text-style-name="P53" svg:width="0.224cm" svg:height="0.186cm" svg:x="0.016cm" svg:y="0.198cm" svg:viewBox="0 0 225 187" svg:d="M204 25c5 0 21 0 21-15 0-10-9-10-17-10h-96c-65 0-112 70-112 120 0 39 25 67 64 67 50 0 107-50 107-116 0-7 0-28-14-46zM64 179c-21 0-38-16-38-47 0-12 5-47 21-72 17-30 43-35 58-35 34 0 38 28 38 41 0 19-8 54-23 76-17 25-39 37-56 37z"><text:p/></draw:path><draw:path draw:style-name="gr3" draw:text-style-name="P53" svg:width="0.125cm" svg:height="0.135cm" svg:x="0.27cm" svg:y="0.076cm" svg:viewBox="0 0 126 136" svg:d="M102 14c-5 3-8 8-8 14 0 7 6 13 14 13 9 0 15-5 15-15 0-26-42-26-51-26-44 0-72 35-72 68 0 38 32 68 71 68 44 0 55-35 55-39 0-3-3-3-5-3-4 0-4 1-6 4-7 20-22 28-40 28-21 0-47-14-47-58 0-38 18-58 45-58 4 0 18 0 29 4z"><text:p/></draw:path><draw:path draw:style-name="gr3" draw:text-style-name="P53" svg:width="0.146cm" svg:height="0.135cm" svg:x="0.418cm" svg:y="0.076cm" svg:viewBox="0 0 147 136" svg:d="M147 70c0-38-33-70-74-70s-73 32-73 70c0 37 32 66 73 66 40 0 74-29 74-66zM73 126c-11 0-27-4-37-18-8-12-8-28-8-41s0-31 10-43c8-10 20-16 35-16 17 0 30 9 36 18 9 11 10 27 10 41 0 15-1 30-10 42-8 11-21 17-36 17z"><text:p/></draw:path><draw:path draw:style-name="gr3" draw:text-style-name="P53" svg:width="0.159cm" svg:height="0.13cm" svg:x="0.591cm" svg:y="0.077cm" svg:viewBox="0 0 160 131" svg:d="M137 41c0-25-12-41-44-41-24 0-40 13-49 29h-1v-29l-43 4v10c20 0 23 2 23 17v77c0 13-4 13-23 13v10c0 0 22 0 34 0 10 0 32 0 35 0v-10c-20 0-23 0-23-13v-54c0-31 25-46 44-46 21 0 24 17 24 32v68c0 13-3 13-23 13v10c2 0 22 0 34 0s32 0 35 0v-10c-19 0-23 0-23-13z"><text:p/></draw:path><draw:path draw:style-name="gr3" draw:text-style-name="P53" svg:width="0.105cm" svg:height="0.208cm" svg:x="0.775cm" svg:y="0cm" svg:viewBox="0 0 106 209" svg:d="M48 91h37v-9h-38v-34c0-28 17-40 29-40 2 0 6 0 8 2-3 2-6 7-6 12 0 8 6 13 13 13 9 0 15-5 15-13 0-14-13-22-30-22-23 0-51 17-51 48v34h-25v9h25v95c0 12-2 12-21 12v11c1 0 21-1 33-1 13 0 27 1 39 1v-11h-6c-22 0-22-2-22-13z"><text:p/></draw:path><draw:path draw:style-name="gr3" draw:text-style-name="P53" svg:width="0.144cm" svg:height="0.133cm" svg:x="0.255cm" svg:y="0.355cm" svg:viewBox="0 0 145 134" svg:d="M145 24c0-24-14-24-15-24-7 0-16 8-16 16 0 4 3 7 5 9 5 4 11 12 11 24 0 13-19 77-54 77-26 0-26-22-26-26 0-14 6-30 17-58 3-6 5-11 5-16 0-15-13-26-29-26-30 0-43 41-43 46 0 3 4 3 5 3 5 0 5-1 6-5 7-24 19-36 31-36 5 0 7 4 7 11s-2 13-5 21c-13 32-15 45-15 56 0 29 23 38 46 38 49 0 70-86 70-110z"><text:p/></draw:path><draw:path draw:style-name="gr3" draw:text-style-name="P53" svg:width="0.13cm" svg:height="0.256cm" svg:x="0.421cm" svg:y="0.288cm" svg:viewBox="0 0 131 257" svg:d="M131 11c0-5-4-11-12-11s-17 8-17 17c0 5 4 11 12 11 9 0 17-8 17-17zM67 211c-5 21-20 38-38 38-4 0-7 0-11-2 8-3 11-10 11-15 0-7-6-11-12-11-10 0-17 8-17 18 0 11 12 18 30 18 17 0 53-11 61-47l28-106c0-3 1-6 1-10 0-16-14-28-32-28-33 0-52 41-52 46 0 3 4 3 5 3 3 0 3-1 6-6 7-17 23-35 41-35 7 0 9 5 9 15 0 3-1 7-1 8z"><text:p/></draw:path></draw:g></text:p>
          </table:table-cell>
          <table:table-cell table:style-name="Tabelle14.A1" office:value-type="string">
            <text:p text:style-name="P23"/>
          </table:table-cell>
          <table:table-cell table:style-name="Tabelle14.C1" office:value-type="string">
            <text:p text:style-name="P51">sigConf</text:p>
          </table:table-cell>
        </table:table-row>
      </table:table>
      <text:p text:style-name="P23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 table:style-name="Tabelle15.1">
          <table:table-cell table:style-name="Tabelle15.A1" office:value-type="string">
            <text:p text:style-name="P38">Parameter</text:p>
          </table:table-cell>
          <table:table-cell table:style-name="Tabelle15.A1" office:value-type="string">
            <text:p text:style-name="P37">Collection</text:p>
          </table:table-cell>
          <table:table-cell table:style-name="Tabelle15.C1" office:value-type="string">
            <text:p text:style-name="P37">Key</text:p>
          </table:table-cell>
        </table:table-row>
        <table:table-row table:style-name="Tabelle15.1">
          <table:table-cell table:style-name="Tabelle15.A1" office:value-type="string">
            <text:p text:style-name="P23"><draw:g text:anchor-type="as-char" svg:y="-0.34cm" draw:z-index="30" draw:style-name="gr1"><svg:title>TexMaths</svg:title><svg:desc>12§display§\mathbf{E}' = (\mathbf{e}_j)§svg§600§FALSE§</svg:desc><draw:polygon draw:style-name="gr2" draw:text-style-name="P52" svg:width="1.727cm" svg:height="0.457cm" svg:x="0cm" svg:y="0.005cm" svg:viewBox="0 0 1728 458" draw:points="864,458 0,458 0,0 1728,0 1728,458"><text:p/></draw:polygon><draw:path draw:style-name="gr3" draw:text-style-name="P53" svg:width="0.288cm" svg:height="0.286cm" svg:x="0.017cm" svg:y="0.056cm" svg:viewBox="0 0 289 287" svg:d="M289 171h-19c-10 59-22 96-100 96h-64v-119h24c40 0 44 18 44 49h20v-118h-20c0 31-4 49-44 49h-24v-108h64c69 0 80 30 87 82h19l-13-102h-263v20h46v247h-46v20h270z"><text:p/></draw:path><draw:path draw:style-name="gr3" draw:text-style-name="P53" svg:width="0.075cm" svg:height="0.152cm" svg:x="0.332cm" svg:y="0cm" svg:viewBox="0 0 76 153" svg:d="M72 26c2-6 4-8 4-9 0-10-9-17-18-17-12 0-16 10-17 14l-40 128c0 2-1 5-1 5 0 4 10 6 12 6 1 0 2 0 4-5z"><text:p/></draw:path><draw:path draw:style-name="gr3" draw:text-style-name="P53" svg:width="0.281cm" svg:height="0.098cm" svg:x="0.577cm" svg:y="0.184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cm" svg:x="1.041cm" svg:y="0.026cm" svg:viewBox="0 0 100 421" svg:d="M100 418c0-2 0-3-9-10-53-53-66-133-66-197 0-73 16-146 69-199 6-6 6-6 6-7 0-4-3-5-5-5-5 0-43 29-69 83-21 46-26 93-26 128 0 33 5 83 28 131 26 53 62 79 67 79 2 0 5-1 5-3z"><text:p/></draw:path><draw:path draw:style-name="gr3" draw:text-style-name="P53" svg:width="0.195cm" svg:height="0.193cm" svg:x="1.177cm" svg:y="0.148cm" svg:viewBox="0 0 196 194" svg:d="M182 99c10 0 14 0 14-10 0-14-3-45-23-66-17-16-39-23-69-23-67 0-104 43-104 97 0 56 42 97 110 97s86-44 86-52-8-8-10-8c-7 0-8 2-11 10-8 20-33 33-61 33-59 0-60-56-60-78zM54 85c1-16 1-34 11-48 11-17 27-21 39-21 51 0 51 55 52 69z"><text:p/></draw:path><draw:path draw:style-name="gr3" draw:text-style-name="P53" svg:width="0.13cm" svg:height="0.255cm" svg:x="1.386cm" svg:y="0.206cm" svg:viewBox="0 0 131 256" svg:d="M131 11c0-5-4-11-12-11-9 0-17 8-17 17 0 5 4 11 12 11s17-8 17-17zM67 211c-5 20-20 37-38 37-4 0-7 0-11-2 8-3 11-10 11-15 0-7-6-11-12-11-10 0-17 9-17 18 0 11 12 18 30 18 17 0 53-11 61-47l28-105c0-4 1-6 1-11 0-15-14-27-32-27-33 0-52 40-52 45 0 4 4 4 5 4 3 0 3-1 6-6 7-17 23-35 39-35 9 0 11 5 11 15 0 3-1 7-1 8z"><text:p/></draw:path><draw:path draw:style-name="gr3" draw:text-style-name="P53" svg:width="0.099cm" svg:height="0.42cm" svg:x="1.587cm" svg:y="0.026cm" svg:viewBox="0 0 100 421" svg:d="M100 211c0-33-5-84-29-132-25-51-63-79-66-79-4 0-5 1-5 5 0 1 0 1 8 9 42 42 66 109 66 197 0 73-15 147-68 199-6 5-6 6-6 8s1 3 5 3c3 0 42-29 67-81 22-47 28-94 28-129z"><text:p/></draw:path></draw:g></text:p>
          </table:table-cell>
          <table:table-cell table:style-name="Tabelle15.A1" office:value-type="string">
            <text:p text:style-name="P49">bulletinBoardStates</text:p>
          </table:table-cell>
          <table:table-cell table:style-name="Tabelle15.C1" office:value-type="string">
            <text:p text:style-name="P45">encryptions</text:p>
          </table:table-cell>
        </table:table-row>
        <table:table-row table:style-name="Tabelle15.1">
          <table:table-cell table:style-name="Tabelle15.A1" office:value-type="string">
            <text:p text:style-name="P26"><draw:g text:anchor-type="as-char" svg:y="-0.318cm" draw:z-index="31" draw:style-name="gr1"><svg:title>TexMaths</svg:title><svg:desc>12§display§\boldsymbol{\pi}=(\pi_{j})§svg§600§FALSE§</svg:desc><draw:polygon draw:style-name="gr2" draw:text-style-name="P52" svg:width="1.611cm" svg:height="0.436cm" svg:x="0cm" svg:y="0.001cm" svg:viewBox="0 0 1612 437" draw:points="806,437 0,437 0,0 1612,0 1612,437"><text:p/></draw:polygon><draw:path draw:style-name="gr3" draw:text-style-name="P53" svg:width="0.269cm" svg:height="0.191cm" svg:x="0.013cm" svg:y="0.128cm" svg:viewBox="0 0 270 192" svg:d="M119 41h48c-10 39-15 64-15 89 0 29 8 62 28 62 14 0 30-14 30-28 0-5-1-7-5-13-20-35-20-67-20-79 0-10 0-15 2-31h53c8 0 15 0 21-6 3-4 9-9 9-18 0-17-15-17-23-17h-167c-8 0-26 0-49 20-14 14-31 35-31 40 0 6 5 6 10 6 6 0 7-1 10-5 16-20 45-20 52-20h26c-10 33-27 68-50 111-7 12-8 14-8 20 0 11 9 20 20 20 8 0 14-5 18-8 6-6 7-8 8-16z"><text:p/></draw:path><draw:path draw:style-name="gr3" draw:text-style-name="P53" svg:width="0.281cm" svg:height="0.098cm" svg:x="0.444cm" svg:y="0.145cm" svg:viewBox="0 0 282 99" svg:d="M267 17c6 0 15 0 15-9 0-8-9-8-15-8h-253c-6 0-14 0-14 8 0 9 8 9 14 9zM267 99c6 0 15 0 15-8s-9-8-15-8h-253c-6 0-14 0-14 8s8 8 14 8z"><text:p/></draw:path><draw:path draw:style-name="gr3" draw:text-style-name="P53" svg:width="0.099cm" svg:height="0.42cm" svg:x="0.907cm" svg:y="0.001cm" svg:viewBox="0 0 100 421" svg:d="M100 418c0-1 0-3-8-10-54-52-67-133-67-197 0-73 16-146 69-199 6-6 6-6 6-7 0-4-3-5-5-5-5 0-43 29-69 83-21 46-26 93-26 128 0 33 5 83 28 131 26 53 62 79 67 79 2 0 5-1 5-3z"><text:p/></draw:path><draw:path draw:style-name="gr3" draw:text-style-name="P53" svg:width="0.228cm" svg:height="0.186cm" svg:x="1.041cm" svg:y="0.131cm" svg:viewBox="0 0 229 187" svg:d="M101 25h48c-15 62-18 80-18 109 0 6 0 18 3 32 5 18 9 21 16 21 8 0 17-7 17-16 0-2 0-3-3-9-12-30-12-58-12-70 0-23 3-45 8-67h48c6 0 21 0 21-15 0-10-9-10-17-10h-142c-10 0-26 0-44 20-15 16-26 36-26 37 0 2 0 5 5 5 3 0 5-1 7-5 20-32 46-32 54-32h24c-13 50-36 102-54 140-4 7-4 7-4 11 0 8 6 11 12 11 14 0 16-12 22-28 6-19 6-20 11-40z"><text:p/></draw:path><draw:path draw:style-name="gr3" draw:text-style-name="P53" svg:width="0.13cm" svg:height="0.255cm" svg:x="1.269cm" svg:y="0.168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53" svg:width="0.099cm" svg:height="0.42cm" svg:x="1.472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15.A1" office:value-type="string">
            <text:p text:style-name="P49">bulletinBoardStates</text:p>
          </table:table-cell>
          <table:table-cell table:style-name="Tabelle15.C1" office:value-type="string">
            <text:p text:style-name="P23">shuffleProofs</text:p>
          </table:table-cell>
        </table:table-row>
        <table:table-row table:style-name="Tabelle15.1">
          <table:table-cell table:style-name="Tabelle15.A1" office:value-type="string">
            <text:p text:style-name="P23"><draw:g text:anchor-type="as-char" svg:y="-0.342cm" draw:z-index="32" draw:style-name="gr1"><svg:title>TexMaths</svg:title><svg:desc>12§display§\mathbf{B}' = (\mathbf{b}'_{j})§svg§600§FALSE§</svg:desc><draw:polygon draw:style-name="gr2" draw:text-style-name="P52" svg:width="1.802cm" svg:height="0.501cm" svg:x="0cm" svg:y="0.001cm" svg:viewBox="0 0 1803 502" draw:points="902,502 0,502 0,0 1803,0 1803,502"><text:p/></draw:polygon><draw:path draw:style-name="gr3" draw:text-style-name="P53" svg:width="0.302cm" svg:height="0.29cm" svg:x="0.017cm" svg:y="0.05cm" svg:viewBox="0 0 303 291" svg:d="M101 132v-112h78c42 0 50 33 50 53 0 33-20 59-62 59zM216 139c46-8 73-33 73-66 0-39-37-73-105-73h-184v20h46v251h-46v20h197c70 0 106-38 106-80 0-39-36-68-87-72zM179 271h-78v-124h83c8 0 27 0 42 19 14 17 14 41 14 45 0 5 0 60-61 60z"><text:p/></draw:path><draw:path draw:style-name="gr3" draw:text-style-name="P53" svg:width="0.075cm" svg:height="0.153cm" svg:x="0.359cm" svg:y="0cm" svg:viewBox="0 0 76 154" svg:d="M72 26c2-6 4-8 4-9 0-10-9-17-18-17-12 0-16 10-17 14l-40 129c0 1-1 5-1 5 0 3 10 6 12 6 1 0 2 0 4-5z"><text:p/></draw:path><draw:path draw:style-name="gr3" draw:text-style-name="P53" svg:width="0.281cm" svg:height="0.099cm" svg:x="0.604cm" svg:y="0.185cm" svg:viewBox="0 0 282 100" svg:d="M268 17c6 0 14 0 14-9 0-8-8-8-14-8h-254c-6 0-14 0-14 8 0 9 8 9 14 9zM268 100c6 0 14 0 14-9 0-8-8-8-14-8h-254c-6 0-14 0-14 8 0 9 8 9 14 9z"><text:p/></draw:path><draw:path draw:style-name="gr3" draw:text-style-name="P53" svg:width="0.099cm" svg:height="0.422cm" svg:x="1.069cm" svg:y="0.023cm" svg:viewBox="0 0 100 423" svg:d="M100 419c0-1 0-2-9-10-53-52-66-133-66-198 0-73 16-146 69-199 6-6 6-6 6-7 0-4-3-5-5-5-5 0-43 29-69 83-21 47-26 94-26 128s5 84 28 132c26 53 62 80 67 80 2 0 5-2 5-4z"><text:p/></draw:path><draw:path draw:style-name="gr3" draw:text-style-name="P53" svg:width="0.238cm" svg:height="0.296cm" svg:x="1.206cm" svg:y="0.049cm" svg:viewBox="0 0 239 297" svg:d="M76 124v-124l-76 4v19c26 0 29 0 29 17v254h20l21-24c3 4 24 27 62 27 63 0 107-39 107-98 0-56-40-96-102-96-30 0-52 12-61 21zM78 252v-107c11-14 31-26 55-26 52 0 52 52 52 80 0 21 0 44-12 60-12 17-31 22-45 22-30 0-46-23-50-29z"><text:p/></draw:path><draw:path draw:style-name="gr3" draw:text-style-name="P53" svg:width="0.075cm" svg:height="0.153cm" svg:x="1.474cm" svg:y="0cm" svg:viewBox="0 0 76 154" svg:d="M73 26c1-6 3-8 3-9 0-10-9-17-18-17-12 0-16 10-17 14l-40 129c0 1-1 5-1 5 0 3 10 6 12 6s2 0 4-5z"><text:p/></draw:path><draw:path draw:style-name="gr3" draw:text-style-name="P53" svg:width="0.13cm" svg:height="0.256cm" svg:x="1.46cm" svg:y="0.248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39-35 9 0 11 5 11 15 0 3-1 7-1 8z"><text:p/></draw:path><draw:path draw:style-name="gr3" draw:text-style-name="P53" svg:width="0.099cm" svg:height="0.422cm" svg:x="1.662cm" svg:y="0.023cm" svg:viewBox="0 0 100 423" svg:d="M100 211c0-32-5-84-29-132-25-51-63-79-66-79-4 0-5 1-5 5 0 1 0 1 8 9 42 42 66 110 66 197 0 74-15 148-68 201-6 5-6 6-6 7 0 2 1 4 5 4 3 0 42-29 67-82 22-47 28-94 28-130z"><text:p/></draw:path></draw:g></text:p>
          </table:table-cell>
          <table:table-cell table:style-name="Tabelle15.A1" office:value-type="string">
            <text:p text:style-name="P49">bulletinBoardStates</text:p>
          </table:table-cell>
          <table:table-cell table:style-name="Tabelle15.C1" office:value-type="string">
            <text:p text:style-name="P23">decryptions</text:p>
          </table:table-cell>
        </table:table-row>
        <table:table-row table:style-name="Tabelle15.1">
          <table:table-cell table:style-name="Tabelle15.A1" office:value-type="string">
            <text:p text:style-name="P23"><draw:g text:anchor-type="as-char" svg:y="-0.342cm" draw:z-index="33" draw:style-name="gr1"><svg:title>TexMaths</svg:title><svg:desc>12§display§\boldsymbol{\pi}'=(\pi'_{j})§svg§600§FALSE§</svg:desc><draw:polygon draw:style-name="gr2" draw:text-style-name="P52" svg:width="1.731cm" svg:height="0.501cm" svg:x="0cm" svg:y="0.001cm" svg:viewBox="0 0 1732 502" draw:points="866,502 0,502 0,0 1732,0 1732,502"><text:p/></draw:polygon><draw:path draw:style-name="gr3" draw:text-style-name="P53" svg:width="0.269cm" svg:height="0.191cm" svg:x="0.013cm" svg:y="0.153cm" svg:viewBox="0 0 270 192" svg:d="M119 41h48c-10 39-15 65-15 90 0 29 8 61 28 61 14 0 30-13 30-27 0-5-1-8-5-14-20-35-20-67-20-79 0-10 0-14 2-31h53c9 0 16 0 22-6 2-4 8-9 8-18 0-17-14-17-23-17h-167c-8 0-26 0-49 20-14 14-31 35-31 40 0 6 5 6 10 6 6 0 7-1 10-5 16-20 45-20 52-20h26c-10 33-27 68-50 112-7 12-8 14-8 20 0 11 9 19 20 19 8 0 14-5 18-7 6-6 7-8 8-17z"><text:p/></draw:path><draw:path draw:style-name="gr3" draw:text-style-name="P53" svg:width="0.075cm" svg:height="0.153cm" svg:x="0.318cm" svg:y="0cm" svg:viewBox="0 0 76 154" svg:d="M72 26c2-6 4-8 4-9 0-10-9-17-18-17-12 0-16 10-17 14l-40 129c0 1-1 5-1 5 0 3 10 6 12 6 1 0 2 0 4-5z"><text:p/></draw:path><draw:path draw:style-name="gr3" draw:text-style-name="P53" svg:width="0.281cm" svg:height="0.099cm" svg:x="0.563cm" svg:y="0.185cm" svg:viewBox="0 0 282 100" svg:d="M268 17c6 0 14 0 14-9 0-8-8-8-14-8h-254c-6 0-14 0-14 8 0 9 8 9 14 9zM268 100c6 0 14 0 14-9 0-8-8-8-14-8h-254c-6 0-14 0-14 8 0 9 8 9 14 9z"><text:p/></draw:path><draw:path draw:style-name="gr3" draw:text-style-name="P53" svg:width="0.099cm" svg:height="0.422cm" svg:x="1.026cm" svg:y="0.023cm" svg:viewBox="0 0 100 423" svg:d="M100 419c0-1 0-2-9-10-53-52-66-133-66-198 0-73 16-146 69-199 6-6 6-6 6-7 0-4-3-5-5-5-5 0-43 29-69 83-21 47-26 94-26 128s5 84 28 132c26 53 62 80 67 80 2 0 5-2 5-4z"><text:p/></draw:path><draw:path draw:style-name="gr3" draw:text-style-name="P53" svg:width="0.228cm" svg:height="0.186cm" svg:x="1.16cm" svg:y="0.157cm" svg:viewBox="0 0 229 187" svg:d="M101 25h48c-15 63-18 81-18 109 0 6 0 19 3 33 5 18 9 20 16 20 8 0 17-7 17-15 0-3 0-4-3-10-12-30-12-58-12-70 0-22 3-45 8-67h48c6 0 21 0 21-15 0-10-9-10-17-10h-142c-10 0-26 0-44 20-15 16-26 36-26 38 0 1 0 4 5 4 3 0 5-1 7-4 20-33 46-33 54-33h24c-13 51-36 102-54 141-4 7-4 7-4 11 0 8 6 10 12 10 14 0 16-12 22-27 6-20 6-21 11-41z"><text:p/></draw:path><draw:path draw:style-name="gr3" draw:text-style-name="P53" svg:width="0.075cm" svg:height="0.153cm" svg:x="1.419cm" svg:y="0cm" svg:viewBox="0 0 76 154" svg:d="M73 26c1-6 3-8 3-9 0-10-9-17-18-17-12 0-16 10-17 14l-40 129c0 1-1 5-1 5 0 3 10 6 12 6s2 0 4-5z"><text:p/></draw:path><draw:path draw:style-name="gr3" draw:text-style-name="P53" svg:width="0.13cm" svg:height="0.256cm" svg:x="1.389cm" svg:y="0.248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53" svg:width="0.099cm" svg:height="0.422cm" svg:x="1.591cm" svg:y="0.023cm" svg:viewBox="0 0 100 423" svg:d="M100 211c0-32-5-84-29-132-25-51-63-79-66-79-4 0-5 1-5 5 0 1 0 1 8 9 42 42 66 110 66 197 0 74-15 148-68 201-6 5-6 6-6 7 0 2 1 4 5 4 3 0 42-29 67-82 22-47 28-94 28-130z"><text:p/></draw:path></draw:g></text:p>
          </table:table-cell>
          <table:table-cell table:style-name="Tabelle15.A1" office:value-type="string">
            <text:p text:style-name="P49">bulletinBoardStates</text:p>
          </table:table-cell>
          <table:table-cell table:style-name="Tabelle15.C1" office:value-type="string">
            <text:p text:style-name="P34">decryptionProofs</text:p>
          </table:table-cell>
        </table:table-row>
        <table:table-row table:style-name="Tabelle15.1">
          <table:table-cell table:style-name="Tabelle15.A1" office:value-type="string">
            <text:p text:style-name="P23"><draw:g text:anchor-type="as-char" svg:y="-0.318cm" draw:z-index="34" draw:style-name="gr1"><svg:title>TexMaths</svg:title><svg:desc>12§display§\boldsymbol{V}=(v_{ij})§svg§600§FALSE§</svg:desc><draw:polygon draw:style-name="gr2" draw:text-style-name="P52" svg:width="1.786cm" svg:height="0.436cm" svg:x="0cm" svg:y="0.001cm" svg:viewBox="0 0 1787 437" draw:points="893,437 0,437 0,0 1787,0 1787,437"><text:p/></draw:polygon><draw:path draw:style-name="gr3" draw:text-style-name="P53" svg:width="0.346cm" svg:height="0.296cm" svg:x="0.028cm" svg:y="0.011cm" svg:viewBox="0 0 347 297" svg:d="M293 37c7-9 12-17 41-17 4 0 13 0 13-13 0-2-3-7-9-7-12 0-25 1-38 1-14 0-31-1-46-1-3 0-12 0-12 12 0 8 8 8 11 8s15 0 24 4l-139 202-37-197c-1-1-1-5-1-6 0-3 22-3 25-3 9 0 17 0 17-13 0-5-5-7-10-7-11 0-22 1-32 1s-21 0-32 0c-9 0-19 0-28 0-10 0-20-1-28-1-4 0-12 0-12 12 0 8 7 8 16 8 6 0 10 0 16 0 5 0 5 2 6 9l48 256c3 12 8 12 16 12 12 0 13-3 19-11z"><text:p/></draw:path><draw:path draw:style-name="gr3" draw:text-style-name="P53" svg:width="0.281cm" svg:height="0.098cm" svg:x="0.534cm" svg:y="0.145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cm" svg:x="0.997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185cm" svg:height="0.191cm" svg:x="1.132cm" svg:y="0.128cm" svg:viewBox="0 0 186 192" svg:d="M186 30c0-23-11-30-18-30-11 0-22 11-22 20 0 6 3 9 8 14 8 8 14 19 14 34 0 17-25 114-76 114-21 0-31-14-31-36 0-24 12-55 24-90 4-7 6-13 6-21 0-19-14-35-35-35-40 0-56 61-56 65s5 4 5 4c5 0 5-1 7-7 12-43 30-52 43-52 3 0 11 0 11 13 0 11-5 21-8 30-18 49-24 68-24 86 0 47 37 53 57 53 71 0 95-141 95-162z"><text:p/></draw:path><draw:path draw:style-name="gr3" draw:text-style-name="P53" svg:width="0.09cm" svg:height="0.199cm" svg:x="1.338cm" svg:y="0.168cm" svg:viewBox="0 0 91 200" svg:d="M83 11c0-5-4-11-12-11-9 0-17 7-17 17 0 5 4 11 12 11s17-9 17-17zM22 162c-2 3-3 7-3 13 0 13 12 25 29 25 30 0 43-42 43-46s-5-4-5-4c-4 0-4 2-6 6-7 22-20 36-32 36-6 0-7-5-7-11 0-7 2-12 5-19 3-9 6-16 9-24s13-34 15-37c1-4 2-8 2-10 0-14-12-25-29-25-30 0-43 41-43 45s5 4 5 4c5 0 5-1 6-5 7-25 20-36 31-36 5 0 8 3 8 11 0 6-2 11-9 29z"><text:p/></draw:path><draw:path draw:style-name="gr3" draw:text-style-name="P53" svg:width="0.13cm" svg:height="0.255cm" svg:x="1.444cm" svg:y="0.168cm" svg:viewBox="0 0 131 256" svg:d="M131 11c0-5-4-11-12-11-9 0-17 8-17 17 0 5 4 11 12 11s17-8 17-17zM67 211c-5 20-20 37-38 37-4 0-7 0-11-1 8-4 11-11 11-16 0-7-6-11-12-11-10 0-17 9-17 18 0 11 12 18 30 18s53-11 61-47l28-105c0-3 1-6 1-11 0-15-14-27-32-27-33 0-52 41-52 45s4 4 5 4c3 0 3-1 6-6 7-17 23-35 41-35 7 0 9 5 9 15 0 3-1 7-1 8z"><text:p/></draw:path><draw:path draw:style-name="gr3" draw:text-style-name="P53" svg:width="0.099cm" svg:height="0.42cm" svg:x="1.646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15.A1" office:value-type="string">
            <text:p text:style-name="P23"><text:span text:style-name="T8">e</text:span>lectionAdministratorState<text:span text:style-name="T8">s</text:span></text:p>
          </table:table-cell>
          <table:table-cell table:style-name="Tabelle15.C1" office:value-type="string">
            <text:p text:style-name="P23">votes</text:p>
          </table:table-cell>
        </table:table-row>
        <table:table-row table:style-name="Tabelle15.1">
          <table:table-cell table:style-name="Tabelle15.A1" office:value-type="string">
            <text:p text:style-name="P23"><draw:g text:anchor-type="as-char" svg:y="-0.318cm" draw:z-index="35" draw:style-name="gr1"><svg:title>TexMaths</svg:title><svg:desc>12§display§\boldsymbol{W}=(\omega_{ij})§svg§600§FALSE§</svg:desc><draw:polygon draw:style-name="gr2" draw:text-style-name="P52" svg:width="1.979cm" svg:height="0.436cm" svg:x="0cm" svg:y="0.001cm" svg:viewBox="0 0 1980 437" draw:points="990,437 0,437 0,0 1980,0 1980,437"><text:p/></draw:polygon><draw:path draw:style-name="gr3" draw:text-style-name="P53" svg:width="0.481cm" svg:height="0.296cm" svg:x="0.028cm" svg:y="0.011cm" svg:viewBox="0 0 482 297" svg:d="M433 36c5-8 11-16 37-16 5 0 12 0 12-13 0-3-2-7-7-7-11 0-24 1-36 1-15 0-32-1-48-1-3 0-12 0-12 12 0 8 7 8 11 8 1 0 18 0 30 4l-122 194-26-196c8-2 21-2 27-2 9 0 15 0 15-13 0 0 0-7-8-7-14 0-48 1-62 1-9 0-18 0-27 0-12 0-27-1-29-1s-10 0-10 12c0 8 7 8 13 8 7 0 15 0 20 0l6 43c0 2 0 2-3 6l-94 149-25-196c8-2 21-2 27-2 10 0 10-1 12-3 3-1 4-9 4-10 0 0 0-7-10-7-13 0-48 1-62 1-8 0-18 0-26 0-12 0-28-1-28-1-4 0-12 0-12 12 0 8 7 8 14 8 6 0 15 0 21 0l33 264c2 9 3 13 12 13 10 0 14-3 18-11l123-194 25 192c1 10 2 13 12 13s13-4 18-11z"><text:p/></draw:path><draw:path draw:style-name="gr3" draw:text-style-name="P53" svg:width="0.281cm" svg:height="0.098cm" svg:x="0.67cm" svg:y="0.145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cm" svg:x="1.133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53" svg:width="0.25cm" svg:height="0.191cm" svg:x="1.26cm" svg:y="0.128cm" svg:viewBox="0 0 251 192" svg:d="M251 30c0-19-7-30-17-30-11 0-22 10-22 20 0 4 2 9 6 12 8 8 15 18 15 36 0 17-7 41-21 61-13 18-28 33-49 33-24 0-37-16-41-39 5-10 15-38 15-50 0-5-3-10-7-10s-9 2-12 8c-5 8-10 36-10 51-14 20-31 40-58 40s-37-26-37-49c0-53 43-97 43-103 0-5-3-9-7-9-6 0-8 6-12 10-21 31-37 81-37 121 0 28 10 60 44 60 30 0 51-21 65-45 5 25 21 45 47 45 34 0 54-26 70-58 9-20 25-78 25-104z"><text:p/></draw:path><draw:path draw:style-name="gr3" draw:text-style-name="P53" svg:width="0.09cm" svg:height="0.199cm" svg:x="1.531cm" svg:y="0.168cm" svg:viewBox="0 0 91 200" svg:d="M83 11c0-5-4-11-12-11-9 0-17 7-17 17 0 5 4 11 12 11s17-9 17-17zM22 162c-2 3-3 7-3 13 0 13 12 25 29 25 30 0 43-42 43-46s-5-4-5-4c-4 0-4 2-6 6-7 22-20 36-32 36-6 0-7-5-7-11 0-7 2-12 5-19 3-9 6-16 9-24s13-34 15-37c1-4 2-8 2-10 0-14-12-25-29-25-30 0-43 41-43 45s5 4 5 4c5 0 5-1 6-5 7-25 20-36 31-36 5 0 8 3 8 11 0 6-2 11-9 29z"><text:p/></draw:path><draw:path draw:style-name="gr3" draw:text-style-name="P53" svg:width="0.13cm" svg:height="0.255cm" svg:x="1.637cm" svg:y="0.168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53" svg:width="0.099cm" svg:height="0.42cm" svg:x="1.838cm" svg:y="0.001cm" svg:viewBox="0 0 100 421" svg:d="M100 211c0-33-5-84-29-132-25-51-63-79-66-79-4 0-5 1-5 5 0 1 0 1 8 9 42 42 66 109 66 197 0 73-15 147-68 200-6 4-6 6-6 7 0 2 1 3 5 3 3 0 42-28 67-81 22-47 28-93 28-129z"><text:p/></draw:path></draw:g></text:p>
          </table:table-cell>
          <table:table-cell table:style-name="Tabelle15.A1" office:value-type="string">
            <text:p text:style-name="P46"><text:span text:style-name="T8">e</text:span>lectionAdministratorState<text:span text:style-name="T8">s</text:span></text:p>
          </table:table-cell>
          <table:table-cell table:style-name="Tabelle15.C1" office:value-type="string">
            <text:p text:style-name="P23">w_bold</text:p>
          </table:table-cell>
        </table:table-row>
        <table:table-row table:style-name="Tabelle15.1">
          <table:table-cell table:style-name="Tabelle15.A1" office:value-type="string">
            <text:p text:style-name="P30"><draw:g text:anchor-type="as-char" svg:y="-0.383cm" draw:z-index="36" draw:style-name="gr1"><svg:title>TexMaths</svg:title><svg:desc>12§display§\sigma^{tally}§svg§600§FALSE§</svg:desc><draw:polygon draw:style-name="gr2" draw:text-style-name="P52" svg:width="0.965cm" svg:height="0.379cm" svg:x="0cm" svg:y="0cm" svg:viewBox="0 0 966 380" draw:points="483,380 0,380 0,0 966,0 966,380"><text:p/></draw:polygon><draw:path draw:style-name="gr3" draw:text-style-name="P53" svg:width="0.223cm" svg:height="0.186cm" svg:x="0.016cm" svg:y="0.197cm" svg:viewBox="0 0 224 187" svg:d="M204 25c5 0 20 0 20-15 0-10-8-10-16-10h-96c-65 0-112 70-112 120 0 38 25 67 64 67 50 0 106-50 106-116 0-7 0-28-13-46zM64 179c-21 0-38-16-38-47 0-12 5-47 21-72 17-30 43-35 57-35 35 0 39 28 39 41 0 19-9 54-23 75-17 26-40 38-56 38z"><text:p/></draw:path><draw:path draw:style-name="gr3" draw:text-style-name="P53" svg:width="0.1cm" svg:height="0.187cm" svg:x="0.269cm" svg:y="0.02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53" svg:width="0.15cm" svg:height="0.133cm" svg:x="0.402cm" svg:y="0.075cm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53" svg:width="0.066cm" svg:height="0.208cm" svg:x="0.584cm" svg:y="0cm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53" svg:width="0.066cm" svg:height="0.208cm" svg:x="0.693cm" svg:y="0cm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53" svg:width="0.151cm" svg:height="0.191cm" svg:x="0.797cm" svg:y="0.075cm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5 32-13-4 16-7 29-19 43-9 10-21 19-36 19-3 0-16 0-22-9 16-3 16-17 16-17 0-10-9-11-12-11-7 0-17 6-17 19 0 16 14 27 35 27 30 0 67-24 77-61z"><text:p/></draw:path></draw:g></text:p>
          </table:table-cell>
          <table:table-cell table:style-name="Tabelle15.A1" office:value-type="string">
            <text:p text:style-name="P2"/>
          </table:table-cell>
          <table:table-cell table:style-name="Tabelle15.C1" office:value-type="string">
            <text:p text:style-name="P47">sigTally</text:p>
          </table:table-cell>
        </table:table-row>
        <table:table-row table:style-name="Tabelle15.1">
          <table:table-cell table:style-name="Tabelle15.A1" office:value-type="string">
            <text:p text:style-name="P32"><draw:g text:anchor-type="as-char" svg:y="-0.372cm" draw:z-index="37" draw:style-name="gr1"><svg:title>TexMaths</svg:title><svg:desc>12§display§\mathbf{s}_{mix}=(\sigma^{mix}_j)§svg§600§FALSE§</svg:desc><draw:polygon draw:style-name="gr2" draw:text-style-name="P52" svg:width="2.6cm" svg:height="0.531cm" svg:x="0cm" svg:y="0cm" svg:viewBox="0 0 2601 532" draw:points="1301,532 0,532 0,0 2601,0 2601,532"><text:p/></draw:polygon><draw:path draw:style-name="gr3" draw:text-style-name="P53" svg:width="0.16cm" svg:height="0.193cm" svg:x="0.016cm" svg:y="0.178cm" svg:viewBox="0 0 161 194" svg:d="M73 67c-15-2-43-7-43-27 0-27 40-27 48-27 31 0 48 13 50 36 0 6 0 8 10 8s10-2 10-11v-34c0-8 0-12-8-12-2 0-2 0-19 8-11-6-26-8-43-8-12 0-78 0-78 55 0 17 8 29 17 36 17 14 33 18 66 23 15 3 47 8 47 33 0 33-39 33-48 33-46 0-57-31-62-49-2-6-4-6-10-6-10 0-10 2-10 12v45c0 8 0 12 7 12 4 0 5 0 13-6 0 0 10-6 11-7 19 13 42 13 51 13 13 0 79 0 79-61 0-19-10-34-24-46-17-12-30-14-64-20z"><text:p/></draw:path><draw:path draw:style-name="gr3" draw:text-style-name="P53" svg:width="0.271cm" svg:height="0.133cm" svg:x="0.205cm" svg:y="0.303cm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draw:path draw:style-name="gr3" draw:text-style-name="P53" svg:width="0.09cm" svg:height="0.199cm" svg:x="0.504cm" svg:y="0.237cm" svg:viewBox="0 0 91 200" svg:d="M83 11c0-5-4-11-12-11-9 0-17 7-17 17 0 5 4 11 12 11s17-9 17-17zM22 162c-2 3-3 7-3 13 0 13 12 25 29 25 30 0 43-42 43-46s-5-4-5-4c-4 0-4 2-6 6-7 22-20 36-32 36-6 0-7-5-7-11 0-7 2-12 5-19 3-9 6-16 9-24 3-7 13-34 15-37 1-4 2-8 2-10 0-14-12-25-29-25-30 0-43 41-43 45s4 4 5 4c5 0 5-1 6-5 7-25 20-36 31-36 5 0 8 3 8 11 0 6-2 11-9 29z"><text:p/></draw:path><draw:path draw:style-name="gr3" draw:text-style-name="P53" svg:width="0.159cm" svg:height="0.133cm" svg:x="0.624cm" svg:y="0.303cm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53" svg:width="0.281cm" svg:height="0.098cm" svg:x="0.964cm" svg:y="0.214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1cm" svg:x="1.427cm" svg:y="0.053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53" svg:width="0.223cm" svg:height="0.186cm" svg:x="1.565cm" svg:y="0.187cm" svg:viewBox="0 0 224 187" svg:d="M204 25c5 0 20 0 20-15 0-10-8-10-16-10h-96c-65 0-112 69-112 120 0 38 25 67 64 67 50 0 106-50 106-116 0-8 0-28-13-46zM64 178c-21 0-38-15-38-46 0-12 5-47 21-72 17-30 43-35 57-35 35 0 39 28 39 41 0 19-9 54-23 75-17 25-40 37-56 37z"><text:p/></draw:path><draw:path draw:style-name="gr3" draw:text-style-name="P53" svg:width="0.271cm" svg:height="0.133cm" svg:x="1.818cm" svg:y="0.065cm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8-12 21-28 44-28 17 0 17 16 17 21 0 8-1 12-5 28z"><text:p/></draw:path><draw:path draw:style-name="gr3" draw:text-style-name="P53" svg:width="0.09cm" svg:height="0.199cm" svg:x="2.118cm" svg:y="0cm" svg:viewBox="0 0 91 200" svg:d="M83 11c0-5-4-11-12-11-9 0-17 7-17 17 0 5 4 11 12 11s17-9 17-17zM22 162c-2 3-3 7-3 13 0 13 12 25 29 25 30 0 43-42 43-46s-5-4-5-4c-4 0-4 2-6 6-7 22-20 36-32 36-6 0-7-5-7-11 0-7 2-12 5-19 3-9 6-16 9-24 3-7 13-34 15-37 1-4 2-8 2-10 0-14-12-25-29-25-30 0-43 41-43 45s5 4 5 4c5 0 5-1 6-5 7-25 20-36 31-36 5 0 8 3 8 11 0 6-2 11-9 29z"><text:p/></draw:path><draw:path draw:style-name="gr3" draw:text-style-name="P53" svg:width="0.159cm" svg:height="0.133cm" svg:x="2.238cm" svg:y="0.065cm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53" svg:width="0.13cm" svg:height="0.255cm" svg:x="1.789cm" svg:y="0.278cm" svg:viewBox="0 0 131 256" svg:d="M131 11c0-5-4-11-12-11-9 0-17 8-17 17 0 5 4 11 12 11s17-8 17-17zM67 211c-5 20-20 37-38 37-4 0-7 0-11-1 8-4 11-11 11-16 0-7-6-11-12-11-10 0-17 9-17 18 0 11 12 18 30 18s53-10 61-46l28-106c0-3 1-6 1-11 0-15-14-27-32-27-33 0-52 41-52 45s4 4 5 4c3 0 3-1 6-6 7-17 23-35 41-35 7 0 9 5 9 15 0 3-1 7-1 8z"><text:p/></draw:path><draw:path draw:style-name="gr3" draw:text-style-name="P53" svg:width="0.099cm" svg:height="0.421cm" svg:x="2.46cm" svg:y="0.053cm" svg:viewBox="0 0 100 422" svg:d="M100 211c0-33-5-84-29-132-25-51-63-79-66-79-4 0-5 1-5 5 0 1 0 1 8 9 42 42 66 109 66 197 0 73-15 147-68 200-6 5-6 6-6 7 0 2 1 4 5 4 3 0 42-29 67-82 22-47 28-93 28-129z"><text:p/></draw:path></draw:g></text:p>
          </table:table-cell>
          <table:table-cell table:style-name="Tabelle15.A1" office:value-type="string">
            <text:p text:style-name="P2"/>
          </table:table-cell>
          <table:table-cell table:style-name="Tabelle15.C1" office:value-type="string">
            <text:p text:style-name="P47">sigMix</text:p>
          </table:table-cell>
        </table:table-row>
        <table:table-row table:style-name="Tabelle15.1">
          <table:table-cell table:style-name="Tabelle15.A1" office:value-type="string">
            <text:p text:style-name="P32"><draw:g text:anchor-type="as-char" svg:y="-0.381cm" draw:z-index="38" draw:style-name="gr1"><svg:title>TexMaths</svg:title><svg:desc>12§display§\mathbf{s}_{dec}=(\sigma^{dec}_j)§svg§600§FALSE§</svg:desc><draw:polygon draw:style-name="gr2" draw:text-style-name="P52" svg:width="2.351cm" svg:height="0.541cm" svg:x="0cm" svg:y="0cm" svg:viewBox="0 0 2352 542" draw:points="1177,542 0,542 0,0 2352,0 2352,542"><text:p/></draw:polygon><draw:path draw:style-name="gr3" draw:text-style-name="P53" svg:width="0.16cm" svg:height="0.193cm" svg:x="0.016cm" svg:y="0.188cm" svg:viewBox="0 0 161 194" svg:d="M73 67c-15-2-43-7-43-27 0-27 40-27 48-27 31 0 48 13 50 36 0 6 0 9 10 9s10-3 10-12v-34c0-8 0-12-8-12-2 0-2 0-19 8-11-6-26-8-43-8-12 0-78 0-78 55 0 17 8 29 17 36 17 14 33 18 66 23 15 3 47 8 47 33 0 33-39 33-48 33-46 0-57-31-62-49-2-6-4-6-10-6-10 0-10 2-10 12v45c0 9 0 12 7 12 4 0 5 0 13-6 0 0 10-6 11-7 19 13 42 13 51 13 13 0 79 0 79-61 0-19-10-34-24-46-17-11-30-14-64-20z"><text:p/></draw:path><draw:path draw:style-name="gr3" draw:text-style-name="P53" svg:width="0.151cm" svg:height="0.208cm" svg:x="0.209cm" svg:y="0.237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9 0-10-6-10-14 0-6 0-9 1-12zM89 169c-3 8-10 14-16 19-2 3-14 12-27 12-11 0-22-7-22-29 0-15 8-48 16-60 13-24 28-27 37-27 20 0 26 21 26 25 0 1 0 4-1 5z"><text:p/></draw:path><draw:path draw:style-name="gr3" draw:text-style-name="P53" svg:width="0.126cm" svg:height="0.133cm" svg:x="0.386cm" svg:y="0.312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53" svg:width="0.129cm" svg:height="0.133cm" svg:x="0.545cm" svg:y="0.312cm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53" svg:width="0.281cm" svg:height="0.098cm" svg:x="0.84cm" svg:y="0.224cm" svg:viewBox="0 0 282 99" svg:d="M268 17c6 0 14 0 14-9 0-8-8-8-14-8h-254c-6 0-14 0-14 8 0 9 8 9 14 9zM268 99c6 0 14 0 14-8s-8-8-14-8h-254c-6 0-14 0-14 8s8 8 14 8z"><text:p/></draw:path><draw:path draw:style-name="gr3" draw:text-style-name="P53" svg:width="0.099cm" svg:height="0.421cm" svg:x="1.303cm" svg:y="0.062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53" svg:width="0.223cm" svg:height="0.186cm" svg:x="1.441cm" svg:y="0.197cm" svg:viewBox="0 0 224 187" svg:d="M204 25c5 0 20 0 20-15 0-10-8-10-16-10h-96c-65 0-112 70-112 120 0 38 25 67 64 67 50 0 106-50 106-116 0-7 0-28-13-46zM64 179c-21 0-38-16-38-47 0-12 5-47 21-72 17-30 43-35 57-35 35 0 39 28 39 41 0 19-9 54-23 75-17 26-40 38-56 38z"><text:p/></draw:path><draw:path draw:style-name="gr3" draw:text-style-name="P53" svg:width="0.151cm" svg:height="0.208cm" svg:x="1.699cm" svg:y="0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4 28-27 37-27 20 0 26 21 26 25 0 1 0 4-1 5z"><text:p/></draw:path><draw:path draw:style-name="gr3" draw:text-style-name="P53" svg:width="0.126cm" svg:height="0.133cm" svg:x="1.876cm" svg:y="0.074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53" svg:width="0.129cm" svg:height="0.133cm" svg:x="2.035cm" svg:y="0.074cm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53" svg:width="0.13cm" svg:height="0.255cm" svg:x="1.665cm" svg:y="0.288cm" svg:viewBox="0 0 131 256" svg:d="M131 11c0-5-4-11-12-11-9 0-17 8-17 17 0 5 4 11 12 11s17-8 17-17zM67 211c-5 20-20 37-38 37-4 0-7 0-11-1 8-4 11-11 11-16 0-7-6-10-12-10-10 0-17 8-17 17 0 11 12 18 30 18 17 0 53-10 61-46l28-106c0-3 1-6 1-11 0-15-14-27-32-27-33 0-52 41-52 45s4 4 5 4c3 0 3-1 6-6 7-17 23-35 39-35 9 0 11 5 11 15 0 3-1 7-1 8z"><text:p/></draw:path><draw:path draw:style-name="gr3" draw:text-style-name="P53" svg:width="0.099cm" svg:height="0.421cm" svg:x="2.212cm" svg:y="0.062cm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elle15.A1" office:value-type="string">
            <text:p text:style-name="P2"/>
          </table:table-cell>
          <table:table-cell table:style-name="Tabelle15.C1" office:value-type="string">
            <text:p text:style-name="P47">sigDec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text-properties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4:36.782000000</meta:creation-date>
    <dc:date>2018-10-19T16:49:35.021000000</dc:date>
    <meta:editing-duration>PT2H40M58S</meta:editing-duration>
    <meta:editing-cycles>4</meta:editing-cycles>
    <meta:generator>LibreOffice/6.1.0.3$Windows_X86_64 LibreOffice_project/efb621ed25068d70781dc026f7e9c5187a4decd1</meta:generator>
    <meta:document-statistic meta:table-count="12" meta:image-count="0" meta:object-count="0" meta:page-count="2" meta:paragraph-count="116" meta:word-count="85" meta:character-count="1332" meta:non-whitespace-character-count="1321"/>
  </office:meta>
</office:document-meta>
</file>